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111.8pt"/>
    </style:style>
    <style:style style:name="co3" style:family="table-column">
      <style:table-column-properties fo:break-before="auto" style:column-width="83.51pt"/>
    </style:style>
    <style:style style:name="co4" style:family="table-column">
      <style:table-column-properties fo:break-before="auto" style:column-width="9.41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09.25pt"/>
    </style:style>
    <style:style style:name="co7" style:family="table-column">
      <style:table-column-properties fo:break-before="auto" style:column-width="53.49pt"/>
    </style:style>
    <style:style style:name="co8" style:family="table-column">
      <style:table-column-properties fo:break-before="auto" style:column-width="8.56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67.66pt"/>
    </style:style>
    <style:style style:name="co11" style:family="table-column">
      <style:table-column-properties fo:break-before="auto" style:column-width="64.46pt"/>
    </style:style>
    <style:style style:name="co12" style:family="table-column">
      <style:table-column-properties fo:break-before="auto" style:column-width="12.3pt"/>
    </style:style>
    <style:style style:name="co13" style:family="table-column">
      <style:table-column-properties fo:break-before="auto" style:column-width="113.7pt"/>
    </style:style>
    <style:style style:name="co14" style:family="table-column">
      <style:table-column-properties fo:break-before="auto" style:column-width="108.14pt"/>
    </style:style>
    <style:style style:name="co15" style:family="table-column">
      <style:table-column-properties fo:break-before="auto" style:column-width="104.29pt"/>
    </style:style>
    <style:style style:name="co16" style:family="table-column">
      <style:table-column-properties fo:break-before="auto" style:column-width="61.85pt"/>
    </style:style>
    <style:style style:name="co17" style:family="table-column">
      <style:table-column-properties fo:break-before="auto" style:column-width="99.16pt"/>
    </style:style>
    <style:style style:name="co18" style:family="table-column">
      <style:table-column-properties fo:break-before="auto" style:column-width="97.91pt"/>
    </style:style>
    <style:style style:name="co19" style:family="table-column">
      <style:table-column-properties fo:break-before="auto" style:column-width="95.95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fo:background-color="#87d1d1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f9ae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61"/>
    <style:style style:name="ce11" style:family="table-cell" style:parent-style-name="Default" style:data-style-name="N61">
      <style:table-cell-properties fo:background-color="#999999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add58a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7"/>
        <table:table-column table:style-name="co5" table:number-columns-repeated="2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7"/>
        <table:table-column table:style-name="co5" table:default-cell-style-name="ce3"/>
        <table:table-column table:style-name="co6" table:number-columns-repeated="5" table:default-cell-style-name="ce3"/>
        <table:table-column table:style-name="co9" table:number-columns-repeated="1006" table:default-cell-style-name="ce3"/>
        <table:table-row table:style-name="ro1">
          <table:table-cell table:style-name="ce1" office:value-type="string" calcext:value-type="string">
            <text:p>Tag ID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Rotation (Z)</text:p>
          </table:table-cell>
          <table:table-cell table:style-name="ce1" office:value-type="string" calcext:value-type="string">
            <text:p>Rotation (Y)</text:p>
          </table:table-cell>
          <table:table-cell table:style-name="ce1"/>
          <table:table-cell table:style-name="ce9" office:value-type="string" calcext:value-type="string" table:number-columns-spanned="6" table:number-rows-spanned="1">
            <text:p>Position Values (metres)</text:p>
          </table:table-cell>
          <table:covered-table-cell table:number-columns-repeated="5" table:style-name="ce1"/>
          <table:table-cell table:style-name="ce1"/>
          <table:table-cell table:style-name="ce9" office:value-type="string" calcext:value-type="string" table:number-columns-spanned="6" table:number-rows-spanned="1">
            <text:p>Orientation Values (radians)</text:p>
          </table:table-cell>
          <table:covered-table-cell table:number-columns-repeated="5" table:style-name="ce1"/>
          <table:table-cell table:style-name="ce12" table:number-columns-repeated="1006"/>
        </table:table-row>
        <table:table-row table:style-name="ro2">
          <table:table-cell table:style-name="ce2"/>
          <table:table-cell table:style-name="ce2" office:value-type="string" calcext:value-type="string">
            <text:p>Feet/Metre</text:p>
          </table:table-cell>
          <table:table-cell table:number-columns-repeated="2" table:style-name="ce2" office:value-type="string" calcext:value-type="string">
            <text:p>Degree/Radian</text:p>
          </table:table-cell>
          <table:table-cell table:style-name="ce6"/>
          <table:table-cell table:style-name="ce2" office:value-type="string" calcext:value-type="string">
            <text:p>Mx</text:p>
          </table:table-cell>
          <table:table-cell table:style-name="ce2" office:value-type="string" calcext:value-type="string">
            <text:p>My</text:p>
          </table:table-cell>
          <table:table-cell table:style-name="ce2" office:value-type="string" calcext:value-type="string">
            <text:p>Mz</text:p>
          </table:table-cell>
          <table:table-cell table:style-name="ce2" office:value-type="string" calcext:value-type="string">
            <text:p>Sdx</text:p>
          </table:table-cell>
          <table:table-cell table:style-name="ce2" office:value-type="string" calcext:value-type="string">
            <text:p>Sdy</text:p>
          </table:table-cell>
          <table:table-cell table:style-name="ce2" office:value-type="string" calcext:value-type="string">
            <text:p>Sdz</text:p>
          </table:table-cell>
          <table:table-cell table:style-name="ce6"/>
          <table:table-cell table:style-name="ce2" office:value-type="string" calcext:value-type="string">
            <text:p>M<text:span text:style-name="T1">θx</text:span></text:p>
          </table:table-cell>
          <table:table-cell table:style-name="ce2" office:value-type="string" calcext:value-type="string">
            <text:p><text:span text:style-name="T2">Mθy</text:span></text:p>
          </table:table-cell>
          <table:table-cell table:style-name="ce2" office:value-type="string" calcext:value-type="string">
            <text:p><text:span text:style-name="T2">Mθz</text:span></text:p>
          </table:table-cell>
          <table:table-cell table:style-name="ce2" office:value-type="string" calcext:value-type="string">
            <text:p><text:span text:style-name="T2">Sdθx</text:span></text:p>
          </table:table-cell>
          <table:table-cell table:style-name="ce2" office:value-type="string" calcext:value-type="string">
            <text:p><text:span text:style-name="T2">Sdθy</text:span></text:p>
          </table:table-cell>
          <table:table-cell table:style-name="ce2" office:value-type="string" calcext:value-type="string">
            <text:p><text:span text:style-name="T2">Sdθz</text:span>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4"/>
          <table:table-cell table:style-name="ce6"/>
          <table:table-cell table:style-name="ce2" table:number-columns-repeated="6"/>
          <table:table-cell table:style-name="ce6"/>
          <table:table-cell table:style-name="ce2" table:number-columns-repeated="1012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1 feet/ 0.305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8" office:value-type="string" calcext:value-type="string">
            <text:p><text:span text:style-name="T1">0°</text:span>/0 rad</text:p>
          </table:table-cell>
          <table:table-cell/>
          <table:table-cell office:value-type="float" office:value="0.00287631470816321" calcext:value-type="float">
            <text:p>0.002876314708163</text:p>
          </table:table-cell>
          <table:table-cell office:value-type="float" office:value="-0.0628341708979304" calcext:value-type="float">
            <text:p>-0.06283417089793</text:p>
          </table:table-cell>
          <table:table-cell table:style-name="ce4" office:value-type="float" office:value="0.31584980205837" calcext:value-type="float">
            <text:p>0.31584980205837</text:p>
          </table:table-cell>
          <table:table-cell table:style-name="ce10" office:value-type="float" office:value="0.00000508613415503231" calcext:value-type="float">
            <text:p>5.09E-06</text:p>
          </table:table-cell>
          <table:table-cell table:style-name="ce10" office:value-type="float" office:value="0.00000574578433239822" calcext:value-type="float">
            <text:p>5.75E-06</text:p>
          </table:table-cell>
          <table:table-cell table:style-name="ce10" office:value-type="float" office:value="0.000026379699813849" calcext:value-type="float">
            <text:p>2.64E-05</text:p>
          </table:table-cell>
          <table:table-cell table:style-name="ce11"/>
          <table:table-cell office:value-type="float" office:value="-0.162751349504491" calcext:value-type="float">
            <text:p>-0.162751349504491</text:p>
          </table:table-cell>
          <table:table-cell office:value-type="float" office:value="0.00993467457156473" calcext:value-type="float">
            <text:p>0.009934674571565</text:p>
          </table:table-cell>
          <table:table-cell table:style-name="ce5" office:value-type="float" office:value="0.019918783006165" calcext:value-type="float">
            <text:p>0.019918783006165</text:p>
          </table:table-cell>
          <table:table-cell office:value-type="float" office:value="0.000393430164662168" calcext:value-type="float">
            <text:p>0.000393430164662</text:p>
          </table:table-cell>
          <table:table-cell office:value-type="float" office:value="0.000645097748748113" calcext:value-type="float">
            <text:p>0.000645097748748</text:p>
          </table:table-cell>
          <table:table-cell office:value-type="float" office:value="0.000107212078951564" calcext:value-type="float">
            <text:p>0.000107212078952</text:p>
          </table:table-cell>
          <table:table-cell table:number-columns-repeated="1006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2 feet/ 0.6096 ~0.61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8" office:value-type="string" calcext:value-type="string">
            <text:p><text:span text:style-name="T1">0°</text:span>/0 rad</text:p>
          </table:table-cell>
          <table:table-cell/>
          <table:table-cell office:value-type="float" office:value="0.00547954921388029" calcext:value-type="float">
            <text:p>0.00547954921388</text:p>
          </table:table-cell>
          <table:table-cell office:value-type="float" office:value="-0.0555836073849226" calcext:value-type="float">
            <text:p>-0.055583607384923</text:p>
          </table:table-cell>
          <table:table-cell table:style-name="ce4" office:value-type="float" office:value="0.615412864765583" calcext:value-type="float">
            <text:p>0.615412864765583</text:p>
          </table:table-cell>
          <table:table-cell table:style-name="ce10" office:value-type="float" office:value="0.0000138369606028073" calcext:value-type="float">
            <text:p>1.38E-05</text:p>
          </table:table-cell>
          <table:table-cell table:style-name="ce10" office:value-type="float" office:value="0.0000141431934602997" calcext:value-type="float">
            <text:p>1.41E-05</text:p>
          </table:table-cell>
          <table:table-cell office:value-type="float" office:value="0.000168160756822614" calcext:value-type="float">
            <text:p>0.000168160756823</text:p>
          </table:table-cell>
          <table:table-cell/>
          <table:table-cell office:value-type="float" office:value="-0.100287244623969" calcext:value-type="float">
            <text:p>-0.100287244623969</text:p>
          </table:table-cell>
          <table:table-cell office:value-type="float" office:value="0.013684675624092" calcext:value-type="float">
            <text:p>0.013684675624092</text:p>
          </table:table-cell>
          <table:table-cell table:style-name="ce5" office:value-type="float" office:value="0.0175856169970029" calcext:value-type="float">
            <text:p>0.017585616997003</text:p>
          </table:table-cell>
          <table:table-cell office:value-type="float" office:value="0.00221350894048011" calcext:value-type="float">
            <text:p>0.00221350894048</text:p>
          </table:table-cell>
          <table:table-cell office:value-type="float" office:value="0.00337337778679956" calcext:value-type="float">
            <text:p>0.0033733777868</text:p>
          </table:table-cell>
          <table:table-cell office:value-type="float" office:value="0.000278001674286412" calcext:value-type="float">
            <text:p>0.000278001674286</text:p>
          </table:table-cell>
          <table:table-cell table:number-columns-repeated="1006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3 feet/ 0.914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8" office:value-type="string" calcext:value-type="string">
            <text:p><text:span text:style-name="T1">0°</text:span>/0 rad</text:p>
          </table:table-cell>
          <table:table-cell/>
          <table:table-cell office:value-type="float" office:value="0.00868798361126237" calcext:value-type="float">
            <text:p>0.008687983611262</text:p>
          </table:table-cell>
          <table:table-cell office:value-type="float" office:value="-0.04802214796109" calcext:value-type="float">
            <text:p>-0.04802214796109</text:p>
          </table:table-cell>
          <table:table-cell table:style-name="ce4" office:value-type="float" office:value="0.916536708974882" calcext:value-type="float">
            <text:p>0.916536708974882</text:p>
          </table:table-cell>
          <table:table-cell table:style-name="ce10" office:value-type="float" office:value="0.0000241103687142132" calcext:value-type="float">
            <text:p>2.41E-05</text:p>
          </table:table-cell>
          <table:table-cell table:style-name="ce10" office:value-type="float" office:value="0.0000259295341161371" calcext:value-type="float">
            <text:p>2.59E-05</text:p>
          </table:table-cell>
          <table:table-cell office:value-type="float" office:value="0.000633710712108484" calcext:value-type="float">
            <text:p>0.000633710712108</text:p>
          </table:table-cell>
          <table:table-cell/>
          <table:table-cell office:value-type="float" office:value="-0.0827356743020323" calcext:value-type="float">
            <text:p>-0.082735674302032</text:p>
          </table:table-cell>
          <table:table-cell office:value-type="float" office:value="0.0325354949559759" calcext:value-type="float">
            <text:p>0.032535494955976</text:p>
          </table:table-cell>
          <table:table-cell table:style-name="ce5" office:value-type="float" office:value="0.0167780131105028" calcext:value-type="float">
            <text:p>0.016778013110503</text:p>
          </table:table-cell>
          <table:table-cell office:value-type="float" office:value="0.0084496232334311" calcext:value-type="float">
            <text:p>0.008449623233431</text:p>
          </table:table-cell>
          <table:table-cell office:value-type="float" office:value="0.00930193303572193" calcext:value-type="float">
            <text:p>0.009301933035722</text:p>
          </table:table-cell>
          <table:table-cell office:value-type="float" office:value="0.000485552492729795" calcext:value-type="float">
            <text:p>0.00048555249273</text:p>
          </table:table-cell>
          <table:table-cell table:number-columns-repeated="1006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4 feet/ 1.219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8" office:value-type="string" calcext:value-type="string">
            <text:p><text:span text:style-name="T1">0°</text:span>/0 rad</text:p>
          </table:table-cell>
          <table:table-cell/>
          <table:table-cell office:value-type="float" office:value="0.0119055906542713" calcext:value-type="float">
            <text:p>0.011905590654271</text:p>
          </table:table-cell>
          <table:table-cell office:value-type="float" office:value="-0.040484046393842" calcext:value-type="float">
            <text:p>-0.040484046393842</text:p>
          </table:table-cell>
          <table:table-cell table:style-name="ce4" office:value-type="float" office:value="1.21306696206248" calcext:value-type="float">
            <text:p>1.21306696206248</text:p>
          </table:table-cell>
          <table:table-cell table:style-name="ce10" office:value-type="float" office:value="0.0000309146598473989" calcext:value-type="float">
            <text:p>3.09E-05</text:p>
          </table:table-cell>
          <table:table-cell table:style-name="ce10" office:value-type="float" office:value="0.0000224071492388755" calcext:value-type="float">
            <text:p>2.24E-05</text:p>
          </table:table-cell>
          <table:table-cell office:value-type="float" office:value="0.00083000262292927" calcext:value-type="float">
            <text:p>0.000830002622929</text:p>
          </table:table-cell>
          <table:table-cell/>
          <table:table-cell office:value-type="float" office:value="-0.0509767395593199" calcext:value-type="float">
            <text:p>-0.05097673955932</text:p>
          </table:table-cell>
          <table:table-cell office:value-type="float" office:value="0.0215258453056903" calcext:value-type="float">
            <text:p>0.02152584530569</text:p>
          </table:table-cell>
          <table:table-cell table:style-name="ce5" office:value-type="float" office:value="0.0158272226058384" calcext:value-type="float">
            <text:p>0.015827222605838</text:p>
          </table:table-cell>
          <table:table-cell office:value-type="float" office:value="0.0145496658264729" calcext:value-type="float">
            <text:p>0.014549665826473</text:p>
          </table:table-cell>
          <table:table-cell office:value-type="float" office:value="0.017121731353394" calcext:value-type="float">
            <text:p>0.017121731353394</text:p>
          </table:table-cell>
          <table:table-cell office:value-type="float" office:value="0.000473258042104219" calcext:value-type="float">
            <text:p>0.000473258042104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1 feet/ 0.305m</text:p>
          </table:table-cell>
          <table:table-cell table:style-name="ce5" office:value-type="string" calcext:value-type="string">
            <text:p>45<text:span text:style-name="T1">°</text:span>/0.785 rad</text:p>
          </table:table-cell>
          <table:table-cell table:style-name="ce8" office:value-type="string" calcext:value-type="string">
            <text:p><text:span text:style-name="T1">0°</text:span>/0 rad</text:p>
          </table:table-cell>
          <table:table-cell/>
          <table:table-cell office:value-type="float" office:value="-0.120299010777238" calcext:value-type="float">
            <text:p>-0.120299010777238</text:p>
          </table:table-cell>
          <table:table-cell office:value-type="float" office:value="-0.0657340537840767" calcext:value-type="float">
            <text:p>-0.065734053784077</text:p>
          </table:table-cell>
          <table:table-cell table:style-name="ce4" office:value-type="float" office:value="0.332813417705133" calcext:value-type="float">
            <text:p>0.332813417705133</text:p>
          </table:table-cell>
          <table:table-cell table:style-name="ce10" office:value-type="float" office:value="0.0000100970694818634" calcext:value-type="float">
            <text:p>1.01E-05</text:p>
          </table:table-cell>
          <table:table-cell table:style-name="ce10" office:value-type="float" office:value="0.00000678413573481376" calcext:value-type="float">
            <text:p>6.78E-06</text:p>
          </table:table-cell>
          <table:table-cell table:style-name="ce10" office:value-type="float" office:value="0.0000310661362942524" calcext:value-type="float">
            <text:p>3.11E-05</text:p>
          </table:table-cell>
          <table:table-cell/>
          <table:table-cell office:value-type="float" office:value="-0.0649010313856375" calcext:value-type="float">
            <text:p>-0.064901031385638</text:p>
          </table:table-cell>
          <table:table-cell office:value-type="float" office:value="0.275898217109648" calcext:value-type="float">
            <text:p>0.275898217109648</text:p>
          </table:table-cell>
          <table:table-cell table:style-name="ce5" office:value-type="float" office:value="0.79160227719907" calcext:value-type="float">
            <text:p>0.79160227719907</text:p>
          </table:table-cell>
          <table:table-cell office:value-type="float" office:value="0.000297447671343473" calcext:value-type="float">
            <text:p>0.000297447671343</text:p>
          </table:table-cell>
          <table:table-cell office:value-type="float" office:value="0.000221149042699495" calcext:value-type="float">
            <text:p>0.000221149042699</text:p>
          </table:table-cell>
          <table:table-cell office:value-type="float" office:value="0.000109485089829941" calcext:value-type="float">
            <text:p>0.00010948508983</text:p>
          </table:table-cell>
          <table:table-cell table:number-columns-repeated="1006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2 feet/ 0.6096 ~0.61m</text:p>
          </table:table-cell>
          <table:table-cell table:style-name="ce5" office:value-type="string" calcext:value-type="string">
            <text:p>45<text:span text:style-name="T1">°</text:span>/0.785 rad</text:p>
          </table:table-cell>
          <table:table-cell table:style-name="ce8" office:value-type="string" calcext:value-type="string">
            <text:p><text:span text:style-name="T1">0°</text:span>/0 rad</text:p>
          </table:table-cell>
          <table:table-cell/>
          <table:table-cell office:value-type="float" office:value="-0.117961595249187" calcext:value-type="float">
            <text:p>-0.117961595249187</text:p>
          </table:table-cell>
          <table:table-cell office:value-type="float" office:value="-0.0584754702716942" calcext:value-type="float">
            <text:p>-0.058475470271694</text:p>
          </table:table-cell>
          <table:table-cell table:style-name="ce4" office:value-type="float" office:value="0.626468867440672" calcext:value-type="float">
            <text:p>0.626468867440672</text:p>
          </table:table-cell>
          <table:table-cell table:style-name="ce10" office:value-type="float" office:value="0.0000304439645163803" calcext:value-type="float">
            <text:p>3.04E-05</text:p>
          </table:table-cell>
          <table:table-cell table:style-name="ce10" office:value-type="float" office:value="0.0000192685792063495" calcext:value-type="float">
            <text:p>1.93E-05</text:p>
          </table:table-cell>
          <table:table-cell office:value-type="float" office:value="0.00017421887970969" calcext:value-type="float">
            <text:p>0.00017421887971</text:p>
          </table:table-cell>
          <table:table-cell/>
          <table:table-cell office:value-type="float" office:value="-0.0498537530517769" calcext:value-type="float">
            <text:p>-0.049853753051777</text:p>
          </table:table-cell>
          <table:table-cell office:value-type="float" office:value="0.164728866771338" calcext:value-type="float">
            <text:p>0.164728866771338</text:p>
          </table:table-cell>
          <table:table-cell table:style-name="ce5" office:value-type="float" office:value="0.795962602893098" calcext:value-type="float">
            <text:p>0.795962602893098</text:p>
          </table:table-cell>
          <table:table-cell office:value-type="float" office:value="0.00159544639801562" calcext:value-type="float">
            <text:p>0.001595446398016</text:p>
          </table:table-cell>
          <table:table-cell office:value-type="float" office:value="0.00141548659153991" calcext:value-type="float">
            <text:p>0.00141548659154</text:p>
          </table:table-cell>
          <table:table-cell office:value-type="float" office:value="0.000304297177286725" calcext:value-type="float">
            <text:p>0.000304297177287</text:p>
          </table:table-cell>
          <table:table-cell table:number-columns-repeated="1006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3 feet/ 0.914m</text:p>
          </table:table-cell>
          <table:table-cell table:style-name="ce5" office:value-type="string" calcext:value-type="string">
            <text:p>46°/0.785 rad</text:p>
          </table:table-cell>
          <table:table-cell table:style-name="ce8" office:value-type="string" calcext:value-type="string">
            <text:p><text:span text:style-name="T1">0°</text:span>/0 rad</text:p>
          </table:table-cell>
          <table:table-cell/>
          <table:table-cell office:value-type="float" office:value="-0.114689330033231" calcext:value-type="float">
            <text:p>-0.114689330033231</text:p>
          </table:table-cell>
          <table:table-cell office:value-type="float" office:value="-0.0504488755589701" calcext:value-type="float">
            <text:p>-0.05044887555897</text:p>
          </table:table-cell>
          <table:table-cell table:style-name="ce4" office:value-type="float" office:value="0.923564846736968" calcext:value-type="float">
            <text:p>0.923564846736968</text:p>
          </table:table-cell>
          <table:table-cell office:value-type="float" office:value="0.000102961532102198" calcext:value-type="float">
            <text:p>0.000102961532102</text:p>
          </table:table-cell>
          <table:table-cell table:style-name="ce10" office:value-type="float" office:value="0.0000607919026464365" calcext:value-type="float">
            <text:p>6.08E-05</text:p>
          </table:table-cell>
          <table:table-cell office:value-type="float" office:value="0.000903803428401887" calcext:value-type="float">
            <text:p>0.000903803428402</text:p>
          </table:table-cell>
          <table:table-cell/>
          <table:table-cell office:value-type="float" office:value="-0.0450727904867607" calcext:value-type="float">
            <text:p>-0.045072790486761</text:p>
          </table:table-cell>
          <table:table-cell office:value-type="float" office:value="0.133280317895453" calcext:value-type="float">
            <text:p>0.133280317895453</text:p>
          </table:table-cell>
          <table:table-cell table:style-name="ce5" office:value-type="float" office:value="0.798453398367433" calcext:value-type="float">
            <text:p>0.798453398367433</text:p>
          </table:table-cell>
          <table:table-cell office:value-type="float" office:value="0.00603427641021885" calcext:value-type="float">
            <text:p>0.006034276410219</text:p>
          </table:table-cell>
          <table:table-cell office:value-type="float" office:value="0.00616899440206623" calcext:value-type="float">
            <text:p>0.006168994402066</text:p>
          </table:table-cell>
          <table:table-cell office:value-type="float" office:value="0.00081665111495998" calcext:value-type="float">
            <text:p>0.00081665111496</text:p>
          </table:table-cell>
          <table:table-cell table:number-columns-repeated="1006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4 feet/ 1.219m</text:p>
          </table:table-cell>
          <table:table-cell table:style-name="ce5" office:value-type="string" calcext:value-type="string">
            <text:p>46°/0.785 rad</text:p>
          </table:table-cell>
          <table:table-cell table:style-name="ce8" office:value-type="string" calcext:value-type="string">
            <text:p><text:span text:style-name="T1">0°</text:span>/0 rad</text:p>
          </table:table-cell>
          <table:table-cell/>
          <table:table-cell office:value-type="float" office:value="-0.110831928573528" calcext:value-type="float">
            <text:p>-0.110831928573528</text:p>
          </table:table-cell>
          <table:table-cell office:value-type="float" office:value="-0.0422741688525662" calcext:value-type="float">
            <text:p>-0.042274168852566</text:p>
          </table:table-cell>
          <table:table-cell table:style-name="ce4" office:value-type="float" office:value="1.21664964188545" calcext:value-type="float">
            <text:p>1.21664964188545</text:p>
          </table:table-cell>
          <table:table-cell office:value-type="float" office:value="0.000150592130513078" calcext:value-type="float">
            <text:p>0.000150592130513</text:p>
          </table:table-cell>
          <table:table-cell table:style-name="ce10" office:value-type="float" office:value="0.0000673031233012269" calcext:value-type="float">
            <text:p>6.73E-05</text:p>
          </table:table-cell>
          <table:table-cell office:value-type="float" office:value="0.00182931246127553" calcext:value-type="float">
            <text:p>0.001829312461276</text:p>
          </table:table-cell>
          <table:table-cell/>
          <table:table-cell office:value-type="float" office:value="-0.0592596440584572" calcext:value-type="float">
            <text:p>-0.059259644058457</text:p>
          </table:table-cell>
          <table:table-cell office:value-type="float" office:value="0.0993093725266581" calcext:value-type="float">
            <text:p>0.099309372526658</text:p>
          </table:table-cell>
          <table:table-cell table:style-name="ce5" office:value-type="float" office:value="0.795517770357994" calcext:value-type="float">
            <text:p>0.795517770357994</text:p>
          </table:table-cell>
          <table:table-cell office:value-type="float" office:value="0.00845107692223977" calcext:value-type="float">
            <text:p>0.00845107692224</text:p>
          </table:table-cell>
          <table:table-cell office:value-type="float" office:value="0.0139928601039307" calcext:value-type="float">
            <text:p>0.013992860103931</text:p>
          </table:table-cell>
          <table:table-cell office:value-type="float" office:value="0.000844173762481114" calcext:value-type="float">
            <text:p>0.000844173762481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1 feet/ 0.305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18" office:value-type="string" calcext:value-type="string">
            <text:p><text:span text:style-name="T1">-15°</text:span>/-0.262 rad</text:p>
          </table:table-cell>
          <table:table-cell table:number-columns-repeated="1020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2 feet/ 0.6096 ~0.61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18" office:value-type="string" calcext:value-type="string">
            <text:p><text:span text:style-name="T1">-15°</text:span>/-0.262 rad</text:p>
          </table:table-cell>
          <table:table-cell/>
          <table:table-cell office:value-type="float" office:value="0.0291363600900332" calcext:value-type="float">
            <text:p>0.029136360090033</text:p>
          </table:table-cell>
          <table:table-cell office:value-type="float" office:value="-0.0845412674071575" calcext:value-type="float">
            <text:p>-0.084541267407158</text:p>
          </table:table-cell>
          <table:table-cell office:value-type="float" office:value="0.622266362209678" calcext:value-type="float">
            <text:p>0.622266362209678</text:p>
          </table:table-cell>
          <table:table-cell table:style-name="ce10" office:value-type="float" office:value="0.0000187212485920759" calcext:value-type="float">
            <text:p>1.87E-05</text:p>
          </table:table-cell>
          <table:table-cell table:style-name="ce10" office:value-type="float" office:value="0.0000277790163481272" calcext:value-type="float">
            <text:p>2.78E-05</text:p>
          </table:table-cell>
          <table:table-cell office:value-type="float" office:value="0.000195076235549638" calcext:value-type="float">
            <text:p>0.00019507623555</text:p>
          </table:table-cell>
          <table:table-cell/>
          <table:table-cell office:value-type="float" office:value="-0.0383402554690021" calcext:value-type="float">
            <text:p>-0.038340255469002</text:p>
          </table:table-cell>
          <table:table-cell table:style-name="ce24" office:value-type="float" office:value="-0.241802859830098" calcext:value-type="float">
            <text:p>-0.241802859830098</text:p>
          </table:table-cell>
          <table:table-cell table:style-name="Default" office:value-type="float" office:value="0.0304162524761983" calcext:value-type="float">
            <text:p>0.030416252476198</text:p>
          </table:table-cell>
          <table:table-cell office:value-type="float" office:value="0.00153859589215525" calcext:value-type="float">
            <text:p>0.001538595892155</text:p>
          </table:table-cell>
          <table:table-cell office:value-type="float" office:value="0.00145757887133893" calcext:value-type="float">
            <text:p>0.001457578871339</text:p>
          </table:table-cell>
          <table:table-cell office:value-type="float" office:value="0.000365784507992818" calcext:value-type="float">
            <text:p>0.000365784507993</text:p>
          </table:table-cell>
          <table:table-cell table:number-columns-repeated="1006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3 feet/ 0.914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18" office:value-type="string" calcext:value-type="string">
            <text:p><text:span text:style-name="T1">-15°</text:span>/-0.262 rad</text:p>
          </table:table-cell>
          <table:table-cell table:number-columns-repeated="1020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4 feet/ 1.219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18" office:value-type="string" calcext:value-type="string">
            <text:p><text:span text:style-name="T1">-15°</text:span>/0.262 rad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1 feet/ 0.305m</text:p>
          </table:table-cell>
          <table:table-cell table:style-name="ce5" office:value-type="string" calcext:value-type="string">
            <text:p>45<text:span text:style-name="T1">°</text:span>/0.785 rad</text:p>
          </table:table-cell>
          <table:table-cell table:style-name="ce18" office:value-type="string" calcext:value-type="string">
            <text:p><text:span text:style-name="T1">-15°</text:span>/-0.262 rad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2 feet/ 0.6096 ~0.61m</text:p>
          </table:table-cell>
          <table:table-cell table:style-name="ce5" office:value-type="string" calcext:value-type="string">
            <text:p>45<text:span text:style-name="T1">°</text:span>/0.785 rad</text:p>
          </table:table-cell>
          <table:table-cell table:style-name="ce18" office:value-type="string" calcext:value-type="string">
            <text:p><text:span text:style-name="T1">-15°</text:span>/-0.262 rad</text:p>
          </table:table-cell>
          <table:table-cell/>
          <table:table-cell office:value-type="float" office:value="-0.0910844917698158" calcext:value-type="float">
            <text:p>-0.091084491769816</text:p>
          </table:table-cell>
          <table:table-cell office:value-type="float" office:value="-0.088267494931514" calcext:value-type="float">
            <text:p>-0.088267494931514</text:p>
          </table:table-cell>
          <table:table-cell office:value-type="float" office:value="0.600291807129901" calcext:value-type="float">
            <text:p>0.600291807129901</text:p>
          </table:table-cell>
          <table:table-cell table:style-name="ce10" office:value-type="float" office:value="0.0000305345710703562" calcext:value-type="float">
            <text:p>3.05E-05</text:p>
          </table:table-cell>
          <table:table-cell table:style-name="ce10" office:value-type="float" office:value="0.0000271499285037664" calcext:value-type="float">
            <text:p>2.71E-05</text:p>
          </table:table-cell>
          <table:table-cell office:value-type="float" office:value="0.000214701006086243" calcext:value-type="float">
            <text:p>0.000214701006086</text:p>
          </table:table-cell>
          <table:table-cell/>
          <table:table-cell office:value-type="float" office:value="-0.0723815255063558" calcext:value-type="float">
            <text:p>-0.072381525506356</text:p>
          </table:table-cell>
          <table:table-cell table:style-name="ce18" office:value-type="float" office:value="-0.038340976500988" calcext:value-type="float">
            <text:p>-0.038340976500988</text:p>
          </table:table-cell>
          <table:table-cell office:value-type="float" office:value="0.820600925815423" calcext:value-type="float">
            <text:p>0.820600925815423</text:p>
          </table:table-cell>
          <table:table-cell office:value-type="float" office:value="0.00204928874190457" calcext:value-type="float">
            <text:p>0.002049288741905</text:p>
          </table:table-cell>
          <table:table-cell office:value-type="float" office:value="0.00356895765251572" calcext:value-type="float">
            <text:p>0.003568957652516</text:p>
          </table:table-cell>
          <table:table-cell office:value-type="float" office:value="0.000433112468653546" calcext:value-type="float">
            <text:p>0.000433112468654</text:p>
          </table:table-cell>
          <table:table-cell table:number-columns-repeated="1006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3 feet/ 0.914m</text:p>
          </table:table-cell>
          <table:table-cell table:style-name="ce5" office:value-type="string" calcext:value-type="string">
            <text:p>46°/0.785 rad</text:p>
          </table:table-cell>
          <table:table-cell table:style-name="ce18" office:value-type="string" calcext:value-type="string">
            <text:p><text:span text:style-name="T1">-15°</text:span>/-0.262 rad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4 feet/ 1.219m</text:p>
          </table:table-cell>
          <table:table-cell table:style-name="ce5" office:value-type="string" calcext:value-type="string">
            <text:p>46°/0.785 rad</text:p>
          </table:table-cell>
          <table:table-cell table:style-name="ce18" office:value-type="string" calcext:value-type="string">
            <text:p><text:span text:style-name="T1">-15°</text:span>/-0.262 ra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8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1 feet/ 0.305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8" office:value-type="string" calcext:value-type="string">
            <text:p><text:span text:style-name="T1">15°</text:span>/0.262 rad</text:p>
          </table:table-cell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2 feet/ 0.6096 ~0.61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8" office:value-type="string" calcext:value-type="string">
            <text:p><text:span text:style-name="T1">15°</text:span>/0.262 rad</text:p>
          </table:table-cell>
          <table:table-cell/>
          <table:table-cell table:style-name="Default" office:value-type="float" office:value="0.000305824331435201" calcext:value-type="float">
            <text:p>0.000305824331435</text:p>
          </table:table-cell>
          <table:table-cell office:value-type="float" office:value="-0.0880899964459901" calcext:value-type="float">
            <text:p>-0.08808999644599</text:p>
          </table:table-cell>
          <table:table-cell office:value-type="float" office:value="0.613451106778493" calcext:value-type="float">
            <text:p>0.613451106778493</text:p>
          </table:table-cell>
          <table:table-cell table:style-name="ce25" office:value-type="float" office:value="0.0000067941845084813" calcext:value-type="float">
            <text:p>6.79E-06</text:p>
          </table:table-cell>
          <table:table-cell table:style-name="ce25" office:value-type="float" office:value="0.0000252890604478693" calcext:value-type="float">
            <text:p>2.53E-05</text:p>
          </table:table-cell>
          <table:table-cell table:style-name="Default" office:value-type="float" office:value="0.000218004218614208" calcext:value-type="float">
            <text:p>0.000218004218614</text:p>
          </table:table-cell>
          <table:table-cell/>
          <table:table-cell table:style-name="Default" office:value-type="float" office:value="-0.0503541216306789" calcext:value-type="float">
            <text:p>-0.050354121630679</text:p>
          </table:table-cell>
          <table:table-cell office:value-type="float" office:value="0.25537668833952" calcext:value-type="float">
            <text:p>0.25537668833952</text:p>
          </table:table-cell>
          <table:table-cell office:value-type="float" office:value="0.0480266670666838" calcext:value-type="float">
            <text:p>0.048026667066684</text:p>
          </table:table-cell>
          <table:table-cell office:value-type="float" office:value="0.00127564087414371" calcext:value-type="float">
            <text:p>0.001275640874144</text:p>
          </table:table-cell>
          <table:table-cell office:value-type="float" office:value="0.00156799186431512" calcext:value-type="float">
            <text:p>0.001567991864315</text:p>
          </table:table-cell>
          <table:table-cell office:value-type="float" office:value="0.000200240809566507" calcext:value-type="float">
            <text:p>0.000200240809567</text:p>
          </table:table-cell>
          <table:table-cell table:number-columns-repeated="1006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3 feet/ 0.914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8" office:value-type="string" calcext:value-type="string">
            <text:p><text:span text:style-name="T1">15°</text:span>/0.262 rad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4 feet/ 1.219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8" office:value-type="string" calcext:value-type="string">
            <text:p><text:span text:style-name="T1">15°</text:span>/0.262 rad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1 feet/ 0.305m</text:p>
          </table:table-cell>
          <table:table-cell table:style-name="ce5" office:value-type="string" calcext:value-type="string">
            <text:p>45<text:span text:style-name="T1">°</text:span>/0.785 rad</text:p>
          </table:table-cell>
          <table:table-cell table:style-name="ce8" office:value-type="string" calcext:value-type="string">
            <text:p><text:span text:style-name="T1">15°</text:span>/0.262 rad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2 feet/ 0.6096 ~0.61m</text:p>
          </table:table-cell>
          <table:table-cell table:style-name="ce5" office:value-type="string" calcext:value-type="string">
            <text:p>45<text:span text:style-name="T1">°</text:span>/0.785 rad</text:p>
          </table:table-cell>
          <table:table-cell table:style-name="ce8" office:value-type="string" calcext:value-type="string">
            <text:p><text:span text:style-name="T1">15°</text:span>/0.262 rad</text:p>
          </table:table-cell>
          <table:table-cell/>
          <table:table-cell office:value-type="float" office:value="-0.117008733635942" calcext:value-type="float">
            <text:p>-0.117008733635942</text:p>
          </table:table-cell>
          <table:table-cell office:value-type="float" office:value="-0.0930339748569683" calcext:value-type="float">
            <text:p>-0.093033974856968</text:p>
          </table:table-cell>
          <table:table-cell office:value-type="float" office:value="0.652783075037786" calcext:value-type="float">
            <text:p>0.652783075037786</text:p>
          </table:table-cell>
          <table:table-cell table:style-name="ce10" office:value-type="float" office:value="0.000052680515845138" calcext:value-type="float">
            <text:p>5.27E-05</text:p>
          </table:table-cell>
          <table:table-cell table:style-name="ce10" office:value-type="float" office:value="0.0000482295112691489" calcext:value-type="float">
            <text:p>4.82E-05</text:p>
          </table:table-cell>
          <table:table-cell table:style-name="Default" office:value-type="float" office:value="0.000305069528905918" calcext:value-type="float">
            <text:p>0.000305069528906</text:p>
          </table:table-cell>
          <table:table-cell/>
          <table:table-cell office:value-type="float" office:value="0.0420505814061141" calcext:value-type="float">
            <text:p>0.042050581406114</text:p>
          </table:table-cell>
          <table:table-cell office:value-type="float" office:value="0.364816389941752" calcext:value-type="float">
            <text:p>0.364816389941752</text:p>
          </table:table-cell>
          <table:table-cell office:value-type="float" office:value="0.823564930524533" calcext:value-type="float">
            <text:p>0.823564930524533</text:p>
          </table:table-cell>
          <table:table-cell office:value-type="float" office:value="0.00141958332526953" calcext:value-type="float">
            <text:p>0.00141958332527</text:p>
          </table:table-cell>
          <table:table-cell office:value-type="float" office:value="0.00120457710148245" calcext:value-type="float">
            <text:p>0.001204577101482</text:p>
          </table:table-cell>
          <table:table-cell office:value-type="float" office:value="0.000467636016795577" calcext:value-type="float">
            <text:p>0.000467636016796</text:p>
          </table:table-cell>
          <table:table-cell table:number-columns-repeated="1006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3 feet/ 0.914m</text:p>
          </table:table-cell>
          <table:table-cell table:style-name="ce5" office:value-type="string" calcext:value-type="string">
            <text:p>46°/0.785 rad</text:p>
          </table:table-cell>
          <table:table-cell table:style-name="ce8" office:value-type="string" calcext:value-type="string">
            <text:p><text:span text:style-name="T1">15°</text:span>/0.262 rad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4 feet/ 1.219m</text:p>
          </table:table-cell>
          <table:table-cell table:style-name="ce5" office:value-type="string" calcext:value-type="string">
            <text:p>46°/0.785 rad</text:p>
          </table:table-cell>
          <table:table-cell table:style-name="ce8" office:value-type="string" calcext:value-type="string">
            <text:p><text:span text:style-name="T1">15°</text:span>/0.262 rad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8"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4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1 feet/ 0.305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18" office:value-type="string" calcext:value-type="string">
            <text:p><text:span text:style-name="T1">-30°</text:span>/-0.524 rad</text:p>
          </table:table-cell>
          <table:table-cell table:number-columns-repeated="1020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2 feet/ 0.6096 ~0.61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18" office:value-type="string" calcext:value-type="string">
            <text:p><text:span text:style-name="T1">-30°</text:span>/-0.524 rad</text:p>
          </table:table-cell>
          <table:table-cell table:number-columns-repeated="8"/>
          <table:table-cell table:style-name="Default" table:number-columns-repeated="2"/>
          <table:table-cell table:number-columns-repeated="1010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3 feet/ 0.914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18" office:value-type="string" calcext:value-type="string">
            <text:p><text:span text:style-name="T1">-30°</text:span>/-0.524 rad</text:p>
          </table:table-cell>
          <table:table-cell table:number-columns-repeated="8"/>
          <table:table-cell table:style-name="Default" table:number-columns-repeated="2"/>
          <table:table-cell table:number-columns-repeated="1010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4 feet/ 1.219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18" office:value-type="string" calcext:value-type="string">
            <text:p><text:span text:style-name="T1">-30°</text:span>/-0.524 rad</text:p>
          </table:table-cell>
          <table:table-cell table:number-columns-repeated="8"/>
          <table:table-cell table:style-name="Default" table:number-columns-repeated="2"/>
          <table:table-cell table:number-columns-repeated="1010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4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1 feet/ 0.305m</text:p>
          </table:table-cell>
          <table:table-cell table:style-name="ce5" office:value-type="string" calcext:value-type="string">
            <text:p>45<text:span text:style-name="T1">°</text:span>/0.785 rad</text:p>
          </table:table-cell>
          <table:table-cell table:style-name="ce18" office:value-type="string" calcext:value-type="string">
            <text:p><text:span text:style-name="T1">-30°</text:span>/-0.524 rad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4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2 feet/ 0.6096 ~0.61m</text:p>
          </table:table-cell>
          <table:table-cell table:style-name="ce5" office:value-type="string" calcext:value-type="string">
            <text:p>45<text:span text:style-name="T1">°</text:span>/0.785 rad</text:p>
          </table:table-cell>
          <table:table-cell table:style-name="ce18" office:value-type="string" calcext:value-type="string">
            <text:p><text:span text:style-name="T1">-30°</text:span>/-0.524 rad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4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3 feet/ 0.914m</text:p>
          </table:table-cell>
          <table:table-cell table:style-name="ce5" office:value-type="string" calcext:value-type="string">
            <text:p>46°/0.785 rad</text:p>
          </table:table-cell>
          <table:table-cell table:style-name="ce18" office:value-type="string" calcext:value-type="string">
            <text:p><text:span text:style-name="T1">-30°</text:span>/-0.524 rad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4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4 feet/ 1.219m</text:p>
          </table:table-cell>
          <table:table-cell table:style-name="ce5" office:value-type="string" calcext:value-type="string">
            <text:p>46°/0.785 rad</text:p>
          </table:table-cell>
          <table:table-cell table:style-name="ce18" office:value-type="string" calcext:value-type="string">
            <text:p><text:span text:style-name="T1">-30°</text:span>/-0.524 rad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4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1 feet/ 0.305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18" office:value-type="string" calcext:value-type="string">
            <text:p><text:span text:style-name="T1">30°</text:span>/0.524 rad</text:p>
          </table:table-cell>
          <table:table-cell table:number-columns-repeated="1020"/>
        </table:table-row>
        <table:table-row table:style-name="ro4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2 feet/ 0.6096 ~0.61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18" office:value-type="string" calcext:value-type="string">
            <text:p><text:span text:style-name="T1">30°</text:span>/0.524 rad</text:p>
          </table:table-cell>
          <table:table-cell/>
          <table:table-cell office:value-type="float" office:value="-0.0192691750112552" calcext:value-type="float">
            <text:p>-0.019269175011255</text:p>
          </table:table-cell>
          <table:table-cell office:value-type="float" office:value="-0.0897298858661041" calcext:value-type="float">
            <text:p>-0.089729885866104</text:p>
          </table:table-cell>
          <table:table-cell office:value-type="float" office:value="0.622732930856223" calcext:value-type="float">
            <text:p>0.622732930856223</text:p>
          </table:table-cell>
          <table:table-cell table:style-name="ce10" office:value-type="float" office:value="0.0000122991497475693" calcext:value-type="float">
            <text:p>1.23E-05</text:p>
          </table:table-cell>
          <table:table-cell table:style-name="ce10" office:value-type="float" office:value="0.0000264977120712907" calcext:value-type="float">
            <text:p>2.65E-05</text:p>
          </table:table-cell>
          <table:table-cell office:value-type="float" office:value="0.000176247847331394" calcext:value-type="float">
            <text:p>0.000176247847331</text:p>
          </table:table-cell>
          <table:table-cell/>
          <table:table-cell office:value-type="float" office:value="-0.040109295696827" calcext:value-type="float">
            <text:p>-0.040109295696827</text:p>
          </table:table-cell>
          <table:table-cell office:value-type="float" office:value="0.548715380432384" calcext:value-type="float">
            <text:p>0.548715380432384</text:p>
          </table:table-cell>
          <table:table-cell office:value-type="float" office:value="0.0454969918745021" calcext:value-type="float">
            <text:p>0.045496991874502</text:p>
          </table:table-cell>
          <table:table-cell office:value-type="float" office:value="0.00107891619058876" calcext:value-type="float">
            <text:p>0.001078916190589</text:p>
          </table:table-cell>
          <table:table-cell office:value-type="float" office:value="0.000488629082048119" calcext:value-type="float">
            <text:p>0.000488629082048</text:p>
          </table:table-cell>
          <table:table-cell office:value-type="float" office:value="0.000409653036982426" calcext:value-type="float">
            <text:p>0.000409653036982</text:p>
          </table:table-cell>
          <table:table-cell table:number-columns-repeated="1006"/>
        </table:table-row>
        <table:table-row table:style-name="ro4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3 feet/ 0.914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18" office:value-type="string" calcext:value-type="string">
            <text:p><text:span text:style-name="T1">30°</text:span>/0.524 rad</text:p>
          </table:table-cell>
          <table:table-cell table:number-columns-repeated="8"/>
          <table:table-cell table:style-name="Default" table:number-columns-repeated="2"/>
          <table:table-cell table:number-columns-repeated="1010"/>
        </table:table-row>
        <table:table-row table:style-name="ro4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4 feet/ 1.219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18" office:value-type="string" calcext:value-type="string">
            <text:p><text:span text:style-name="T1">30°</text:span>/0.524 rad</text:p>
          </table:table-cell>
          <table:table-cell table:number-columns-repeated="8"/>
          <table:table-cell table:style-name="Default" table:number-columns-repeated="2"/>
          <table:table-cell table:number-columns-repeated="1010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4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1 feet/ 0.305m</text:p>
          </table:table-cell>
          <table:table-cell table:style-name="ce5" office:value-type="string" calcext:value-type="string">
            <text:p>45<text:span text:style-name="T1">°</text:span>/0.785 rad</text:p>
          </table:table-cell>
          <table:table-cell table:style-name="ce18" office:value-type="string" calcext:value-type="string">
            <text:p><text:span text:style-name="T1">30°</text:span>/0.524 rad</text:p>
          </table:table-cell>
          <table:table-cell table:number-columns-repeated="1020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2 feet/ 0.6096 ~0.61m</text:p>
          </table:table-cell>
          <table:table-cell table:style-name="ce5" office:value-type="string" calcext:value-type="string">
            <text:p>45<text:span text:style-name="T1">°</text:span>/0.785 rad</text:p>
          </table:table-cell>
          <table:table-cell table:style-name="ce18" office:value-type="string" calcext:value-type="string">
            <text:p><text:span text:style-name="T1">30°</text:span>/0.524 rad</text:p>
          </table:table-cell>
          <table:table-cell/>
          <table:table-cell office:value-type="float" office:value="-0.12295967530748" calcext:value-type="float">
            <text:p>-0.12295967530748</text:p>
          </table:table-cell>
          <table:table-cell office:value-type="float" office:value="-0.0935789934834322" calcext:value-type="float">
            <text:p>-0.093578993483432</text:p>
          </table:table-cell>
          <table:table-cell office:value-type="float" office:value="0.69210960880359" calcext:value-type="float">
            <text:p>0.69210960880359</text:p>
          </table:table-cell>
          <table:table-cell table:style-name="ce25" office:value-type="float" office:value="0.0000763776759908786" calcext:value-type="float">
            <text:p>7.64E-05</text:p>
          </table:table-cell>
          <table:table-cell table:style-name="ce25" office:value-type="float" office:value="0.0000580860642033059" calcext:value-type="float">
            <text:p>5.81E-05</text:p>
          </table:table-cell>
          <table:table-cell table:style-name="Default" office:value-type="float" office:value="0.00043439348223587" calcext:value-type="float">
            <text:p>0.000434393482236</text:p>
          </table:table-cell>
          <table:table-cell/>
          <table:table-cell office:value-type="float" office:value="0.15328056721569" calcext:value-type="float">
            <text:p>0.15328056721569</text:p>
          </table:table-cell>
          <table:table-cell office:value-type="float" office:value="0.594838616300019" calcext:value-type="float">
            <text:p>0.594838616300019</text:p>
          </table:table-cell>
          <table:table-cell office:value-type="float" office:value="0.806764714179208" calcext:value-type="float">
            <text:p>0.806764714179208</text:p>
          </table:table-cell>
          <table:table-cell office:value-type="float" office:value="0.00103431693954502" calcext:value-type="float">
            <text:p>0.001034316939545</text:p>
          </table:table-cell>
          <table:table-cell office:value-type="float" office:value="0.00105502381580874" calcext:value-type="float">
            <text:p>0.001055023815809</text:p>
          </table:table-cell>
          <table:table-cell office:value-type="float" office:value="0.000596603364084491" calcext:value-type="float">
            <text:p>0.000596603364084</text:p>
          </table:table-cell>
          <table:table-cell table:number-columns-repeated="1006"/>
        </table:table-row>
        <table:table-row table:style-name="ro4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3 feet/ 0.914m</text:p>
          </table:table-cell>
          <table:table-cell table:style-name="ce5" office:value-type="string" calcext:value-type="string">
            <text:p>46°/0.785 rad</text:p>
          </table:table-cell>
          <table:table-cell table:style-name="ce18" office:value-type="string" calcext:value-type="string">
            <text:p><text:span text:style-name="T1">30°</text:span>/0.524 rad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4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4 feet/ 1.219m</text:p>
          </table:table-cell>
          <table:table-cell table:style-name="ce5" office:value-type="string" calcext:value-type="string">
            <text:p>46°/0.785 rad</text:p>
          </table:table-cell>
          <table:table-cell table:style-name="ce18" office:value-type="string" calcext:value-type="string">
            <text:p><text:span text:style-name="T1">30°</text:span>/0.524 rad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2">
          <table:table-cell table:number-columns-repeated="12"/>
          <table:table-cell table:style-name="Default"/>
          <table:table-cell table:number-columns-repeated="101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ition Output" table:style-name="ta1">
        <table:shapes>
          <draw:frame draw:z-index="0" draw:style-name="gr1" draw:text-style-name="P1" svg:width="453.51pt" svg:height="255.09pt" svg:x="-0.45pt" svg:y="1255.63pt">
            <draw:object draw:notify-on-update-of-ranges="'Position Output'.J2:'Position Output'.J2 'Position Output'.K2:'Position Output'.K52 'Position Output'.L2:'Position Output'.L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255.26pt" svg:x="0pt" svg:y="1525.66pt">
            <draw:object draw:notify-on-update-of-ranges="'Position Output'.A2:'Position Output'.A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15pt" svg:height="255.23pt" svg:x="746.93pt" svg:y="129.51pt">
            <draw:object draw:notify-on-update-of-ranges="'Position Output'.I24:'Position Output'.I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12pt" svg:height="255.26pt" svg:x="755.49pt" svg:y="393.02pt">
            <draw:object draw:notify-on-update-of-ranges="'Position Output'.I35:'Position Output'.I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15pt" svg:height="255.26pt" svg:x="748.49pt" svg:y="658.06pt">
            <draw:object draw:notify-on-update-of-ranges="'Position Output'.I46:'Position Output'.I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0" table:number-columns-repeated="2" table:default-cell-style-name="ce3"/>
        <table:table-column table:style-name="co11" table:default-cell-style-name="ce3"/>
        <table:table-column table:style-name="co9" table:default-cell-style-name="ce3"/>
        <table:table-column table:style-name="co12" table:default-cell-style-name="ce3"/>
        <table:table-column table:style-name="co9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9" table:default-cell-style-name="ce3"/>
        <table:table-column table:style-name="co16" table:default-cell-style-name="ce3"/>
        <table:table-column table:style-name="co17" table:default-cell-style-name="ce3"/>
        <table:table-column table:style-name="co9" table:default-cell-style-name="ce3"/>
        <table:table-column table:style-name="co18" table:default-cell-style-name="ce3"/>
        <table:table-column table:style-name="co19" table:default-cell-style-name="ce3"/>
        <table:table-column table:style-name="co9" table:number-columns-repeated="1008" table:default-cell-style-name="ce3"/>
        <table:table-column table:style-name="co9" table:default-cell-style-name="Default"/>
        <table:table-row table:style-name="ro2">
          <table:table-cell office:value-type="string" calcext:value-type="string">
            <text:p>X position</text:p>
          </table:table-cell>
          <table:table-cell office:value-type="string" calcext:value-type="string">
            <text:p>Y Position</text:p>
          </table:table-cell>
          <table:table-cell office:value-type="string" calcext:value-type="string">
            <text:p>Z position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robability Densit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robability Density</text:p>
          </table:table-cell>
          <table:table-cell table:number-columns-repeated="1009"/>
        </table:table-row>
        <table:table-row table:style-name="ro2">
          <table:table-cell office:value-type="float" office:value="-0.12321367" calcext:value-type="float">
            <text:p>-0.12321367</text:p>
          </table:table-cell>
          <table:table-cell office:value-type="float" office:value="-0.09384672" calcext:value-type="float">
            <text:p>-0.09384672</text:p>
          </table:table-cell>
          <table:table-cell office:value-type="float" office:value="0.69226068" calcext:value-type="float">
            <text:p>0.6922606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-0.123213684978505" calcext:value-type="float">
            <text:p>-0.123213684978505</text:p>
          </table:table-cell>
          <table:table-cell table:style-name="ce10" office:value-type="float" office:value="0.0000595782679429477" calcext:value-type="float">
            <text:p>5.96E-05</text:p>
          </table:table-cell>
          <table:table-cell/>
          <table:table-cell table:style-name="ce30" office:value-type="float" office:value="-0.12307637" calcext:value-type="float">
            <text:p>-0.12307637</text:p>
          </table:table-cell>
          <table:table-cell table:formula="of:=COM.MICROSOFT.NORM.DIST([.K2];[.$H$2];[.$I$2];0)" office:value-type="float" office:value="470.252053236121" calcext:value-type="float">
            <text:p>470.252053236121</text:p>
          </table:table-cell>
          <table:table-cell/>
          <table:table-cell table:style-name="ce30" office:value-type="float" office:value="-0.09373012" calcext:value-type="float">
            <text:p>-0.09373012</text:p>
          </table:table-cell>
          <table:table-cell table:formula="of:=COM.MICROSOFT.NORM.DIST([.N2];[.$H$3];[.$I$3];0)" office:value-type="float" office:value="148.733582140212" calcext:value-type="float">
            <text:p>148.733582140212</text:p>
          </table:table-cell>
          <table:table-cell table:number-columns-repeated="1009"/>
        </table:table-row>
        <table:table-row table:style-name="ro2">
          <table:table-cell office:value-type="float" office:value="-0.12326649" calcext:value-type="float">
            <text:p>-0.12326649</text:p>
          </table:table-cell>
          <table:table-cell office:value-type="float" office:value="-0.09388051" calcext:value-type="float">
            <text:p>-0.09388051</text:p>
          </table:table-cell>
          <table:table-cell office:value-type="float" office:value="0.69264072" calcext:value-type="float">
            <text:p>0.6926407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0.0938643393987533" calcext:value-type="float">
            <text:p>-0.093864339398753</text:p>
          </table:table-cell>
          <table:table-cell table:style-name="ce10" office:value-type="float" office:value="0.0000472206506543175" calcext:value-type="float">
            <text:p>4.72E-05</text:p>
          </table:table-cell>
          <table:table-cell/>
          <table:table-cell table:style-name="ce30" office:value-type="float" office:value="-0.12308142" calcext:value-type="float">
            <text:p>-0.12308142</text:p>
          </table:table-cell>
          <table:table-cell table:formula="of:=COM.MICROSOFT.NORM.DIST([.K3];[.$H$2];[.$I$2];0)" office:value-type="float" office:value="569.657642090558" calcext:value-type="float">
            <text:p>569.657642090558</text:p>
          </table:table-cell>
          <table:table-cell/>
          <table:table-cell table:style-name="ce30" office:value-type="float" office:value="-0.0937349691836735" calcext:value-type="float">
            <text:p>-0.093734969183674</text:p>
          </table:table-cell>
          <table:table-cell table:formula="of:=COM.MICROSOFT.NORM.DIST([.N3];[.$H$3];[.$I$3];0)" office:value-type="float" office:value="198.100476858504" calcext:value-type="float">
            <text:p>198.100476858504</text:p>
          </table:table-cell>
          <table:table-cell table:number-columns-repeated="1009"/>
        </table:table-row>
        <table:table-row table:style-name="ro2">
          <table:table-cell office:value-type="float" office:value="-0.12327242" calcext:value-type="float">
            <text:p>-0.12327242</text:p>
          </table:table-cell>
          <table:table-cell office:value-type="float" office:value="-0.09390622" calcext:value-type="float">
            <text:p>-0.09390622</text:p>
          </table:table-cell>
          <table:table-cell office:value-type="float" office:value="0.69273599" calcext:value-type="float">
            <text:p>0.69273599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.692370522539252" calcext:value-type="float">
            <text:p>0.692370522539252</text:p>
          </table:table-cell>
          <table:table-cell office:value-type="float" office:value="0.000331169046076387" calcext:value-type="float">
            <text:p>0.000331169046076</text:p>
          </table:table-cell>
          <table:table-cell/>
          <table:table-cell table:style-name="ce30" office:value-type="float" office:value="-0.12308647" calcext:value-type="float">
            <text:p>-0.12308647</text:p>
          </table:table-cell>
          <table:table-cell table:formula="of:=COM.MICROSOFT.NORM.DIST([.K4];[.$H$2];[.$I$2];0)" office:value-type="float" office:value="685.136163574672" calcext:value-type="float">
            <text:p>685.136163574672</text:p>
          </table:table-cell>
          <table:table-cell/>
          <table:table-cell table:style-name="ce30" office:value-type="float" office:value="-0.0937398183673469" calcext:value-type="float">
            <text:p>-0.093739818367347</text:p>
          </table:table-cell>
          <table:table-cell table:formula="of:=COM.MICROSOFT.NORM.DIST([.N4];[.$H$3];[.$I$3];0)" office:value-type="float" office:value="261.085099527731" calcext:value-type="float">
            <text:p>261.085099527731</text:p>
          </table:table-cell>
          <table:table-cell table:number-columns-repeated="1009"/>
        </table:table-row>
        <table:table-row table:style-name="ro2">
          <table:table-cell office:value-type="float" office:value="-0.12324796" calcext:value-type="float">
            <text:p>-0.12324796</text:p>
          </table:table-cell>
          <table:table-cell office:value-type="float" office:value="-0.0938751" calcext:value-type="float">
            <text:p>-0.0938751</text:p>
          </table:table-cell>
          <table:table-cell office:value-type="float" office:value="0.69250497" calcext:value-type="float">
            <text:p>0.692504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style-name="ce30" office:value-type="float" office:value="-0.12309152" calcext:value-type="float">
            <text:p>-0.12309152</text:p>
          </table:table-cell>
          <table:table-cell table:formula="of:=COM.MICROSOFT.NORM.DIST([.K5];[.$H$2];[.$I$2];0)" office:value-type="float" office:value="818.12486314036" calcext:value-type="float">
            <text:p>818.12486314036</text:p>
          </table:table-cell>
          <table:table-cell/>
          <table:table-cell table:style-name="ce30" office:value-type="float" office:value="-0.0937446675510204" calcext:value-type="float">
            <text:p>-0.093744667551021</text:p>
          </table:table-cell>
          <table:table-cell table:formula="of:=COM.MICROSOFT.NORM.DIST([.N5];[.$H$3];[.$I$3];0)" office:value-type="float" office:value="340.485588991132" calcext:value-type="float">
            <text:p>340.485588991132</text:p>
          </table:table-cell>
          <table:table-cell table:number-columns-repeated="1009"/>
        </table:table-row>
        <table:table-row table:style-name="ro2">
          <table:table-cell office:value-type="float" office:value="-0.1231816" calcext:value-type="float">
            <text:p>-0.1231816</text:p>
          </table:table-cell>
          <table:table-cell office:value-type="float" office:value="-0.09382111" calcext:value-type="float">
            <text:p>-0.09382111</text:p>
          </table:table-cell>
          <table:table-cell office:value-type="float" office:value="0.69219547" calcext:value-type="float">
            <text:p>0.6921954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style-name="ce30" office:value-type="float" office:value="-0.12309657" calcext:value-type="float">
            <text:p>-0.12309657</text:p>
          </table:table-cell>
          <table:table-cell table:formula="of:=COM.MICROSOFT.NORM.DIST([.K6];[.$H$2];[.$I$2];0)" office:value-type="float" office:value="969.933651128644" calcext:value-type="float">
            <text:p>969.933651128644</text:p>
          </table:table-cell>
          <table:table-cell/>
          <table:table-cell table:style-name="ce30" office:value-type="float" office:value="-0.0937495167346939" calcext:value-type="float">
            <text:p>-0.093749516734694</text:p>
          </table:table-cell>
          <table:table-cell table:formula="of:=COM.MICROSOFT.NORM.DIST([.N6];[.$H$3];[.$I$3];0)" office:value-type="float" office:value="439.37512526861" calcext:value-type="float">
            <text:p>439.37512526861</text:p>
          </table:table-cell>
          <table:table-cell table:number-columns-repeated="1009"/>
        </table:table-row>
        <table:table-row table:style-name="ro2">
          <table:table-cell office:value-type="float" office:value="-0.12319209" calcext:value-type="float">
            <text:p>-0.12319209</text:p>
          </table:table-cell>
          <table:table-cell office:value-type="float" office:value="-0.09381141" calcext:value-type="float">
            <text:p>-0.09381141</text:p>
          </table:table-cell>
          <table:table-cell office:value-type="float" office:value="0.69217233" calcext:value-type="float">
            <text:p>0.6921723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style-name="ce30" office:value-type="float" office:value="-0.12310163" calcext:value-type="float">
            <text:p>-0.12310163</text:p>
          </table:table-cell>
          <table:table-cell table:formula="of:=COM.MICROSOFT.NORM.DIST([.K7];[.$H$2];[.$I$2];0)" office:value-type="float" office:value="1142.03997529386" calcext:value-type="float">
            <text:p>1142.03997529386</text:p>
          </table:table-cell>
          <table:table-cell/>
          <table:table-cell table:style-name="ce30" office:value-type="float" office:value="-0.0937543659183674" calcext:value-type="float">
            <text:p>-0.093754365918367</text:p>
          </table:table-cell>
          <table:table-cell table:formula="of:=COM.MICROSOFT.NORM.DIST([.N7];[.$H$3];[.$I$3];0)" office:value-type="float" office:value="561.038002676288" calcext:value-type="float">
            <text:p>561.038002676288</text:p>
          </table:table-cell>
          <table:table-cell table:number-columns-repeated="1009"/>
        </table:table-row>
        <table:table-row table:style-name="ro2">
          <table:table-cell office:value-type="float" office:value="-0.12319577" calcext:value-type="float">
            <text:p>-0.12319577</text:p>
          </table:table-cell>
          <table:table-cell office:value-type="float" office:value="-0.0938741" calcext:value-type="float">
            <text:p>-0.0938741</text:p>
          </table:table-cell>
          <table:table-cell office:value-type="float" office:value="0.69225" calcext:value-type="float">
            <text:p>0.69225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 max</text:p>
          </table:table-cell>
          <table:table-cell table:formula="of:=MAX([.A2:.A97])" office:value-type="float" office:value="-0.12307637" calcext:value-type="float">
            <text:p>-0.12307637</text:p>
          </table:table-cell>
          <table:table-cell table:number-columns-repeated="2"/>
          <table:table-cell table:style-name="ce30" office:value-type="float" office:value="-0.12310668" calcext:value-type="float">
            <text:p>-0.12310668</text:p>
          </table:table-cell>
          <table:table-cell table:formula="of:=COM.MICROSOFT.NORM.DIST([.K8];[.$H$2];[.$I$2];0)" office:value-type="float" office:value="1334.61817667158" calcext:value-type="float">
            <text:p>1334.61817667158</text:p>
          </table:table-cell>
          <table:table-cell/>
          <table:table-cell table:style-name="ce30" office:value-type="float" office:value="-0.0937592151020408" calcext:value-type="float">
            <text:p>-0.093759215102041</text:p>
          </table:table-cell>
          <table:table-cell table:formula="of:=COM.MICROSOFT.NORM.DIST([.N8];[.$H$3];[.$I$3];0)" office:value-type="float" office:value="708.874209474754" calcext:value-type="float">
            <text:p>708.874209474754</text:p>
          </table:table-cell>
          <table:table-cell table:number-columns-repeated="1009"/>
        </table:table-row>
        <table:table-row table:style-name="ro2">
          <table:table-cell office:value-type="float" office:value="-0.12313813" calcext:value-type="float">
            <text:p>-0.12313813</text:p>
          </table:table-cell>
          <table:table-cell office:value-type="float" office:value="-0.09378478" calcext:value-type="float">
            <text:p>-0.09378478</text:p>
          </table:table-cell>
          <table:table-cell office:value-type="float" office:value="0.69192041" calcext:value-type="float">
            <text:p>0.69192041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 min</text:p>
          </table:table-cell>
          <table:table-cell table:formula="of:=MIN([.A$1:.A$1048576])" office:value-type="float" office:value="-0.12332893" calcext:value-type="float">
            <text:p>-0.12332893</text:p>
          </table:table-cell>
          <table:table-cell table:number-columns-repeated="2"/>
          <table:table-cell table:style-name="ce30" office:value-type="float" office:value="-0.12311173" calcext:value-type="float">
            <text:p>-0.12311173</text:p>
          </table:table-cell>
          <table:table-cell table:formula="of:=COM.MICROSOFT.NORM.DIST([.K9];[.$H$2];[.$I$2];0)" office:value-type="float" office:value="1548.50460397813" calcext:value-type="float">
            <text:p>1548.50460397813</text:p>
          </table:table-cell>
          <table:table-cell/>
          <table:table-cell table:style-name="ce30" office:value-type="float" office:value="-0.0937640642857143" calcext:value-type="float">
            <text:p>-0.093764064285714</text:p>
          </table:table-cell>
          <table:table-cell table:formula="of:=COM.MICROSOFT.NORM.DIST([.N9];[.$H$3];[.$I$3];0)" office:value-type="float" office:value="886.270216237153" calcext:value-type="float">
            <text:p>886.270216237153</text:p>
          </table:table-cell>
          <table:table-cell table:number-columns-repeated="1009"/>
        </table:table-row>
        <table:table-row table:style-name="ro2">
          <table:table-cell office:value-type="float" office:value="-0.12321769" calcext:value-type="float">
            <text:p>-0.12321769</text:p>
          </table:table-cell>
          <table:table-cell office:value-type="float" office:value="-0.09387414" calcext:value-type="float">
            <text:p>-0.09387414</text:p>
          </table:table-cell>
          <table:table-cell office:value-type="float" office:value="0.69231546" calcext:value-type="float">
            <text:p>0.6923154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 range</text:p>
          </table:table-cell>
          <table:table-cell table:formula="of:=[.H8]-[.H9]" office:value-type="float" office:value="0.000252559999999999" calcext:value-type="float">
            <text:p>0.00025256</text:p>
          </table:table-cell>
          <table:table-cell table:number-columns-repeated="2"/>
          <table:table-cell table:style-name="ce30" office:value-type="float" office:value="-0.12311678" calcext:value-type="float">
            <text:p>-0.12311678</text:p>
          </table:table-cell>
          <table:table-cell table:formula="of:=COM.MICROSOFT.NORM.DIST([.K10];[.$H$2];[.$I$2];0)" office:value-type="float" office:value="1783.80633778939" calcext:value-type="float">
            <text:p>1783.80633778939</text:p>
          </table:table-cell>
          <table:table-cell/>
          <table:table-cell table:style-name="ce30" office:value-type="float" office:value="-0.0937689134693878" calcext:value-type="float">
            <text:p>-0.093768913469388</text:p>
          </table:table-cell>
          <table:table-cell table:formula="of:=COM.MICROSOFT.NORM.DIST([.N10];[.$H$3];[.$I$3];0)" office:value-type="float" office:value="1096.43582218885" calcext:value-type="float">
            <text:p>1096.43582218885</text:p>
          </table:table-cell>
          <table:table-cell table:number-columns-repeated="1009"/>
        </table:table-row>
        <table:table-row table:style-name="ro2">
          <table:table-cell office:value-type="float" office:value="-0.12318957" calcext:value-type="float">
            <text:p>-0.12318957</text:p>
          </table:table-cell>
          <table:table-cell office:value-type="float" office:value="-0.09384329" calcext:value-type="float">
            <text:p>-0.09384329</text:p>
          </table:table-cell>
          <table:table-cell office:value-type="float" office:value="0.6921769" calcext:value-type="float">
            <text:p>0.6921769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style-name="Default" table:number-columns-repeated="2"/>
          <table:table-cell table:number-columns-repeated="2"/>
          <table:table-cell table:style-name="ce30" office:value-type="float" office:value="-0.12312183" calcext:value-type="float">
            <text:p>-0.12312183</text:p>
          </table:table-cell>
          <table:table-cell table:formula="of:=COM.MICROSOFT.NORM.DIST([.K11];[.$H$2];[.$I$2];0)" office:value-type="float" office:value="2040.152540398" calcext:value-type="float">
            <text:p>2040.152540398</text:p>
          </table:table-cell>
          <table:table-cell/>
          <table:table-cell table:style-name="ce30" office:value-type="float" office:value="-0.0937737626530612" calcext:value-type="float">
            <text:p>-0.093773762653061</text:p>
          </table:table-cell>
          <table:table-cell table:formula="of:=COM.MICROSOFT.NORM.DIST([.N11];[.$H$3];[.$I$3];0)" office:value-type="float" office:value="1342.20965992463" calcext:value-type="float">
            <text:p>1342.20965992463</text:p>
          </table:table-cell>
          <table:table-cell table:number-columns-repeated="1009"/>
        </table:table-row>
        <table:table-row table:style-name="ro2">
          <table:table-cell office:value-type="float" office:value="-0.1232471" calcext:value-type="float">
            <text:p>-0.1232471</text:p>
          </table:table-cell>
          <table:table-cell office:value-type="float" office:value="-0.09386388" calcext:value-type="float">
            <text:p>-0.09386388</text:p>
          </table:table-cell>
          <table:table-cell office:value-type="float" office:value="0.69252857" calcext:value-type="float">
            <text:p>0.69252857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 max</text:p>
          </table:table-cell>
          <table:table-cell table:formula="of:=MAX([.B$1:.B$1048576])" office:value-type="float" office:value="-0.09373012" calcext:value-type="float">
            <text:p>-0.09373012</text:p>
          </table:table-cell>
          <table:table-cell table:number-columns-repeated="2"/>
          <table:table-cell table:style-name="ce30" office:value-type="float" office:value="-0.12312688" calcext:value-type="float">
            <text:p>-0.12312688</text:p>
          </table:table-cell>
          <table:table-cell table:formula="of:=COM.MICROSOFT.NORM.DIST([.K12];[.$H$2];[.$I$2];0)" office:value-type="float" office:value="2316.63340503411" calcext:value-type="float">
            <text:p>2316.63340503411</text:p>
          </table:table-cell>
          <table:table-cell/>
          <table:table-cell table:style-name="ce30" office:value-type="float" office:value="-0.0937786118367347" calcext:value-type="float">
            <text:p>-0.093778611836735</text:p>
          </table:table-cell>
          <table:table-cell table:formula="of:=COM.MICROSOFT.NORM.DIST([.N12];[.$H$3];[.$I$3];0)" office:value-type="float" office:value="1625.83918591651" calcext:value-type="float">
            <text:p>1625.83918591651</text:p>
          </table:table-cell>
          <table:table-cell table:number-columns-repeated="1009"/>
        </table:table-row>
        <table:table-row table:style-name="ro2">
          <table:table-cell office:value-type="float" office:value="-0.12332411" calcext:value-type="float">
            <text:p>-0.12332411</text:p>
          </table:table-cell>
          <table:table-cell office:value-type="float" office:value="-0.09393317" calcext:value-type="float">
            <text:p>-0.09393317</text:p>
          </table:table-cell>
          <table:table-cell office:value-type="float" office:value="0.69284254" calcext:value-type="float">
            <text:p>0.69284254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 min</text:p>
          </table:table-cell>
          <table:table-cell table:formula="of:=MIN([.B$1:.B$1048576])" office:value-type="float" office:value="-0.09396773" calcext:value-type="float">
            <text:p>-0.09396773</text:p>
          </table:table-cell>
          <table:table-cell table:style-name="Default"/>
          <table:table-cell/>
          <table:table-cell table:style-name="ce30" office:value-type="float" office:value="-0.12313193" calcext:value-type="float">
            <text:p>-0.12313193</text:p>
          </table:table-cell>
          <table:table-cell table:formula="of:=COM.MICROSOFT.NORM.DIST([.K13];[.$H$2];[.$I$2];0)" office:value-type="float" office:value="2611.75072862761" calcext:value-type="float">
            <text:p>2611.75072862761</text:p>
          </table:table-cell>
          <table:table-cell/>
          <table:table-cell table:style-name="ce30" office:value-type="float" office:value="-0.0937834610204082" calcext:value-type="float">
            <text:p>-0.093783461020408</text:p>
          </table:table-cell>
          <table:table-cell table:formula="of:=COM.MICROSOFT.NORM.DIST([.N13];[.$H$3];[.$I$3];0)" office:value-type="float" office:value="1948.74447030255" calcext:value-type="float">
            <text:p>1948.74447030255</text:p>
          </table:table-cell>
          <table:table-cell table:number-columns-repeated="1009"/>
        </table:table-row>
        <table:table-row table:style-name="ro2">
          <table:table-cell office:value-type="float" office:value="-0.12319616" calcext:value-type="float">
            <text:p>-0.12319616</text:p>
          </table:table-cell>
          <table:table-cell office:value-type="float" office:value="-0.09386066" calcext:value-type="float">
            <text:p>-0.09386066</text:p>
          </table:table-cell>
          <table:table-cell office:value-type="float" office:value="0.6922723" calcext:value-type="float">
            <text:p>0.6922723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 range</text:p>
          </table:table-cell>
          <table:table-cell table:formula="of:=[.H12]-[.H13]" office:value-type="float" office:value="0.000237609999999999" calcext:value-type="float">
            <text:p>0.00023761</text:p>
          </table:table-cell>
          <table:table-cell table:number-columns-repeated="2"/>
          <table:table-cell table:style-name="ce30" office:value-type="float" office:value="-0.12313698" calcext:value-type="float">
            <text:p>-0.12313698</text:p>
          </table:table-cell>
          <table:table-cell table:formula="of:=COM.MICROSOFT.NORM.DIST([.K14];[.$H$2];[.$I$2];0)" office:value-type="float" office:value="2923.38403431089" calcext:value-type="float">
            <text:p>2923.38403431089</text:p>
          </table:table-cell>
          <table:table-cell/>
          <table:table-cell table:style-name="ce30" office:value-type="float" office:value="-0.0937883102040816" calcext:value-type="float">
            <text:p>-0.093788310204082</text:p>
          </table:table-cell>
          <table:table-cell table:formula="of:=COM.MICROSOFT.NORM.DIST([.N14];[.$H$3];[.$I$3];0)" office:value-type="float" office:value="2311.27854365375" calcext:value-type="float">
            <text:p>2311.27854365375</text:p>
          </table:table-cell>
          <table:table-cell table:number-columns-repeated="1009"/>
        </table:table-row>
        <table:table-row table:style-name="ro2">
          <table:table-cell office:value-type="float" office:value="-0.12332893" calcext:value-type="float">
            <text:p>-0.12332893</text:p>
          </table:table-cell>
          <table:table-cell office:value-type="float" office:value="-0.09396773" calcext:value-type="float">
            <text:p>-0.09396773</text:p>
          </table:table-cell>
          <table:table-cell office:value-type="float" office:value="0.69301999" calcext:value-type="float">
            <text:p>0.69301999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style-name="Default" table:number-columns-repeated="2"/>
          <table:table-cell table:number-columns-repeated="2"/>
          <table:table-cell table:style-name="ce30" office:value-type="float" office:value="-0.12314204" calcext:value-type="float">
            <text:p>-0.12314204</text:p>
          </table:table-cell>
          <table:table-cell table:formula="of:=COM.MICROSOFT.NORM.DIST([.K15];[.$H$2];[.$I$2];0)" office:value-type="float" office:value="3249.4317368026" calcext:value-type="float">
            <text:p>3249.4317368026</text:p>
          </table:table-cell>
          <table:table-cell/>
          <table:table-cell table:style-name="ce30" office:value-type="float" office:value="-0.0937931593877551" calcext:value-type="float">
            <text:p>-0.093793159387755</text:p>
          </table:table-cell>
          <table:table-cell table:formula="of:=COM.MICROSOFT.NORM.DIST([.N15];[.$H$3];[.$I$3];0)" office:value-type="float" office:value="2712.50009440287" calcext:value-type="float">
            <text:p>2712.50009440287</text:p>
          </table:table-cell>
          <table:table-cell table:number-columns-repeated="1009"/>
        </table:table-row>
        <table:table-row table:style-name="ro2">
          <table:table-cell office:value-type="float" office:value="-0.12324078" calcext:value-type="float">
            <text:p>-0.12324078</text:p>
          </table:table-cell>
          <table:table-cell office:value-type="float" office:value="-0.09391916" calcext:value-type="float">
            <text:p>-0.09391916</text:p>
          </table:table-cell>
          <table:table-cell office:value-type="float" office:value="0.69257945" calcext:value-type="float">
            <text:p>0.69257945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z max</text:p>
          </table:table-cell>
          <table:table-cell table:formula="of:=MAX([.C$1:.C$1048576])" office:value-type="float" office:value="0.69301999" calcext:value-type="float">
            <text:p>0.69301999</text:p>
          </table:table-cell>
          <table:table-cell table:number-columns-repeated="2"/>
          <table:table-cell table:style-name="ce30" office:value-type="float" office:value="-0.12314709" calcext:value-type="float">
            <text:p>-0.12314709</text:p>
          </table:table-cell>
          <table:table-cell table:formula="of:=COM.MICROSOFT.NORM.DIST([.K16];[.$H$2];[.$I$2];0)" office:value-type="float" office:value="3585.21213434656" calcext:value-type="float">
            <text:p>3585.21213434656</text:p>
          </table:table-cell>
          <table:table-cell/>
          <table:table-cell table:style-name="ce30" office:value-type="float" office:value="-0.0937980085714286" calcext:value-type="float">
            <text:p>-0.093798008571429</text:p>
          </table:table-cell>
          <table:table-cell table:formula="of:=COM.MICROSOFT.NORM.DIST([.N16];[.$H$3];[.$I$3];0)" office:value-type="float" office:value="3149.97653711334" calcext:value-type="float">
            <text:p>3149.97653711334</text:p>
          </table:table-cell>
          <table:table-cell table:number-columns-repeated="1009"/>
        </table:table-row>
        <table:table-row table:style-name="ro2">
          <table:table-cell office:value-type="float" office:value="-0.12310933" calcext:value-type="float">
            <text:p>-0.12310933</text:p>
          </table:table-cell>
          <table:table-cell office:value-type="float" office:value="-0.09379024" calcext:value-type="float">
            <text:p>-0.09379024</text:p>
          </table:table-cell>
          <table:table-cell office:value-type="float" office:value="0.691803" calcext:value-type="float">
            <text:p>0.691803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z min</text:p>
          </table:table-cell>
          <table:table-cell table:formula="of:=MIN([.C$1:.C$1048576])" office:value-type="float" office:value="0.69153367" calcext:value-type="float">
            <text:p>0.69153367</text:p>
          </table:table-cell>
          <table:table-cell table:number-columns-repeated="2"/>
          <table:table-cell table:style-name="ce30" office:value-type="float" office:value="-0.12315214" calcext:value-type="float">
            <text:p>-0.12315214</text:p>
          </table:table-cell>
          <table:table-cell table:formula="of:=COM.MICROSOFT.NORM.DIST([.K17];[.$H$2];[.$I$2];0)" office:value-type="float" office:value="3927.37194628778" calcext:value-type="float">
            <text:p>3927.37194628778</text:p>
          </table:table-cell>
          <table:table-cell/>
          <table:table-cell table:style-name="ce30" office:value-type="float" office:value="-0.093802857755102" calcext:value-type="float">
            <text:p>-0.093802857755102</text:p>
          </table:table-cell>
          <table:table-cell table:formula="of:=COM.MICROSOFT.NORM.DIST([.N17];[.$H$3];[.$I$3];0)" office:value-type="float" office:value="3619.63649602667" calcext:value-type="float">
            <text:p>3619.63649602667</text:p>
          </table:table-cell>
          <table:table-cell table:number-columns-repeated="1009"/>
        </table:table-row>
        <table:table-row table:style-name="ro2">
          <table:table-cell office:value-type="float" office:value="-0.12308491" calcext:value-type="float">
            <text:p>-0.12308491</text:p>
          </table:table-cell>
          <table:table-cell office:value-type="float" office:value="-0.09377684" calcext:value-type="float">
            <text:p>-0.09377684</text:p>
          </table:table-cell>
          <table:table-cell office:value-type="float" office:value="0.69175822" calcext:value-type="float">
            <text:p>0.6917582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z range</text:p>
          </table:table-cell>
          <table:table-cell table:formula="of:=[.H16]-[.H17]" office:value-type="float" office:value="0.00148632000000004" calcext:value-type="float">
            <text:p>0.00148632</text:p>
          </table:table-cell>
          <table:table-cell table:number-columns-repeated="2"/>
          <table:table-cell table:style-name="ce30" office:value-type="float" office:value="-0.12315719" calcext:value-type="float">
            <text:p>-0.12315719</text:p>
          </table:table-cell>
          <table:table-cell table:formula="of:=COM.MICROSOFT.NORM.DIST([.K18];[.$H$2];[.$I$2];0)" office:value-type="float" office:value="4271.38723707208" calcext:value-type="float">
            <text:p>4271.38723707208</text:p>
          </table:table-cell>
          <table:table-cell/>
          <table:table-cell table:style-name="ce30" office:value-type="float" office:value="-0.0938077069387755" calcext:value-type="float">
            <text:p>-0.093807706938776</text:p>
          </table:table-cell>
          <table:table-cell table:formula="of:=COM.MICROSOFT.NORM.DIST([.N18];[.$H$3];[.$I$3];0)" office:value-type="float" office:value="4115.6902368666" calcext:value-type="float">
            <text:p>4115.6902368666</text:p>
          </table:table-cell>
          <table:table-cell table:number-columns-repeated="1009"/>
        </table:table-row>
        <table:table-row table:style-name="ro2">
          <table:table-cell office:value-type="float" office:value="-0.12318088" calcext:value-type="float">
            <text:p>-0.12318088</text:p>
          </table:table-cell>
          <table:table-cell office:value-type="float" office:value="-0.09388258" calcext:value-type="float">
            <text:p>-0.09388258</text:p>
          </table:table-cell>
          <table:table-cell office:value-type="float" office:value="0.69232217" calcext:value-type="float">
            <text:p>0.6923221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style-name="ce30" office:value-type="float" office:value="-0.12316224" calcext:value-type="float">
            <text:p>-0.12316224</text:p>
          </table:table-cell>
          <table:table-cell table:formula="of:=COM.MICROSOFT.NORM.DIST([.K19];[.$H$2];[.$I$2];0)" office:value-type="float" office:value="4612.27925130482" calcext:value-type="float">
            <text:p>4612.27925130482</text:p>
          </table:table-cell>
          <table:table-cell/>
          <table:table-cell table:style-name="ce30" office:value-type="float" office:value="-0.093812556122449" calcext:value-type="float">
            <text:p>-0.093812556122449</text:p>
          </table:table-cell>
          <table:table-cell table:formula="of:=COM.MICROSOFT.NORM.DIST([.N19];[.$H$3];[.$I$3];0)" office:value-type="float" office:value="4630.63431046869" calcext:value-type="float">
            <text:p>4630.63431046869</text:p>
          </table:table-cell>
          <table:table-cell table:number-columns-repeated="1009"/>
        </table:table-row>
        <table:table-row table:style-name="ro2">
          <table:table-cell office:value-type="float" office:value="-0.12328255" calcext:value-type="float">
            <text:p>-0.12328255</text:p>
          </table:table-cell>
          <table:table-cell office:value-type="float" office:value="-0.09390687" calcext:value-type="float">
            <text:p>-0.09390687</text:p>
          </table:table-cell>
          <table:table-cell office:value-type="float" office:value="0.69269356" calcext:value-type="float">
            <text:p>0.692693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style-name="ce30" office:value-type="float" office:value="-0.12316729" calcext:value-type="float">
            <text:p>-0.12316729</text:p>
          </table:table-cell>
          <table:table-cell table:formula="of:=COM.MICROSOFT.NORM.DIST([.K20];[.$H$2];[.$I$2];0)" office:value-type="float" office:value="4944.72311925629" calcext:value-type="float">
            <text:p>4944.72311925629</text:p>
          </table:table-cell>
          <table:table-cell/>
          <table:table-cell table:style-name="ce30" office:value-type="float" office:value="-0.0938174053061224" calcext:value-type="float">
            <text:p>-0.093817405306123</text:p>
          </table:table-cell>
          <table:table-cell table:formula="of:=COM.MICROSOFT.NORM.DIST([.N20];[.$H$3];[.$I$3];0)" office:value-type="float" office:value="5155.35258194259" calcext:value-type="float">
            <text:p>5155.35258194259</text:p>
          </table:table-cell>
          <table:table-cell table:number-columns-repeated="1009"/>
        </table:table-row>
        <table:table-row table:style-name="ro2">
          <table:table-cell office:value-type="float" office:value="-0.12321384" calcext:value-type="float">
            <text:p>-0.12321384</text:p>
          </table:table-cell>
          <table:table-cell office:value-type="float" office:value="-0.09387191" calcext:value-type="float">
            <text:p>-0.09387191</text:p>
          </table:table-cell>
          <table:table-cell office:value-type="float" office:value="0.69234714" calcext:value-type="float">
            <text:p>0.6923471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style-name="ce30" office:value-type="float" office:value="-0.12317234" calcext:value-type="float">
            <text:p>-0.12317234</text:p>
          </table:table-cell>
          <table:table-cell table:formula="of:=COM.MICROSOFT.NORM.DIST([.K21];[.$H$2];[.$I$2];0)" office:value-type="float" office:value="5263.17849263768" calcext:value-type="float">
            <text:p>5263.17849263768</text:p>
          </table:table-cell>
          <table:table-cell/>
          <table:table-cell table:style-name="ce30" office:value-type="float" office:value="-0.0938222544897959" calcext:value-type="float">
            <text:p>-0.093822254489796</text:p>
          </table:table-cell>
          <table:table-cell table:formula="of:=COM.MICROSOFT.NORM.DIST([.N21];[.$H$3];[.$I$3];0)" office:value-type="float" office:value="5679.32003896325" calcext:value-type="float">
            <text:p>5679.32003896325</text:p>
          </table:table-cell>
          <table:table-cell table:number-columns-repeated="1009"/>
        </table:table-row>
        <table:table-row table:style-name="ro2">
          <table:table-cell office:value-type="float" office:value="-0.12317176" calcext:value-type="float">
            <text:p>-0.12317176</text:p>
          </table:table-cell>
          <table:table-cell office:value-type="float" office:value="-0.09384567" calcext:value-type="float">
            <text:p>-0.09384567</text:p>
          </table:table-cell>
          <table:table-cell office:value-type="float" office:value="0.6922306" calcext:value-type="float">
            <text:p>0.692230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x bin range</text:p>
          </table:table-cell>
          <table:table-cell table:formula="of:=[.H10]/7" office:value-type="float" office:value="0.0000360799999999998" calcext:value-type="float">
            <text:p>3.60799999999998E-05</text:p>
          </table:table-cell>
          <table:table-cell table:number-columns-repeated="3"/>
          <table:table-cell table:style-name="ce30" office:value-type="float" office:value="-0.12317739" calcext:value-type="float">
            <text:p>-0.12317739</text:p>
          </table:table-cell>
          <table:table-cell table:formula="of:=COM.MICROSOFT.NORM.DIST([.K22];[.$H$2];[.$I$2];0)" office:value-type="float" office:value="5562.03804711394" calcext:value-type="float">
            <text:p>5562.03804711394</text:p>
          </table:table-cell>
          <table:table-cell/>
          <table:table-cell table:style-name="ce30" office:value-type="float" office:value="-0.0938271036734694" calcext:value-type="float">
            <text:p>-0.093827103673469</text:p>
          </table:table-cell>
          <table:table-cell table:formula="of:=COM.MICROSOFT.NORM.DIST([.N22];[.$H$3];[.$I$3];0)" office:value-type="float" office:value="6190.90863954568" calcext:value-type="float">
            <text:p>6190.90863954568</text:p>
          </table:table-cell>
          <table:table-cell table:number-columns-repeated="1009"/>
        </table:table-row>
        <table:table-row table:style-name="ro2">
          <table:table-cell office:value-type="float" office:value="-0.12330962" calcext:value-type="float">
            <text:p>-0.12330962</text:p>
          </table:table-cell>
          <table:table-cell office:value-type="float" office:value="-0.09394047" calcext:value-type="float">
            <text:p>-0.09394047</text:p>
          </table:table-cell>
          <table:table-cell office:value-type="float" office:value="0.6928484" calcext:value-type="float">
            <text:p>0.692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style-name="ce30" office:value-type="float" office:value="-0.12318245" calcext:value-type="float">
            <text:p>-0.12318245</text:p>
          </table:table-cell>
          <table:table-cell table:formula="of:=COM.MICROSOFT.NORM.DIST([.K23];[.$H$2];[.$I$2];0)" office:value-type="float" office:value="5836.30219089087" calcext:value-type="float">
            <text:p>5836.30219089087</text:p>
          </table:table-cell>
          <table:table-cell/>
          <table:table-cell table:style-name="ce30" office:value-type="float" office:value="-0.0938319528571429" calcext:value-type="float">
            <text:p>-0.093831952857143</text:p>
          </table:table-cell>
          <table:table-cell table:formula="of:=COM.MICROSOFT.NORM.DIST([.N23];[.$H$3];[.$I$3];0)" office:value-type="float" office:value="6677.78650585014" calcext:value-type="float">
            <text:p>6677.78650585014</text:p>
          </table:table-cell>
          <table:table-cell table:number-columns-repeated="1009"/>
        </table:table-row>
        <table:table-row table:style-name="ro2">
          <table:table-cell office:value-type="float" office:value="-0.12330059" calcext:value-type="float">
            <text:p>-0.12330059</text:p>
          </table:table-cell>
          <table:table-cell office:value-type="float" office:value="-0.0939463" calcext:value-type="float">
            <text:p>-0.0939463</text:p>
          </table:table-cell>
          <table:table-cell office:value-type="float" office:value="0.6928927" calcext:value-type="float">
            <text:p>0.6928927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formula="of:=[.H9]+[.$G$22]" office:value-type="float" office:value="-0.12329285" calcext:value-type="float">
            <text:p>-0.12329285</text:p>
          </table:table-cell>
          <table:table-cell table:formula="of:=COUNTIF([.$A$2:.$A$97];&quot;&lt;&quot;&amp;[.G24])" office:value-type="float" office:value="12" calcext:value-type="float">
            <text:p>12</text:p>
          </table:table-cell>
          <table:table-cell table:style-name="ce29" table:formula="of:=[.H24]" office:value-type="float" office:value="12" calcext:value-type="float">
            <text:p>12</text:p>
          </table:table-cell>
          <table:table-cell/>
          <table:table-cell table:style-name="ce30" office:value-type="float" office:value="-0.1231875" calcext:value-type="float">
            <text:p>-0.1231875</text:p>
          </table:table-cell>
          <table:table-cell table:formula="of:=COM.MICROSOFT.NORM.DIST([.K24];[.$H$2];[.$I$2];0)" office:value-type="float" office:value="6079.62680017332" calcext:value-type="float">
            <text:p>6079.62680017332</text:p>
          </table:table-cell>
          <table:table-cell/>
          <table:table-cell table:style-name="ce30" office:value-type="float" office:value="-0.0938368020408163" calcext:value-type="float">
            <text:p>-0.093836802040816</text:p>
          </table:table-cell>
          <table:table-cell table:formula="of:=COM.MICROSOFT.NORM.DIST([.N24];[.$H$3];[.$I$3];0)" office:value-type="float" office:value="7127.39368467836" calcext:value-type="float">
            <text:p>7127.39368467836</text:p>
          </table:table-cell>
          <table:table-cell table:number-columns-repeated="1009"/>
        </table:table-row>
        <table:table-row table:style-name="ro2">
          <table:table-cell office:value-type="float" office:value="-0.12315501" calcext:value-type="float">
            <text:p>-0.12315501</text:p>
          </table:table-cell>
          <table:table-cell office:value-type="float" office:value="-0.09383351" calcext:value-type="float">
            <text:p>-0.09383351</text:p>
          </table:table-cell>
          <table:table-cell office:value-type="float" office:value="0.69205689" calcext:value-type="float">
            <text:p>0.69205689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formula="of:=[.G24]+[.$G$22]" office:value-type="float" office:value="-0.12325677" calcext:value-type="float">
            <text:p>-0.12325677</text:p>
          </table:table-cell>
          <table:table-cell table:formula="of:=COUNTIF([.$A$2:.$A$97];&quot;&lt;&quot;&amp;[.G25])" office:value-type="float" office:value="26" calcext:value-type="float">
            <text:p>26</text:p>
          </table:table-cell>
          <table:table-cell table:style-name="ce29" table:formula="of:=[.H25]-[.H24]" office:value-type="float" office:value="14" calcext:value-type="float">
            <text:p>14</text:p>
          </table:table-cell>
          <table:table-cell/>
          <table:table-cell table:style-name="ce30" office:value-type="float" office:value="-0.12319255" calcext:value-type="float">
            <text:p>-0.12319255</text:p>
          </table:table-cell>
          <table:table-cell table:formula="of:=COM.MICROSOFT.NORM.DIST([.K25];[.$H$2];[.$I$2];0)" office:value-type="float" office:value="6287.75783560058" calcext:value-type="float">
            <text:p>6287.75783560058</text:p>
          </table:table-cell>
          <table:table-cell/>
          <table:table-cell table:style-name="ce30" office:value-type="float" office:value="-0.0938416512244898" calcext:value-type="float">
            <text:p>-0.09384165122449</text:p>
          </table:table-cell>
          <table:table-cell table:formula="of:=COM.MICROSOFT.NORM.DIST([.N25];[.$H$3];[.$I$3];0)" office:value-type="float" office:value="7527.47025741033" calcext:value-type="float">
            <text:p>7527.47025741033</text:p>
          </table:table-cell>
          <table:table-cell table:number-columns-repeated="1009"/>
        </table:table-row>
        <table:table-row table:style-name="ro2">
          <table:table-cell office:value-type="float" office:value="-0.12319046" calcext:value-type="float">
            <text:p>-0.12319046</text:p>
          </table:table-cell>
          <table:table-cell office:value-type="float" office:value="-0.09386136" calcext:value-type="float">
            <text:p>-0.09386136</text:p>
          </table:table-cell>
          <table:table-cell office:value-type="float" office:value="0.69233713" calcext:value-type="float">
            <text:p>0.69233713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formula="of:=[.G25]+[.$G$22]" office:value-type="float" office:value="-0.12322069" calcext:value-type="float">
            <text:p>-0.12322069</text:p>
          </table:table-cell>
          <table:table-cell table:formula="of:=COUNTIF([.$A$2:.$A$97];&quot;&lt;&quot;&amp;[.G26])" office:value-type="float" office:value="41" calcext:value-type="float">
            <text:p>41</text:p>
          </table:table-cell>
          <table:table-cell table:style-name="ce29" table:formula="of:=[.H26]-[.H25]" office:value-type="float" office:value="15" calcext:value-type="float">
            <text:p>15</text:p>
          </table:table-cell>
          <table:table-cell/>
          <table:table-cell table:style-name="ce30" office:value-type="float" office:value="-0.1231976" calcext:value-type="float">
            <text:p>-0.1231976</text:p>
          </table:table-cell>
          <table:table-cell table:formula="of:=COM.MICROSOFT.NORM.DIST([.K26];[.$H$2];[.$I$2];0)" office:value-type="float" office:value="6456.45947636664" calcext:value-type="float">
            <text:p>6456.45947636664</text:p>
          </table:table-cell>
          <table:table-cell/>
          <table:table-cell table:style-name="ce30" office:value-type="float" office:value="-0.0938465004081633" calcext:value-type="float">
            <text:p>-0.093846500408163</text:p>
          </table:table-cell>
          <table:table-cell table:formula="of:=COM.MICROSOFT.NORM.DIST([.N26];[.$H$3];[.$I$3];0)" office:value-type="float" office:value="7866.60658100372" calcext:value-type="float">
            <text:p>7866.60658100372</text:p>
          </table:table-cell>
          <table:table-cell table:number-columns-repeated="1009"/>
        </table:table-row>
        <table:table-row table:style-name="ro2">
          <table:table-cell office:value-type="float" office:value="-0.12320186" calcext:value-type="float">
            <text:p>-0.12320186</text:p>
          </table:table-cell>
          <table:table-cell office:value-type="float" office:value="-0.09381768" calcext:value-type="float">
            <text:p>-0.09381768</text:p>
          </table:table-cell>
          <table:table-cell office:value-type="float" office:value="0.69223435" calcext:value-type="float">
            <text:p>0.69223435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formula="of:=[.G26]+[.$G$22]" office:value-type="float" office:value="-0.12318461" calcext:value-type="float">
            <text:p>-0.12318461</text:p>
          </table:table-cell>
          <table:table-cell table:formula="of:=COUNTIF([.$A$2:.$A$97];&quot;&lt;&quot;&amp;[.G27])" office:value-type="float" office:value="67" calcext:value-type="float">
            <text:p>67</text:p>
          </table:table-cell>
          <table:table-cell table:style-name="ce29" table:formula="of:=[.H27]-[.H26]" office:value-type="float" office:value="26" calcext:value-type="float">
            <text:p>26</text:p>
          </table:table-cell>
          <table:table-cell/>
          <table:table-cell table:style-name="ce30" office:value-type="float" office:value="-0.12320265" calcext:value-type="float">
            <text:p>-0.12320265</text:p>
          </table:table-cell>
          <table:table-cell table:formula="of:=COM.MICROSOFT.NORM.DIST([.K27];[.$H$2];[.$I$2];0)" office:value-type="float" office:value="6582.22597674221" calcext:value-type="float">
            <text:p>6582.22597674221</text:p>
          </table:table-cell>
          <table:table-cell/>
          <table:table-cell table:style-name="ce30" office:value-type="float" office:value="-0.0938513495918367" calcext:value-type="float">
            <text:p>-0.093851349591837</text:p>
          </table:table-cell>
          <table:table-cell table:formula="of:=COM.MICROSOFT.NORM.DIST([.N27];[.$H$3];[.$I$3];0)" office:value-type="float" office:value="8134.78158030549" calcext:value-type="float">
            <text:p>8134.78158030549</text:p>
          </table:table-cell>
          <table:table-cell table:number-columns-repeated="1009"/>
        </table:table-row>
        <table:table-row table:style-name="ro2">
          <table:table-cell office:value-type="float" office:value="-0.12324166" calcext:value-type="float">
            <text:p>-0.12324166</text:p>
          </table:table-cell>
          <table:table-cell office:value-type="float" office:value="-0.09387369" calcext:value-type="float">
            <text:p>-0.09387369</text:p>
          </table:table-cell>
          <table:table-cell office:value-type="float" office:value="0.69250176" calcext:value-type="float">
            <text:p>0.69250176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formula="of:=[.G27]+[.$G$22]" office:value-type="float" office:value="-0.12314853" calcext:value-type="float">
            <text:p>-0.12314853</text:p>
          </table:table-cell>
          <table:table-cell table:formula="of:=COUNTIF([.$A$2:.$A$97];&quot;&lt;&quot;&amp;[.G28])" office:value-type="float" office:value="83" calcext:value-type="float">
            <text:p>83</text:p>
          </table:table-cell>
          <table:table-cell table:style-name="ce29" table:formula="of:=[.H28]-[.H27]" office:value-type="float" office:value="16" calcext:value-type="float">
            <text:p>16</text:p>
          </table:table-cell>
          <table:table-cell/>
          <table:table-cell table:style-name="ce30" office:value-type="float" office:value="-0.1232077" calcext:value-type="float">
            <text:p>-0.1232077</text:p>
          </table:table-cell>
          <table:table-cell table:formula="of:=COM.MICROSOFT.NORM.DIST([.K28];[.$H$2];[.$I$2];0)" office:value-type="float" office:value="6662.40275162117" calcext:value-type="float">
            <text:p>6662.40275162117</text:p>
          </table:table-cell>
          <table:table-cell/>
          <table:table-cell table:style-name="ce30" office:value-type="float" office:value="-0.0938561987755102" calcext:value-type="float">
            <text:p>-0.09385619877551</text:p>
          </table:table-cell>
          <table:table-cell table:formula="of:=COM.MICROSOFT.NORM.DIST([.N28];[.$H$3];[.$I$3];0)" office:value-type="float" office:value="8323.85381903393" calcext:value-type="float">
            <text:p>8323.85381903393</text:p>
          </table:table-cell>
          <table:table-cell table:number-columns-repeated="1009"/>
        </table:table-row>
        <table:table-row table:style-name="ro2">
          <table:table-cell office:value-type="float" office:value="-0.12329287" calcext:value-type="float">
            <text:p>-0.12329287</text:p>
          </table:table-cell>
          <table:table-cell office:value-type="float" office:value="-0.09392303" calcext:value-type="float">
            <text:p>-0.09392303</text:p>
          </table:table-cell>
          <table:table-cell office:value-type="float" office:value="0.69272064" calcext:value-type="float">
            <text:p>0.6927206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formula="of:=[.G28]+[.$G$22]" office:value-type="float" office:value="-0.12311245" calcext:value-type="float">
            <text:p>-0.12311245</text:p>
          </table:table-cell>
          <table:table-cell table:formula="of:=COUNTIF([.$A$2:.$A$97];&quot;&lt;&quot;&amp;[.G29])" office:value-type="float" office:value="91" calcext:value-type="float">
            <text:p>91</text:p>
          </table:table-cell>
          <table:table-cell table:style-name="ce29" table:formula="of:=[.H29]-[.H28]" office:value-type="float" office:value="8" calcext:value-type="float">
            <text:p>8</text:p>
          </table:table-cell>
          <table:table-cell/>
          <table:table-cell table:style-name="ce30" office:value-type="float" office:value="-0.12321275" calcext:value-type="float">
            <text:p>-0.12321275</text:p>
          </table:table-cell>
          <table:table-cell table:formula="of:=COM.MICROSOFT.NORM.DIST([.K29];[.$H$2];[.$I$2];0)" office:value-type="float" office:value="6695.27953113477" calcext:value-type="float">
            <text:p>6695.27953113477</text:p>
          </table:table-cell>
          <table:table-cell/>
          <table:table-cell table:style-name="ce30" office:value-type="float" office:value="-0.0938610479591837" calcext:value-type="float">
            <text:p>-0.093861047959184</text:p>
          </table:table-cell>
          <table:table-cell table:formula="of:=COM.MICROSOFT.NORM.DIST([.N29];[.$H$3];[.$I$3];0)" office:value-type="float" office:value="8427.97183001136" calcext:value-type="float">
            <text:p>8427.97183001136</text:p>
          </table:table-cell>
          <table:table-cell table:number-columns-repeated="1009"/>
        </table:table-row>
        <table:table-row table:style-name="ro2">
          <table:table-cell office:value-type="float" office:value="-0.12330695" calcext:value-type="float">
            <text:p>-0.12330695</text:p>
          </table:table-cell>
          <table:table-cell office:value-type="float" office:value="-0.09395454" calcext:value-type="float">
            <text:p>-0.09395454</text:p>
          </table:table-cell>
          <table:table-cell office:value-type="float" office:value="0.6929609" calcext:value-type="float">
            <text:p>0.6929609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formula="of:=[.G29]+[.$G$22]" office:value-type="float" office:value="-0.12307637" calcext:value-type="float">
            <text:p>-0.12307637</text:p>
          </table:table-cell>
          <table:table-cell table:formula="of:=COUNTIF([.$A$2:.$A$97];&quot;&lt;&quot;&amp;[.G30])" office:value-type="float" office:value="95" calcext:value-type="float">
            <text:p>95</text:p>
          </table:table-cell>
          <table:table-cell table:style-name="ce29" table:formula="of:=[.H30]-[.H29]" office:value-type="float" office:value="4" calcext:value-type="float">
            <text:p>4</text:p>
          </table:table-cell>
          <table:table-cell/>
          <table:table-cell table:style-name="ce30" office:value-type="float" office:value="-0.1232178" calcext:value-type="float">
            <text:p>-0.1232178</text:p>
          </table:table-cell>
          <table:table-cell table:formula="of:=COM.MICROSOFT.NORM.DIST([.K30];[.$H$2];[.$I$2];0)" office:value-type="float" office:value="6680.15101903574" calcext:value-type="float">
            <text:p>6680.15101903574</text:p>
          </table:table-cell>
          <table:table-cell/>
          <table:table-cell table:style-name="ce30" office:value-type="float" office:value="-0.0938658971428572" calcext:value-type="float">
            <text:p>-0.093865897142857</text:p>
          </table:table-cell>
          <table:table-cell table:formula="of:=COM.MICROSOFT.NORM.DIST([.N30];[.$H$3];[.$I$3];0)" office:value-type="float" office:value="8443.87486499708" calcext:value-type="float">
            <text:p>8443.87486499708</text:p>
          </table:table-cell>
          <table:table-cell table:number-columns-repeated="1009"/>
        </table:table-row>
        <table:table-row table:style-name="ro2">
          <table:table-cell office:value-type="float" office:value="-0.12319576" calcext:value-type="float">
            <text:p>-0.12319576</text:p>
          </table:table-cell>
          <table:table-cell office:value-type="float" office:value="-0.09389708" calcext:value-type="float">
            <text:p>-0.09389708</text:p>
          </table:table-cell>
          <table:table-cell office:value-type="float" office:value="0.69234904" calcext:value-type="float">
            <text:p>0.6923490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style-name="ce30" office:value-type="float" office:value="-0.12322285" calcext:value-type="float">
            <text:p>-0.12322285</text:p>
          </table:table-cell>
          <table:table-cell table:formula="of:=COM.MICROSOFT.NORM.DIST([.K31];[.$H$2];[.$I$2];0)" office:value-type="float" office:value="6617.34205011132" calcext:value-type="float">
            <text:p>6617.34205011132</text:p>
          </table:table-cell>
          <table:table-cell/>
          <table:table-cell table:style-name="ce30" office:value-type="float" office:value="-0.0938707463265306" calcext:value-type="float">
            <text:p>-0.093870746326531</text:p>
          </table:table-cell>
          <table:table-cell table:formula="of:=COM.MICROSOFT.NORM.DIST([.N31];[.$H$3];[.$I$3];0)" office:value-type="float" office:value="8371.06249999551" calcext:value-type="float">
            <text:p>8371.06249999551</text:p>
          </table:table-cell>
          <table:table-cell table:number-columns-repeated="1009"/>
        </table:table-row>
        <table:table-row table:style-name="ro2">
          <table:table-cell office:value-type="float" office:value="-0.12326355" calcext:value-type="float">
            <text:p>-0.12326355</text:p>
          </table:table-cell>
          <table:table-cell office:value-type="float" office:value="-0.09392409" calcext:value-type="float">
            <text:p>-0.09392409</text:p>
          </table:table-cell>
          <table:table-cell office:value-type="float" office:value="0.69269961" calcext:value-type="float">
            <text:p>0.6926996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style-name="ce30" office:value-type="float" office:value="-0.12322791" calcext:value-type="float">
            <text:p>-0.12322791</text:p>
          </table:table-cell>
          <table:table-cell table:formula="of:=COM.MICROSOFT.NORM.DIST([.K32];[.$H$2];[.$I$2];0)" office:value-type="float" office:value="6507.93527207898" calcext:value-type="float">
            <text:p>6507.93527207898</text:p>
          </table:table-cell>
          <table:table-cell/>
          <table:table-cell table:style-name="ce30" office:value-type="float" office:value="-0.0938755955102041" calcext:value-type="float">
            <text:p>-0.093875595510204</text:p>
          </table:table-cell>
          <table:table-cell table:formula="of:=COM.MICROSOFT.NORM.DIST([.N32];[.$H$3];[.$I$3];0)" office:value-type="float" office:value="8211.82078839573" calcext:value-type="float">
            <text:p>8211.82078839573</text:p>
          </table:table-cell>
          <table:table-cell table:number-columns-repeated="1009"/>
        </table:table-row>
        <table:table-row table:style-name="ro2">
          <table:table-cell office:value-type="float" office:value="-0.12319571" calcext:value-type="float">
            <text:p>-0.12319571</text:p>
          </table:table-cell>
          <table:table-cell office:value-type="float" office:value="-0.09384387" calcext:value-type="float">
            <text:p>-0.09384387</text:p>
          </table:table-cell>
          <table:table-cell office:value-type="float" office:value="0.69227739" calcext:value-type="float">
            <text:p>0.69227739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 bin range</text:p>
          </table:table-cell>
          <table:table-cell table:formula="of:=[.H14]/7" office:value-type="float" office:value="0.0000339442857142856" calcext:value-type="float">
            <text:p>3.39442857142856E-05</text:p>
          </table:table-cell>
          <table:table-cell table:number-columns-repeated="3"/>
          <table:table-cell table:style-name="ce30" office:value-type="float" office:value="-0.12323296" calcext:value-type="float">
            <text:p>-0.12323296</text:p>
          </table:table-cell>
          <table:table-cell table:formula="of:=COM.MICROSOFT.NORM.DIST([.K33];[.$H$2];[.$I$2];0)" office:value-type="float" office:value="6354.68198454154" calcext:value-type="float">
            <text:p>6354.68198454154</text:p>
          </table:table-cell>
          <table:table-cell/>
          <table:table-cell table:style-name="ce30" office:value-type="float" office:value="-0.0938804446938776" calcext:value-type="float">
            <text:p>-0.093880444693878</text:p>
          </table:table-cell>
          <table:table-cell table:formula="of:=COM.MICROSOFT.NORM.DIST([.N33];[.$H$3];[.$I$3];0)" office:value-type="float" office:value="7971.10305508849" calcext:value-type="float">
            <text:p>7971.10305508849</text:p>
          </table:table-cell>
          <table:table-cell table:number-columns-repeated="1009"/>
        </table:table-row>
        <table:table-row table:style-name="ro2">
          <table:table-cell office:value-type="float" office:value="-0.12319012" calcext:value-type="float">
            <text:p>-0.12319012</text:p>
          </table:table-cell>
          <table:table-cell office:value-type="float" office:value="-0.09387834" calcext:value-type="float">
            <text:p>-0.09387834</text:p>
          </table:table-cell>
          <table:table-cell office:value-type="float" office:value="0.69231229" calcext:value-type="float">
            <text:p>0.692312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style-name="ce30" office:value-type="float" office:value="-0.12323801" calcext:value-type="float">
            <text:p>-0.12323801</text:p>
          </table:table-cell>
          <table:table-cell table:formula="of:=COM.MICROSOFT.NORM.DIST([.K34];[.$H$2];[.$I$2];0)" office:value-type="float" office:value="6160.61621089158" calcext:value-type="float">
            <text:p>6160.61621089158</text:p>
          </table:table-cell>
          <table:table-cell/>
          <table:table-cell table:style-name="ce30" office:value-type="float" office:value="-0.093885293877551" calcext:value-type="float">
            <text:p>-0.093885293877551</text:p>
          </table:table-cell>
          <table:table-cell table:formula="of:=COM.MICROSOFT.NORM.DIST([.N34];[.$H$3];[.$I$3];0)" office:value-type="float" office:value="7656.274003594" calcext:value-type="float">
            <text:p>7656.274003594</text:p>
          </table:table-cell>
          <table:table-cell table:number-columns-repeated="1009"/>
        </table:table-row>
        <table:table-row table:style-name="ro2">
          <table:table-cell office:value-type="float" office:value="-0.12316889" calcext:value-type="float">
            <text:p>-0.12316889</text:p>
          </table:table-cell>
          <table:table-cell office:value-type="float" office:value="-0.09382999" calcext:value-type="float">
            <text:p>-0.09382999</text:p>
          </table:table-cell>
          <table:table-cell office:value-type="float" office:value="0.69199763" calcext:value-type="float">
            <text:p>0.69199763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formula="of:=[.H13]+[.G33]" office:value-type="float" office:value="-0.0939337857142857" calcext:value-type="float">
            <text:p>-0.093933785714286</text:p>
          </table:table-cell>
          <table:table-cell table:formula="of:=COUNTIF([.$B$2:.$B$97];&quot;&lt;&quot;&amp;[.G35])" office:value-type="float" office:value="7" calcext:value-type="float">
            <text:p>7</text:p>
          </table:table-cell>
          <table:table-cell table:style-name="ce29" table:formula="of:=[.H35]" office:value-type="float" office:value="7" calcext:value-type="float">
            <text:p>7</text:p>
          </table:table-cell>
          <table:table-cell/>
          <table:table-cell table:style-name="ce30" office:value-type="float" office:value="-0.12324306" calcext:value-type="float">
            <text:p>-0.12324306</text:p>
          </table:table-cell>
          <table:table-cell table:formula="of:=COM.MICROSOFT.NORM.DIST([.K35];[.$H$2];[.$I$2];0)" office:value-type="float" office:value="5929.72050124408" calcext:value-type="float">
            <text:p>5929.72050124408</text:p>
          </table:table-cell>
          <table:table-cell/>
          <table:table-cell table:style-name="ce30" office:value-type="float" office:value="-0.0938901430612245" calcext:value-type="float">
            <text:p>-0.093890143061225</text:p>
          </table:table-cell>
          <table:table-cell table:formula="of:=COM.MICROSOFT.NORM.DIST([.N35];[.$H$3];[.$I$3];0)" office:value-type="float" office:value="7276.73557886702" calcext:value-type="float">
            <text:p>7276.73557886702</text:p>
          </table:table-cell>
          <table:table-cell table:number-columns-repeated="1009"/>
        </table:table-row>
        <table:table-row table:style-name="ro2">
          <table:table-cell office:value-type="float" office:value="-0.12318771" calcext:value-type="float">
            <text:p>-0.12318771</text:p>
          </table:table-cell>
          <table:table-cell office:value-type="float" office:value="-0.09384956" calcext:value-type="float">
            <text:p>-0.09384956</text:p>
          </table:table-cell>
          <table:table-cell office:value-type="float" office:value="0.69226072" calcext:value-type="float">
            <text:p>0.69226072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formula="of:=[.G35]+[.$G$33]" office:value-type="float" office:value="-0.0938998414285714" calcext:value-type="float">
            <text:p>-0.093899841428572</text:p>
          </table:table-cell>
          <table:table-cell table:formula="of:=COUNTIF([.$B$2:.$B$97];&quot;&lt;&quot;&amp;[.G36])" office:value-type="float" office:value="22" calcext:value-type="float">
            <text:p>22</text:p>
          </table:table-cell>
          <table:table-cell table:style-name="ce29" table:formula="of:=[.H36]-[.H35]" office:value-type="float" office:value="15" calcext:value-type="float">
            <text:p>15</text:p>
          </table:table-cell>
          <table:table-cell/>
          <table:table-cell table:style-name="ce30" office:value-type="float" office:value="-0.12324811" calcext:value-type="float">
            <text:p>-0.12324811</text:p>
          </table:table-cell>
          <table:table-cell table:formula="of:=COM.MICROSOFT.NORM.DIST([.K36];[.$H$2];[.$I$2];0)" office:value-type="float" office:value="5666.61919469755" calcext:value-type="float">
            <text:p>5666.61919469755</text:p>
          </table:table-cell>
          <table:table-cell/>
          <table:table-cell table:style-name="ce30" office:value-type="float" office:value="-0.093894992244898" calcext:value-type="float">
            <text:p>-0.093894992244898</text:p>
          </table:table-cell>
          <table:table-cell table:formula="of:=COM.MICROSOFT.NORM.DIST([.N36];[.$H$3];[.$I$3];0)" office:value-type="float" office:value="6843.46109601205" calcext:value-type="float">
            <text:p>6843.46109601205</text:p>
          </table:table-cell>
          <table:table-cell table:number-columns-repeated="1009"/>
        </table:table-row>
        <table:table-row table:style-name="ro2">
          <table:table-cell office:value-type="float" office:value="-0.1232278" calcext:value-type="float">
            <text:p>-0.1232278</text:p>
          </table:table-cell>
          <table:table-cell office:value-type="float" office:value="-0.09387061" calcext:value-type="float">
            <text:p>-0.09387061</text:p>
          </table:table-cell>
          <table:table-cell office:value-type="float" office:value="0.69241054" calcext:value-type="float">
            <text:p>0.6924105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formula="of:=[.G36]+[.$G$33]" office:value-type="float" office:value="-0.0938658971428572" calcext:value-type="float">
            <text:p>-0.093865897142857</text:p>
          </table:table-cell>
          <table:table-cell table:formula="of:=COUNTIF([.$B$2:.$B$97];&quot;&lt;&quot;&amp;[.G37])" office:value-type="float" office:value="50" calcext:value-type="float">
            <text:p>50</text:p>
          </table:table-cell>
          <table:table-cell table:style-name="ce29" table:formula="of:=[.H37]-[.H36]" office:value-type="float" office:value="28" calcext:value-type="float">
            <text:p>28</text:p>
          </table:table-cell>
          <table:table-cell/>
          <table:table-cell table:style-name="ce30" office:value-type="float" office:value="-0.12325316" calcext:value-type="float">
            <text:p>-0.12325316</text:p>
          </table:table-cell>
          <table:table-cell table:formula="of:=COM.MICROSOFT.NORM.DIST([.K37];[.$H$2];[.$I$2];0)" office:value-type="float" office:value="5376.42472472427" calcext:value-type="float">
            <text:p>5376.42472472427</text:p>
          </table:table-cell>
          <table:table-cell/>
          <table:table-cell table:style-name="ce30" office:value-type="float" office:value="-0.0938998414285714" calcext:value-type="float">
            <text:p>-0.093899841428572</text:p>
          </table:table-cell>
          <table:table-cell table:formula="of:=COM.MICROSOFT.NORM.DIST([.N37];[.$H$3];[.$I$3];0)" office:value-type="float" office:value="6368.46980668968" calcext:value-type="float">
            <text:p>6368.46980668968</text:p>
          </table:table-cell>
          <table:table-cell table:number-columns-repeated="1009"/>
        </table:table-row>
        <table:table-row table:style-name="ro2">
          <table:table-cell office:value-type="float" office:value="-0.12317615" calcext:value-type="float">
            <text:p>-0.12317615</text:p>
          </table:table-cell>
          <table:table-cell office:value-type="float" office:value="-0.09387875" calcext:value-type="float">
            <text:p>-0.09387875</text:p>
          </table:table-cell>
          <table:table-cell office:value-type="float" office:value="0.69222015" calcext:value-type="float">
            <text:p>0.69222015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formula="of:=[.G37]+[.$G$33]" office:value-type="float" office:value="-0.0938319528571429" calcext:value-type="float">
            <text:p>-0.093831952857143</text:p>
          </table:table-cell>
          <table:table-cell table:formula="of:=COUNTIF([.$B$2:.$B$97];&quot;&lt;&quot;&amp;[.G38])" office:value-type="float" office:value="74" calcext:value-type="float">
            <text:p>74</text:p>
          </table:table-cell>
          <table:table-cell table:style-name="ce29" table:formula="of:=[.H38]-[.H37]" office:value-type="float" office:value="24" calcext:value-type="float">
            <text:p>24</text:p>
          </table:table-cell>
          <table:table-cell/>
          <table:table-cell table:style-name="ce30" office:value-type="float" office:value="-0.12325821" calcext:value-type="float">
            <text:p>-0.12325821</text:p>
          </table:table-cell>
          <table:table-cell table:formula="of:=COM.MICROSOFT.NORM.DIST([.K38];[.$H$2];[.$I$2];0)" office:value-type="float" office:value="5064.57313579823" calcext:value-type="float">
            <text:p>5064.57313579823</text:p>
          </table:table-cell>
          <table:table-cell/>
          <table:table-cell table:style-name="ce30" office:value-type="float" office:value="-0.0939046906122449" calcext:value-type="float">
            <text:p>-0.093904690612245</text:p>
          </table:table-cell>
          <table:table-cell table:formula="of:=COM.MICROSOFT.NORM.DIST([.N38];[.$H$3];[.$I$3];0)" office:value-type="float" office:value="5864.27689300635" calcext:value-type="float">
            <text:p>5864.27689300635</text:p>
          </table:table-cell>
          <table:table-cell table:number-columns-repeated="1009"/>
        </table:table-row>
        <table:table-row table:style-name="ro2">
          <table:table-cell office:value-type="float" office:value="-0.12322777" calcext:value-type="float">
            <text:p>-0.12322777</text:p>
          </table:table-cell>
          <table:table-cell office:value-type="float" office:value="-0.09389923" calcext:value-type="float">
            <text:p>-0.09389923</text:p>
          </table:table-cell>
          <table:table-cell office:value-type="float" office:value="0.69249573" calcext:value-type="float">
            <text:p>0.69249573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formula="of:=[.G38]+[.$G$33]" office:value-type="float" office:value="-0.0937980085714286" calcext:value-type="float">
            <text:p>-0.093798008571429</text:p>
          </table:table-cell>
          <table:table-cell table:formula="of:=COUNTIF([.$B$2:.$B$97];&quot;&lt;&quot;&amp;[.G39])" office:value-type="float" office:value="88" calcext:value-type="float">
            <text:p>88</text:p>
          </table:table-cell>
          <table:table-cell table:style-name="ce29" table:formula="of:=[.H39]-[.H38]" office:value-type="float" office:value="14" calcext:value-type="float">
            <text:p>14</text:p>
          </table:table-cell>
          <table:table-cell/>
          <table:table-cell table:style-name="ce30" office:value-type="float" office:value="-0.12326326" calcext:value-type="float">
            <text:p>-0.12326326</text:p>
          </table:table-cell>
          <table:table-cell table:formula="of:=COM.MICROSOFT.NORM.DIST([.K39];[.$H$2];[.$I$2];0)" office:value-type="float" office:value="4736.65616728416" calcext:value-type="float">
            <text:p>4736.65616728416</text:p>
          </table:table-cell>
          <table:table-cell/>
          <table:table-cell table:style-name="ce30" office:value-type="float" office:value="-0.0939095397959184" calcext:value-type="float">
            <text:p>-0.093909539795918</text:p>
          </table:table-cell>
          <table:table-cell table:formula="of:=COM.MICROSOFT.NORM.DIST([.N39];[.$H$3];[.$I$3];0)" office:value-type="float" office:value="5343.35372199662" calcext:value-type="float">
            <text:p>5343.35372199662</text:p>
          </table:table-cell>
          <table:table-cell table:number-columns-repeated="1009"/>
        </table:table-row>
        <table:table-row table:style-name="ro2">
          <table:table-cell office:value-type="float" office:value="-0.12314943" calcext:value-type="float">
            <text:p>-0.12314943</text:p>
          </table:table-cell>
          <table:table-cell office:value-type="float" office:value="-0.09378672" calcext:value-type="float">
            <text:p>-0.09378672</text:p>
          </table:table-cell>
          <table:table-cell office:value-type="float" office:value="0.6919234" calcext:value-type="float">
            <text:p>0.691923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formula="of:=[.G39]+[.$G$33]" office:value-type="float" office:value="-0.0937640642857143" calcext:value-type="float">
            <text:p>-0.093764064285714</text:p>
          </table:table-cell>
          <table:table-cell table:formula="of:=COUNTIF([.$B$2:.$B$97];&quot;&lt;&quot;&amp;[.G40])" office:value-type="float" office:value="93" calcext:value-type="float">
            <text:p>93</text:p>
          </table:table-cell>
          <table:table-cell table:style-name="ce29" table:formula="of:=[.H40]-[.H39]" office:value-type="float" office:value="5" calcext:value-type="float">
            <text:p>5</text:p>
          </table:table-cell>
          <table:table-cell/>
          <table:table-cell table:style-name="ce30" office:value-type="float" office:value="-0.12326832" calcext:value-type="float">
            <text:p>-0.12326832</text:p>
          </table:table-cell>
          <table:table-cell table:formula="of:=COM.MICROSOFT.NORM.DIST([.K40];[.$H$2];[.$I$2];0)" office:value-type="float" office:value="4397.58021122278" calcext:value-type="float">
            <text:p>4397.58021122278</text:p>
          </table:table-cell>
          <table:table-cell/>
          <table:table-cell table:style-name="ce30" office:value-type="float" office:value="-0.0939143889795919" calcext:value-type="float">
            <text:p>-0.093914388979592</text:p>
          </table:table-cell>
          <table:table-cell table:formula="of:=COM.MICROSOFT.NORM.DIST([.N40];[.$H$3];[.$I$3];0)" office:value-type="float" office:value="4817.63023745715" calcext:value-type="float">
            <text:p>4817.63023745715</text:p>
          </table:table-cell>
          <table:table-cell table:number-columns-repeated="1009"/>
        </table:table-row>
        <table:table-row table:style-name="ro2">
          <table:table-cell office:value-type="float" office:value="-0.12325661" calcext:value-type="float">
            <text:p>-0.12325661</text:p>
          </table:table-cell>
          <table:table-cell office:value-type="float" office:value="-0.09388853" calcext:value-type="float">
            <text:p>-0.09388853</text:p>
          </table:table-cell>
          <table:table-cell office:value-type="float" office:value="0.692673" calcext:value-type="float">
            <text:p>0.692673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formula="of:=[.G40]+[.$G$33]" office:value-type="float" office:value="-0.09373012" calcext:value-type="float">
            <text:p>-0.09373012</text:p>
          </table:table-cell>
          <table:table-cell table:formula="of:=COUNTIF([.$B$2:.$B$97];&quot;&lt;&quot;&amp;[.G41])" office:value-type="float" office:value="95" calcext:value-type="float">
            <text:p>95</text:p>
          </table:table-cell>
          <table:table-cell table:style-name="ce29" table:formula="of:=[.H41]-[.H40]" office:value-type="float" office:value="2" calcext:value-type="float">
            <text:p>2</text:p>
          </table:table-cell>
          <table:table-cell/>
          <table:table-cell table:style-name="ce30" office:value-type="float" office:value="-0.12327337" calcext:value-type="float">
            <text:p>-0.12327337</text:p>
          </table:table-cell>
          <table:table-cell table:formula="of:=COM.MICROSOFT.NORM.DIST([.K41];[.$H$2];[.$I$2];0)" office:value-type="float" office:value="4054.11512044095" calcext:value-type="float">
            <text:p>4054.11512044095</text:p>
          </table:table-cell>
          <table:table-cell/>
          <table:table-cell table:style-name="ce30" office:value-type="float" office:value="-0.0939192381632653" calcext:value-type="float">
            <text:p>-0.093919238163265</text:p>
          </table:table-cell>
          <table:table-cell table:formula="of:=COM.MICROSOFT.NORM.DIST([.N41];[.$H$3];[.$I$3];0)" office:value-type="float" office:value="4298.06605618492" calcext:value-type="float">
            <text:p>4298.06605618492</text:p>
          </table:table-cell>
          <table:table-cell table:number-columns-repeated="1009"/>
        </table:table-row>
        <table:table-row table:style-name="ro2">
          <table:table-cell office:value-type="float" office:value="-0.12330026" calcext:value-type="float">
            <text:p>-0.12330026</text:p>
          </table:table-cell>
          <table:table-cell office:value-type="float" office:value="-0.09394487" calcext:value-type="float">
            <text:p>-0.09394487</text:p>
          </table:table-cell>
          <table:table-cell office:value-type="float" office:value="0.69288438" calcext:value-type="float">
            <text:p>0.6928843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style-name="ce30" office:value-type="float" office:value="-0.12327842" calcext:value-type="float">
            <text:p>-0.12327842</text:p>
          </table:table-cell>
          <table:table-cell table:formula="of:=COM.MICROSOFT.NORM.DIST([.K42];[.$H$2];[.$I$2];0)" office:value-type="float" office:value="3710.71944409554" calcext:value-type="float">
            <text:p>3710.71944409554</text:p>
          </table:table-cell>
          <table:table-cell/>
          <table:table-cell table:style-name="ce30" office:value-type="float" office:value="-0.0939240873469388" calcext:value-type="float">
            <text:p>-0.093924087346939</text:p>
          </table:table-cell>
          <table:table-cell table:formula="of:=COM.MICROSOFT.NORM.DIST([.N42];[.$H$3];[.$I$3];0)" office:value-type="float" office:value="3794.30982335514" calcext:value-type="float">
            <text:p>3794.30982335514</text:p>
          </table:table-cell>
          <table:table-cell table:number-columns-repeated="1009"/>
        </table:table-row>
        <table:table-row table:style-name="ro2">
          <table:table-cell office:value-type="float" office:value="-0.12328488" calcext:value-type="float">
            <text:p>-0.12328488</text:p>
          </table:table-cell>
          <table:table-cell office:value-type="float" office:value="-0.09392165" calcext:value-type="float">
            <text:p>-0.09392165</text:p>
          </table:table-cell>
          <table:table-cell office:value-type="float" office:value="0.69279147" calcext:value-type="float">
            <text:p>0.6927914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style-name="ce30" office:value-type="float" office:value="-0.12328347" calcext:value-type="float">
            <text:p>-0.12328347</text:p>
          </table:table-cell>
          <table:table-cell table:formula="of:=COM.MICROSOFT.NORM.DIST([.K43];[.$H$2];[.$I$2];0)" office:value-type="float" office:value="3372.09576127056" calcext:value-type="float">
            <text:p>3372.09576127056</text:p>
          </table:table-cell>
          <table:table-cell/>
          <table:table-cell table:style-name="ce30" office:value-type="float" office:value="-0.0939289365306123" calcext:value-type="float">
            <text:p>-0.093928936530612</text:p>
          </table:table-cell>
          <table:table-cell table:formula="of:=COM.MICROSOFT.NORM.DIST([.N43];[.$H$3];[.$I$3];0)" office:value-type="float" office:value="3314.45843563685" calcext:value-type="float">
            <text:p>3314.45843563685</text:p>
          </table:table-cell>
          <table:table-cell table:number-columns-repeated="1009"/>
        </table:table-row>
        <table:table-row table:style-name="ro2">
          <table:table-cell office:value-type="float" office:value="-0.12325589" calcext:value-type="float">
            <text:p>-0.12325589</text:p>
          </table:table-cell>
          <table:table-cell office:value-type="float" office:value="-0.09388586" calcext:value-type="float">
            <text:p>-0.09388586</text:p>
          </table:table-cell>
          <table:table-cell office:value-type="float" office:value="0.69265546" calcext:value-type="float">
            <text:p>0.6926554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z bin range</text:p>
          </table:table-cell>
          <table:table-cell table:formula="of:=[.H18]/7" office:value-type="float" office:value="0.000212331428571434" calcext:value-type="float">
            <text:p>0.000212331428571</text:p>
          </table:table-cell>
          <table:table-cell table:number-columns-repeated="3"/>
          <table:table-cell table:style-name="ce30" office:value-type="float" office:value="-0.12328852" calcext:value-type="float">
            <text:p>-0.12328852</text:p>
          </table:table-cell>
          <table:table-cell table:formula="of:=COM.MICROSOFT.NORM.DIST([.K44];[.$H$2];[.$I$2];0)" office:value-type="float" office:value="3042.43574426147" calcext:value-type="float">
            <text:p>3042.43574426147</text:p>
          </table:table-cell>
          <table:table-cell/>
          <table:table-cell table:style-name="ce30" office:value-type="float" office:value="-0.0939337857142857" calcext:value-type="float">
            <text:p>-0.093933785714286</text:p>
          </table:table-cell>
          <table:table-cell table:formula="of:=COM.MICROSOFT.NORM.DIST([.N44];[.$H$3];[.$I$3];0)" office:value-type="float" office:value="2864.91965400063" calcext:value-type="float">
            <text:p>2864.91965400063</text:p>
          </table:table-cell>
          <table:table-cell table:number-columns-repeated="1009"/>
        </table:table-row>
        <table:table-row table:style-name="ro2">
          <table:table-cell office:value-type="float" office:value="-0.12332542" calcext:value-type="float">
            <text:p>-0.12332542</text:p>
          </table:table-cell>
          <table:table-cell office:value-type="float" office:value="-0.09391728" calcext:value-type="float">
            <text:p>-0.09391728</text:p>
          </table:table-cell>
          <table:table-cell office:value-type="float" office:value="0.6928443" calcext:value-type="float">
            <text:p>0.69284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style-name="ce30" office:value-type="float" office:value="-0.12329357" calcext:value-type="float">
            <text:p>-0.12329357</text:p>
          </table:table-cell>
          <table:table-cell table:formula="of:=COM.MICROSOFT.NORM.DIST([.K45];[.$H$2];[.$I$2];0)" office:value-type="float" office:value="2725.3523998398" calcext:value-type="float">
            <text:p>2725.3523998398</text:p>
          </table:table-cell>
          <table:table-cell/>
          <table:table-cell table:style-name="ce30" office:value-type="float" office:value="-0.0939386348979592" calcext:value-type="float">
            <text:p>-0.093938634897959</text:p>
          </table:table-cell>
          <table:table-cell table:formula="of:=COM.MICROSOFT.NORM.DIST([.N45];[.$H$3];[.$I$3];0)" office:value-type="float" office:value="2450.37413138155" calcext:value-type="float">
            <text:p>2450.37413138155</text:p>
          </table:table-cell>
          <table:table-cell table:number-columns-repeated="1009"/>
        </table:table-row>
        <table:table-row table:style-name="ro2">
          <table:table-cell office:value-type="float" office:value="-0.12322516" calcext:value-type="float">
            <text:p>-0.12322516</text:p>
          </table:table-cell>
          <table:table-cell office:value-type="float" office:value="-0.09387961" calcext:value-type="float">
            <text:p>-0.09387961</text:p>
          </table:table-cell>
          <table:table-cell office:value-type="float" office:value="0.69251285" calcext:value-type="float">
            <text:p>0.69251285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formula="of:=[.H17]+[.G44]" office:value-type="float" office:value="0.691746001428571" calcext:value-type="float">
            <text:p>0.691746001428571</text:p>
          </table:table-cell>
          <table:table-cell table:formula="of:=COUNTIF([.$C$2:.$C$97];&quot;&lt;&quot;&amp;[.G46])" office:value-type="float" office:value="2" calcext:value-type="float">
            <text:p>2</text:p>
          </table:table-cell>
          <table:table-cell table:style-name="ce29" table:formula="of:=[.H46]" office:value-type="float" office:value="2" calcext:value-type="float">
            <text:p>2</text:p>
          </table:table-cell>
          <table:table-cell/>
          <table:table-cell table:style-name="ce30" office:value-type="float" office:value="-0.12329862" calcext:value-type="float">
            <text:p>-0.12329862</text:p>
          </table:table-cell>
          <table:table-cell table:formula="of:=COM.MICROSOFT.NORM.DIST([.K46];[.$H$2];[.$I$2];0)" office:value-type="float" office:value="2423.83835868668" calcext:value-type="float">
            <text:p>2423.83835868668</text:p>
          </table:table-cell>
          <table:table-cell/>
          <table:table-cell table:style-name="ce30" office:value-type="float" office:value="-0.0939434840816327" calcext:value-type="float">
            <text:p>-0.093943484081633</text:p>
          </table:table-cell>
          <table:table-cell table:formula="of:=COM.MICROSOFT.NORM.DIST([.N46];[.$H$3];[.$I$3];0)" office:value-type="float" office:value="2073.82656697394" calcext:value-type="float">
            <text:p>2073.82656697394</text:p>
          </table:table-cell>
          <table:table-cell table:number-columns-repeated="1009"/>
        </table:table-row>
        <table:table-row table:style-name="ro2">
          <table:table-cell office:value-type="float" office:value="-0.12319246" calcext:value-type="float">
            <text:p>-0.12319246</text:p>
          </table:table-cell>
          <table:table-cell office:value-type="float" office:value="-0.09383754" calcext:value-type="float">
            <text:p>-0.09383754</text:p>
          </table:table-cell>
          <table:table-cell office:value-type="float" office:value="0.69228454" calcext:value-type="float">
            <text:p>0.6922845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formula="of:=[.G46]+[.$G$44]" office:value-type="float" office:value="0.691958332857143" calcext:value-type="float">
            <text:p>0.691958332857143</text:p>
          </table:table-cell>
          <table:table-cell table:formula="of:=COUNTIF([.$C$2:.$C$97];&quot;&lt;&quot;&amp;[.G47])" office:value-type="float" office:value="13" calcext:value-type="float">
            <text:p>13</text:p>
          </table:table-cell>
          <table:table-cell table:style-name="ce29" table:formula="of:=[.H47]-[.H46]" office:value-type="float" office:value="11" calcext:value-type="float">
            <text:p>11</text:p>
          </table:table-cell>
          <table:table-cell/>
          <table:table-cell table:style-name="ce30" office:value-type="float" office:value="-0.12330367" calcext:value-type="float">
            <text:p>-0.12330367</text:p>
          </table:table-cell>
          <table:table-cell table:formula="of:=COM.MICROSOFT.NORM.DIST([.K47];[.$H$2];[.$I$2];0)" office:value-type="float" office:value="2140.24937089386" calcext:value-type="float">
            <text:p>2140.24937089386</text:p>
          </table:table-cell>
          <table:table-cell/>
          <table:table-cell table:style-name="ce30" office:value-type="float" office:value="-0.0939483332653061" calcext:value-type="float">
            <text:p>-0.093948333265306</text:p>
          </table:table-cell>
          <table:table-cell table:formula="of:=COM.MICROSOFT.NORM.DIST([.N47];[.$H$3];[.$I$3];0)" office:value-type="float" office:value="1736.73097910951" calcext:value-type="float">
            <text:p>1736.73097910951</text:p>
          </table:table-cell>
          <table:table-cell table:number-columns-repeated="1009"/>
        </table:table-row>
        <table:table-row table:style-name="ro2">
          <table:table-cell office:value-type="float" office:value="-0.12325827" calcext:value-type="float">
            <text:p>-0.12325827</text:p>
          </table:table-cell>
          <table:table-cell office:value-type="float" office:value="-0.09387939" calcext:value-type="float">
            <text:p>-0.09387939</text:p>
          </table:table-cell>
          <table:table-cell office:value-type="float" office:value="0.69257941" calcext:value-type="float">
            <text:p>0.6925794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formula="of:=[.G47]+[.$G$44]" office:value-type="float" office:value="0.692170664285714" calcext:value-type="float">
            <text:p>0.692170664285714</text:p>
          </table:table-cell>
          <table:table-cell table:formula="of:=COUNTIF([.$C$2:.$C$97];&quot;&lt;&quot;&amp;[.G48])" office:value-type="float" office:value="23" calcext:value-type="float">
            <text:p>23</text:p>
          </table:table-cell>
          <table:table-cell table:style-name="ce29" table:formula="of:=[.H48]-[.H47]" office:value-type="float" office:value="10" calcext:value-type="float">
            <text:p>10</text:p>
          </table:table-cell>
          <table:table-cell/>
          <table:table-cell table:style-name="ce30" office:value-type="float" office:value="-0.12330873" calcext:value-type="float">
            <text:p>-0.12330873</text:p>
          </table:table-cell>
          <table:table-cell table:formula="of:=COM.MICROSOFT.NORM.DIST([.K48];[.$H$2];[.$I$2];0)" office:value-type="float" office:value="1875.80874158933" calcext:value-type="float">
            <text:p>1875.80874158933</text:p>
          </table:table-cell>
          <table:table-cell/>
          <table:table-cell table:style-name="ce30" office:value-type="float" office:value="-0.0939531824489796" calcext:value-type="float">
            <text:p>-0.09395318244898</text:p>
          </table:table-cell>
          <table:table-cell table:formula="of:=COM.MICROSOFT.NORM.DIST([.N48];[.$H$3];[.$I$3];0)" office:value-type="float" office:value="1439.17216618069" calcext:value-type="float">
            <text:p>1439.17216618069</text:p>
          </table:table-cell>
          <table:table-cell table:number-columns-repeated="1009"/>
        </table:table-row>
        <table:table-row table:style-name="ro2">
          <table:table-cell office:value-type="float" office:value="-0.12328947" calcext:value-type="float">
            <text:p>-0.12328947</text:p>
          </table:table-cell>
          <table:table-cell office:value-type="float" office:value="-0.09391082" calcext:value-type="float">
            <text:p>-0.09391082</text:p>
          </table:table-cell>
          <table:table-cell office:value-type="float" office:value="0.69274158" calcext:value-type="float">
            <text:p>0.69274158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formula="of:=[.G48]+[.$G$44]" office:value-type="float" office:value="0.692382995714286" calcext:value-type="float">
            <text:p>0.692382995714286</text:p>
          </table:table-cell>
          <table:table-cell table:formula="of:=COUNTIF([.$C$2:.$C$97];&quot;&lt;&quot;&amp;[.G49])" office:value-type="float" office:value="52" calcext:value-type="float">
            <text:p>52</text:p>
          </table:table-cell>
          <table:table-cell table:style-name="ce29" table:formula="of:=[.H49]-[.H48]" office:value-type="float" office:value="29" calcext:value-type="float">
            <text:p>29</text:p>
          </table:table-cell>
          <table:table-cell/>
          <table:table-cell table:style-name="ce30" office:value-type="float" office:value="-0.12331378" calcext:value-type="float">
            <text:p>-0.12331378</text:p>
          </table:table-cell>
          <table:table-cell table:formula="of:=COM.MICROSOFT.NORM.DIST([.K49];[.$H$2];[.$I$2];0)" office:value-type="float" office:value="1632.68563944563" calcext:value-type="float">
            <text:p>1632.68563944563</text:p>
          </table:table-cell>
          <table:table-cell/>
          <table:table-cell table:style-name="ce30" office:value-type="float" office:value="-0.093958" calcext:value-type="float">
            <text:p>-0.093958</text:p>
          </table:table-cell>
          <table:table-cell table:formula="of:=COM.MICROSOFT.NORM.DIST([.N49];[.$H$3];[.$I$3];0)" office:value-type="float" office:value="1181.65359457974" calcext:value-type="float">
            <text:p>1181.65359457974</text:p>
          </table:table-cell>
          <table:table-cell table:number-columns-repeated="1009"/>
        </table:table-row>
        <table:table-row table:style-name="ro2">
          <table:table-cell office:value-type="float" office:value="-0.12318306" calcext:value-type="float">
            <text:p>-0.12318306</text:p>
          </table:table-cell>
          <table:table-cell office:value-type="float" office:value="-0.09384015" calcext:value-type="float">
            <text:p>-0.09384015</text:p>
          </table:table-cell>
          <table:table-cell office:value-type="float" office:value="0.6920692" calcext:value-type="float">
            <text:p>0.6920692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formula="of:=[.G49]+[.$G$44]" office:value-type="float" office:value="0.692595327142857" calcext:value-type="float">
            <text:p>0.692595327142857</text:p>
          </table:table-cell>
          <table:table-cell table:formula="of:=COUNTIF([.$C$2:.$C$97];&quot;&lt;&quot;&amp;[.G50])" office:value-type="float" office:value="69" calcext:value-type="float">
            <text:p>69</text:p>
          </table:table-cell>
          <table:table-cell table:style-name="ce29" table:formula="of:=[.H50]-[.H49]" office:value-type="float" office:value="17" calcext:value-type="float">
            <text:p>17</text:p>
          </table:table-cell>
          <table:table-cell/>
          <table:table-cell table:style-name="ce30" office:value-type="float" office:value="-0.12331883" calcext:value-type="float">
            <text:p>-0.12331883</text:p>
          </table:table-cell>
          <table:table-cell table:formula="of:=COM.MICROSOFT.NORM.DIST([.K50];[.$H$2];[.$I$2];0)" office:value-type="float" office:value="1410.90030205504" calcext:value-type="float">
            <text:p>1410.90030205504</text:p>
          </table:table-cell>
          <table:table-cell table:number-columns-repeated="1012"/>
        </table:table-row>
        <table:table-row table:style-name="ro2">
          <table:table-cell office:value-type="float" office:value="-0.12322144" calcext:value-type="float">
            <text:p>-0.12322144</text:p>
          </table:table-cell>
          <table:table-cell office:value-type="float" office:value="-0.09387932" calcext:value-type="float">
            <text:p>-0.09387932</text:p>
          </table:table-cell>
          <table:table-cell office:value-type="float" office:value="0.69239907" calcext:value-type="float">
            <text:p>0.69239907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formula="of:=[.G50]+[.$G$44]" office:value-type="float" office:value="0.692807658571429" calcext:value-type="float">
            <text:p>0.692807658571429</text:p>
          </table:table-cell>
          <table:table-cell table:formula="of:=COUNTIF([.$C$2:.$C$97];&quot;&lt;&quot;&amp;[.G51])" office:value-type="float" office:value="85" calcext:value-type="float">
            <text:p>85</text:p>
          </table:table-cell>
          <table:table-cell table:style-name="ce29" table:formula="of:=[.H51]-[.H50]" office:value-type="float" office:value="16" calcext:value-type="float">
            <text:p>16</text:p>
          </table:table-cell>
          <table:table-cell/>
          <table:table-cell table:style-name="ce30" office:value-type="float" office:value="-0.12332388" calcext:value-type="float">
            <text:p>-0.12332388</text:p>
          </table:table-cell>
          <table:table-cell table:formula="of:=COM.MICROSOFT.NORM.DIST([.K51];[.$H$2];[.$I$2];0)" office:value-type="float" office:value="1210.51399887992" calcext:value-type="float">
            <text:p>1210.51399887992</text:p>
          </table:table-cell>
          <table:table-cell table:number-columns-repeated="1012"/>
        </table:table-row>
        <table:table-row table:style-name="ro2">
          <table:table-cell office:value-type="float" office:value="-0.12329356" calcext:value-type="float">
            <text:p>-0.12329356</text:p>
          </table:table-cell>
          <table:table-cell office:value-type="float" office:value="-0.09394296" calcext:value-type="float">
            <text:p>-0.09394296</text:p>
          </table:table-cell>
          <table:table-cell office:value-type="float" office:value="0.69284417" calcext:value-type="float">
            <text:p>0.69284417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formula="of:=[.G51]+[.$G$44]" office:value-type="float" office:value="0.69301999" calcext:value-type="float">
            <text:p>0.69301999</text:p>
          </table:table-cell>
          <table:table-cell table:formula="of:=COUNTIF([.$C$2:.$C$97];&quot;&lt;&quot;&amp;[.G52])" office:value-type="float" office:value="95" calcext:value-type="float">
            <text:p>95</text:p>
          </table:table-cell>
          <table:table-cell table:style-name="ce29" table:formula="of:=[.H52]-[.H51]" office:value-type="float" office:value="10" calcext:value-type="float">
            <text:p>10</text:p>
          </table:table-cell>
          <table:table-cell/>
          <table:table-cell table:style-name="ce30" office:value-type="float" office:value="-0.12332893" calcext:value-type="float">
            <text:p>-0.12332893</text:p>
          </table:table-cell>
          <table:table-cell table:formula="of:=COM.MICROSOFT.NORM.DIST([.K52];[.$H$2];[.$I$2];0)" office:value-type="float" office:value="1031.15283948424" calcext:value-type="float">
            <text:p>1031.15283948424</text:p>
          </table:table-cell>
          <table:table-cell table:number-columns-repeated="1012"/>
        </table:table-row>
        <table:table-row table:style-name="ro2">
          <table:table-cell office:value-type="float" office:value="-0.12317149" calcext:value-type="float">
            <text:p>-0.12317149</text:p>
          </table:table-cell>
          <table:table-cell office:value-type="float" office:value="-0.09384739" calcext:value-type="float">
            <text:p>-0.09384739</text:p>
          </table:table-cell>
          <table:table-cell office:value-type="float" office:value="0.69210075" calcext:value-type="float">
            <text:p>0.692100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5721" calcext:value-type="float">
            <text:p>-0.12325721</text:p>
          </table:table-cell>
          <table:table-cell office:value-type="float" office:value="-0.09390897" calcext:value-type="float">
            <text:p>-0.09390897</text:p>
          </table:table-cell>
          <table:table-cell office:value-type="float" office:value="0.69265106" calcext:value-type="float">
            <text:p>0.6926510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30652" calcext:value-type="float">
            <text:p>-0.12330652</text:p>
          </table:table-cell>
          <table:table-cell office:value-type="float" office:value="-0.09393137" calcext:value-type="float">
            <text:p>-0.09393137</text:p>
          </table:table-cell>
          <table:table-cell office:value-type="float" office:value="0.69294507" calcext:value-type="float">
            <text:p>0.6929450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0146" calcext:value-type="float">
            <text:p>-0.12310146</text:p>
          </table:table-cell>
          <table:table-cell office:value-type="float" office:value="-0.09375974" calcext:value-type="float">
            <text:p>-0.09375974</text:p>
          </table:table-cell>
          <table:table-cell office:value-type="float" office:value="0.69186049" calcext:value-type="float">
            <text:p>0.691860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3253" calcext:value-type="float">
            <text:p>-0.12323253</text:p>
          </table:table-cell>
          <table:table-cell office:value-type="float" office:value="-0.09389344" calcext:value-type="float">
            <text:p>-0.09389344</text:p>
          </table:table-cell>
          <table:table-cell office:value-type="float" office:value="0.69261848" calcext:value-type="float">
            <text:p>0.6926184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3476" calcext:value-type="float">
            <text:p>-0.12313476</text:p>
          </table:table-cell>
          <table:table-cell office:value-type="float" office:value="-0.0937986" calcext:value-type="float">
            <text:p>-0.0937986</text:p>
          </table:table-cell>
          <table:table-cell office:value-type="float" office:value="0.69189229" calcext:value-type="float">
            <text:p>0.691892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7655" calcext:value-type="float">
            <text:p>-0.12327655</text:p>
          </table:table-cell>
          <table:table-cell office:value-type="float" office:value="-0.09389467" calcext:value-type="float">
            <text:p>-0.09389467</text:p>
          </table:table-cell>
          <table:table-cell office:value-type="float" office:value="0.69276294" calcext:value-type="float">
            <text:p>0.6927629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0964" calcext:value-type="float">
            <text:p>-0.12320964</text:p>
          </table:table-cell>
          <table:table-cell office:value-type="float" office:value="-0.09383618" calcext:value-type="float">
            <text:p>-0.09383618</text:p>
          </table:table-cell>
          <table:table-cell office:value-type="float" office:value="0.69224922" calcext:value-type="float">
            <text:p>0.692249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71" calcext:value-type="float">
            <text:p>-0.123171</text:p>
          </table:table-cell>
          <table:table-cell office:value-type="float" office:value="-0.09383372" calcext:value-type="float">
            <text:p>-0.09383372</text:p>
          </table:table-cell>
          <table:table-cell office:value-type="float" office:value="0.69207188" calcext:value-type="float">
            <text:p>0.6920718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30691" calcext:value-type="float">
            <text:p>-0.12330691</text:p>
          </table:table-cell>
          <table:table-cell office:value-type="float" office:value="-0.09394586" calcext:value-type="float">
            <text:p>-0.09394586</text:p>
          </table:table-cell>
          <table:table-cell office:value-type="float" office:value="0.69290866" calcext:value-type="float">
            <text:p>0.6929086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607" calcext:value-type="float">
            <text:p>-0.1232607</text:p>
          </table:table-cell>
          <table:table-cell office:value-type="float" office:value="-0.09390025" calcext:value-type="float">
            <text:p>-0.09390025</text:p>
          </table:table-cell>
          <table:table-cell office:value-type="float" office:value="0.69262562" calcext:value-type="float">
            <text:p>0.6926256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6197" calcext:value-type="float">
            <text:p>-0.12316197</text:p>
          </table:table-cell>
          <table:table-cell office:value-type="float" office:value="-0.09380879" calcext:value-type="float">
            <text:p>-0.09380879</text:p>
          </table:table-cell>
          <table:table-cell office:value-type="float" office:value="0.6920308" calcext:value-type="float">
            <text:p>0.6920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9784" calcext:value-type="float">
            <text:p>-0.12319784</text:p>
          </table:table-cell>
          <table:table-cell office:value-type="float" office:value="-0.09379921" calcext:value-type="float">
            <text:p>-0.09379921</text:p>
          </table:table-cell>
          <table:table-cell office:value-type="float" office:value="0.69219721" calcext:value-type="float">
            <text:p>0.692197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5766" calcext:value-type="float">
            <text:p>-0.12325766</text:p>
          </table:table-cell>
          <table:table-cell office:value-type="float" office:value="-0.09386451" calcext:value-type="float">
            <text:p>-0.09386451</text:p>
          </table:table-cell>
          <table:table-cell office:value-type="float" office:value="0.69251478" calcext:value-type="float">
            <text:p>0.6925147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8259" calcext:value-type="float">
            <text:p>-0.12328259</text:p>
          </table:table-cell>
          <table:table-cell office:value-type="float" office:value="-0.09388647" calcext:value-type="float">
            <text:p>-0.09388647</text:p>
          </table:table-cell>
          <table:table-cell office:value-type="float" office:value="0.69264471" calcext:value-type="float">
            <text:p>0.6926447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9113" calcext:value-type="float">
            <text:p>-0.12329113</text:p>
          </table:table-cell>
          <table:table-cell office:value-type="float" office:value="-0.09390772" calcext:value-type="float">
            <text:p>-0.09390772</text:p>
          </table:table-cell>
          <table:table-cell office:value-type="float" office:value="0.69267491" calcext:value-type="float">
            <text:p>0.6926749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32059" calcext:value-type="float">
            <text:p>-0.12332059</text:p>
          </table:table-cell>
          <table:table-cell office:value-type="float" office:value="-0.09390095" calcext:value-type="float">
            <text:p>-0.09390095</text:p>
          </table:table-cell>
          <table:table-cell office:value-type="float" office:value="0.69299529" calcext:value-type="float">
            <text:p>0.692995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8813" calcext:value-type="float">
            <text:p>-0.12318813</text:p>
          </table:table-cell>
          <table:table-cell office:value-type="float" office:value="-0.09383018" calcext:value-type="float">
            <text:p>-0.09383018</text:p>
          </table:table-cell>
          <table:table-cell office:value-type="float" office:value="0.69224779" calcext:value-type="float">
            <text:p>0.692247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4238" calcext:value-type="float">
            <text:p>-0.12324238</text:p>
          </table:table-cell>
          <table:table-cell office:value-type="float" office:value="-0.09387972" calcext:value-type="float">
            <text:p>-0.09387972</text:p>
          </table:table-cell>
          <table:table-cell office:value-type="float" office:value="0.69252238" calcext:value-type="float">
            <text:p>0.6925223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07637" calcext:value-type="float">
            <text:p>-0.12307637</text:p>
          </table:table-cell>
          <table:table-cell office:value-type="float" office:value="-0.09373012" calcext:value-type="float">
            <text:p>-0.09373012</text:p>
          </table:table-cell>
          <table:table-cell office:value-type="float" office:value="0.69153367" calcext:value-type="float">
            <text:p>0.6915336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6944" calcext:value-type="float">
            <text:p>-0.12316944</text:p>
          </table:table-cell>
          <table:table-cell office:value-type="float" office:value="-0.09383002" calcext:value-type="float">
            <text:p>-0.09383002</text:p>
          </table:table-cell>
          <table:table-cell office:value-type="float" office:value="0.69208934" calcext:value-type="float">
            <text:p>0.6920893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2963" calcext:value-type="float">
            <text:p>-0.12312963</text:p>
          </table:table-cell>
          <table:table-cell office:value-type="float" office:value="-0.09380038" calcext:value-type="float">
            <text:p>-0.09380038</text:p>
          </table:table-cell>
          <table:table-cell office:value-type="float" office:value="0.69191618" calcext:value-type="float">
            <text:p>0.6919161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2436" calcext:value-type="float">
            <text:p>-0.12322436</text:p>
          </table:table-cell>
          <table:table-cell office:value-type="float" office:value="-0.09387263" calcext:value-type="float">
            <text:p>-0.09387263</text:p>
          </table:table-cell>
          <table:table-cell office:value-type="float" office:value="0.69241107" calcext:value-type="float">
            <text:p>0.6924110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8643" calcext:value-type="float">
            <text:p>-0.12318643</text:p>
          </table:table-cell>
          <table:table-cell office:value-type="float" office:value="-0.09385306" calcext:value-type="float">
            <text:p>-0.09385306</text:p>
          </table:table-cell>
          <table:table-cell office:value-type="float" office:value="0.69228859" calcext:value-type="float">
            <text:p>0.6922885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3186" calcext:value-type="float">
            <text:p>-0.12313186</text:p>
          </table:table-cell>
          <table:table-cell office:value-type="float" office:value="-0.09382057" calcext:value-type="float">
            <text:p>-0.09382057</text:p>
          </table:table-cell>
          <table:table-cell office:value-type="float" office:value="0.69192929" calcext:value-type="float">
            <text:p>0.691929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7291" calcext:value-type="float">
            <text:p>-0.12317291</text:p>
          </table:table-cell>
          <table:table-cell office:value-type="float" office:value="-0.09382256" calcext:value-type="float">
            <text:p>-0.09382256</text:p>
          </table:table-cell>
          <table:table-cell office:value-type="float" office:value="0.69210959" calcext:value-type="float">
            <text:p>0.6921095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2031" calcext:value-type="float">
            <text:p>-0.12322031</text:p>
          </table:table-cell>
          <table:table-cell office:value-type="float" office:value="-0.09389192" calcext:value-type="float">
            <text:p>-0.09389192</text:p>
          </table:table-cell>
          <table:table-cell office:value-type="float" office:value="0.6925396" calcext:value-type="float">
            <text:p>0.692539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7972" calcext:value-type="float">
            <text:p>-0.12317972</text:p>
          </table:table-cell>
          <table:table-cell office:value-type="float" office:value="-0.0938697" calcext:value-type="float">
            <text:p>-0.0938697</text:p>
          </table:table-cell>
          <table:table-cell office:value-type="float" office:value="0.69235139" calcext:value-type="float">
            <text:p>0.692351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9768" calcext:value-type="float">
            <text:p>-0.12319768</text:p>
          </table:table-cell>
          <table:table-cell office:value-type="float" office:value="-0.0938591" calcext:value-type="float">
            <text:p>-0.0938591</text:p>
          </table:table-cell>
          <table:table-cell office:value-type="float" office:value="0.69228431" calcext:value-type="float">
            <text:p>0.6922843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3019" calcext:value-type="float">
            <text:p>-0.12323019</text:p>
          </table:table-cell>
          <table:table-cell office:value-type="float" office:value="-0.09390665" calcext:value-type="float">
            <text:p>-0.09390665</text:p>
          </table:table-cell>
          <table:table-cell office:value-type="float" office:value="0.69245505" calcext:value-type="float">
            <text:p>0.6924550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4288" calcext:value-type="float">
            <text:p>-0.12314288</text:p>
          </table:table-cell>
          <table:table-cell office:value-type="float" office:value="-0.09384753" calcext:value-type="float">
            <text:p>-0.09384753</text:p>
          </table:table-cell>
          <table:table-cell office:value-type="float" office:value="0.69210133" calcext:value-type="float">
            <text:p>0.6921013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9055" calcext:value-type="float">
            <text:p>-0.12319055</text:p>
          </table:table-cell>
          <table:table-cell office:value-type="float" office:value="-0.09384651" calcext:value-type="float">
            <text:p>-0.09384651</text:p>
          </table:table-cell>
          <table:table-cell office:value-type="float" office:value="0.69221222" calcext:value-type="float">
            <text:p>0.692212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9547" calcext:value-type="float">
            <text:p>-0.12319547</text:p>
          </table:table-cell>
          <table:table-cell office:value-type="float" office:value="-0.09385943" calcext:value-type="float">
            <text:p>-0.09385943</text:p>
          </table:table-cell>
          <table:table-cell office:value-type="float" office:value="0.69233809" calcext:value-type="float">
            <text:p>0.6923380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6547" calcext:value-type="float">
            <text:p>-0.12326547</text:p>
          </table:table-cell>
          <table:table-cell office:value-type="float" office:value="-0.0938876" calcext:value-type="float">
            <text:p>-0.0938876</text:p>
          </table:table-cell>
          <table:table-cell office:value-type="float" office:value="0.69275518" calcext:value-type="float">
            <text:p>0.6927551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08431" calcext:value-type="float">
            <text:p>-0.12308431</text:p>
          </table:table-cell>
          <table:table-cell office:value-type="float" office:value="-0.09375951" calcext:value-type="float">
            <text:p>-0.09375951</text:p>
          </table:table-cell>
          <table:table-cell office:value-type="float" office:value="0.69159668" calcext:value-type="float">
            <text:p>0.691596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2512" calcext:value-type="float">
            <text:p>-0.12312512</text:p>
          </table:table-cell>
          <table:table-cell office:value-type="float" office:value="-0.09381026" calcext:value-type="float">
            <text:p>-0.09381026</text:p>
          </table:table-cell>
          <table:table-cell office:value-type="float" office:value="0.69188968" calcext:value-type="float">
            <text:p>0.69188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3265" calcext:value-type="float">
            <text:p>-0.12323265</text:p>
          </table:table-cell>
          <table:table-cell office:value-type="float" office:value="-0.09387399" calcext:value-type="float">
            <text:p>-0.09387399</text:p>
          </table:table-cell>
          <table:table-cell office:value-type="float" office:value="0.69238962" calcext:value-type="float">
            <text:p>0.6923896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1552" calcext:value-type="float">
            <text:p>-0.12321552</text:p>
          </table:table-cell>
          <table:table-cell office:value-type="float" office:value="-0.09387157" calcext:value-type="float">
            <text:p>-0.09387157</text:p>
          </table:table-cell>
          <table:table-cell office:value-type="float" office:value="0.69231453" calcext:value-type="float">
            <text:p>0.6923145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6505" calcext:value-type="float">
            <text:p>-0.12316505</text:p>
          </table:table-cell>
          <table:table-cell office:value-type="float" office:value="-0.09384166" calcext:value-type="float">
            <text:p>-0.09384166</text:p>
          </table:table-cell>
          <table:table-cell office:value-type="float" office:value="0.69215466" calcext:value-type="float">
            <text:p>0.6921546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7894" calcext:value-type="float">
            <text:p>-0.12317894</text:p>
          </table:table-cell>
          <table:table-cell office:value-type="float" office:value="-0.09384041" calcext:value-type="float">
            <text:p>-0.09384041</text:p>
          </table:table-cell>
          <table:table-cell office:value-type="float" office:value="0.69219064" calcext:value-type="float">
            <text:p>0.6921906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2599" calcext:value-type="float">
            <text:p>-0.12312599</text:p>
          </table:table-cell>
          <table:table-cell office:value-type="float" office:value="-0.09380514" calcext:value-type="float">
            <text:p>-0.09380514</text:p>
          </table:table-cell>
          <table:table-cell office:value-type="float" office:value="0.69192659" calcext:value-type="float">
            <text:p>0.6919265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9972" calcext:value-type="float">
            <text:p>-0.12319972</text:p>
          </table:table-cell>
          <table:table-cell office:value-type="float" office:value="-0.0938455" calcext:value-type="float">
            <text:p>-0.0938455</text:p>
          </table:table-cell>
          <table:table-cell office:value-type="float" office:value="0.69217864" calcext:value-type="float">
            <text:p>0.6921786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0898" calcext:value-type="float">
            <text:p>-0.12320898</text:p>
          </table:table-cell>
          <table:table-cell office:value-type="float" office:value="-0.09386107" calcext:value-type="float">
            <text:p>-0.09386107</text:p>
          </table:table-cell>
          <table:table-cell office:value-type="float" office:value="0.69238325" calcext:value-type="float">
            <text:p>0.692383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12019" calcext:value-type="float">
            <text:p>-0.12312019</text:p>
          </table:table-cell>
          <table:table-cell office:value-type="float" office:value="-0.09379703" calcext:value-type="float">
            <text:p>-0.09379703</text:p>
          </table:table-cell>
          <table:table-cell office:value-type="float" office:value="0.69181987" calcext:value-type="float">
            <text:p>0.6918198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float" office:value="-0.1232088" calcext:value-type="float">
            <text:p>-0.1232088</text:p>
          </table:table-cell>
          <table:table-cell office:value-type="float" office:value="-0.09387206" calcext:value-type="float">
            <text:p>-0.09387206</text:p>
          </table:table-cell>
          <table:table-cell office:value-type="float" office:value="0.69254763" calcext:value-type="float">
            <text:p>0.6925476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tation Output" table:style-name="ta1">
        <table:shapes>
          <draw:frame draw:z-index="0" draw:style-name="gr1" draw:text-style-name="P1" svg:width="453.46pt" svg:height="255.23pt" svg:x="706.34pt" svg:y="142.33pt">
            <draw:object draw:notify-on-update-of-ranges="'Rotation Output'.I24:'Rotation Output'.I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453.46pt" svg:height="255.26pt" svg:x="709.46pt" svg:y="414.85pt">
            <draw:object draw:notify-on-update-of-ranges="'Rotation Output'.I35:'Rotation Output'.I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453.46pt" svg:height="255.26pt" svg:x="707.13pt" svg:y="683.66pt">
            <draw:object draw:notify-on-update-of-ranges="'Rotation Output'.I46:'Rotation Output'.I5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0" table:number-columns-repeated="1024" table:default-cell-style-name="ce3"/>
        <table:table-row table:style-name="ro2">
          <table:table-cell office:value-type="string" calcext:value-type="string">
            <text:p>Theta x</text:p>
          </table:table-cell>
          <table:table-cell office:value-type="string" calcext:value-type="string">
            <text:p>Theta y</text:p>
          </table:table-cell>
          <table:table-cell office:value-type="string" calcext:value-type="string">
            <text:p>Theta z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015"/>
        </table:table-row>
        <table:table-row table:style-name="ro2">
          <table:table-cell office:value-type="float" office:value="0.15178128" calcext:value-type="float">
            <text:p>0.15178128</text:p>
          </table:table-cell>
          <table:table-cell office:value-type="float" office:value="0.59311555" calcext:value-type="float">
            <text:p>0.59311555</text:p>
          </table:table-cell>
          <table:table-cell office:value-type="float" office:value="0.80736608" calcext:value-type="float">
            <text:p>0.80736608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0.151705196866645" calcext:value-type="float">
            <text:p>0.151705196866645</text:p>
          </table:table-cell>
          <table:table-cell office:value-type="float" office:value="0.00096623898672397" calcext:value-type="float">
            <text:p>0.000966238986724</text:p>
          </table:table-cell>
          <table:table-cell table:number-columns-repeated="1015"/>
        </table:table-row>
        <table:table-row table:style-name="ro2">
          <table:table-cell office:value-type="float" office:value="0.15135667" calcext:value-type="float">
            <text:p>0.15135667</text:p>
          </table:table-cell>
          <table:table-cell office:value-type="float" office:value="0.59333872" calcext:value-type="float">
            <text:p>0.59333872</text:p>
          </table:table-cell>
          <table:table-cell office:value-type="float" office:value="0.80783628" calcext:value-type="float">
            <text:p>0.80783628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0.593657826914932" calcext:value-type="float">
            <text:p>0.593657826914932</text:p>
          </table:table-cell>
          <table:table-cell office:value-type="float" office:value="0.000736624011896716" calcext:value-type="float">
            <text:p>0.000736624011897</text:p>
          </table:table-cell>
          <table:table-cell table:number-columns-repeated="1015"/>
        </table:table-row>
        <table:table-row table:style-name="ro2">
          <table:table-cell office:value-type="float" office:value="0.1507297" calcext:value-type="float">
            <text:p>0.1507297</text:p>
          </table:table-cell>
          <table:table-cell office:value-type="float" office:value="0.59335897" calcext:value-type="float">
            <text:p>0.59335897</text:p>
          </table:table-cell>
          <table:table-cell office:value-type="float" office:value="0.80784827" calcext:value-type="float">
            <text:p>0.80784827</text:p>
          </table:table-cell>
          <table:table-cell table:number-columns-repeated="3"/>
          <table:table-cell office:value-type="string" calcext:value-type="string">
            <text:p>Z</text:p>
          </table:table-cell>
          <table:table-cell office:value-type="float" office:value="0.80791365017756" calcext:value-type="float">
            <text:p>0.80791365017756</text:p>
          </table:table-cell>
          <table:table-cell office:value-type="float" office:value="0.00041846015844413" calcext:value-type="float">
            <text:p>0.000418460158444</text:p>
          </table:table-cell>
          <table:table-cell table:number-columns-repeated="1015"/>
        </table:table-row>
        <table:table-row table:style-name="ro2">
          <table:table-cell office:value-type="float" office:value="0.15051006" calcext:value-type="float">
            <text:p>0.15051006</text:p>
          </table:table-cell>
          <table:table-cell office:value-type="float" office:value="0.59335646" calcext:value-type="float">
            <text:p>0.59335646</text:p>
          </table:table-cell>
          <table:table-cell office:value-type="float" office:value="0.8082665" calcext:value-type="float">
            <text:p>0.8082665</text:p>
          </table:table-cell>
          <table:table-cell table:number-columns-repeated="1021"/>
        </table:table-row>
        <table:table-row table:style-name="ro2">
          <table:table-cell office:value-type="float" office:value="0.15070582" calcext:value-type="float">
            <text:p>0.15070582</text:p>
          </table:table-cell>
          <table:table-cell office:value-type="float" office:value="0.59501203" calcext:value-type="float">
            <text:p>0.59501203</text:p>
          </table:table-cell>
          <table:table-cell office:value-type="float" office:value="0.80819733" calcext:value-type="float">
            <text:p>0.80819733</text:p>
          </table:table-cell>
          <table:table-cell table:number-columns-repeated="1021"/>
        </table:table-row>
        <table:table-row table:style-name="ro2">
          <table:table-cell office:value-type="float" office:value="0.15094133" calcext:value-type="float">
            <text:p>0.15094133</text:p>
          </table:table-cell>
          <table:table-cell office:value-type="float" office:value="0.59343466" calcext:value-type="float">
            <text:p>0.59343466</text:p>
          </table:table-cell>
          <table:table-cell office:value-type="float" office:value="0.80778191" calcext:value-type="float">
            <text:p>0.80778191</text:p>
          </table:table-cell>
          <table:table-cell table:number-columns-repeated="1021"/>
        </table:table-row>
        <table:table-row table:style-name="ro2">
          <table:table-cell office:value-type="float" office:value="0.1509036" calcext:value-type="float">
            <text:p>0.1509036</text:p>
          </table:table-cell>
          <table:table-cell office:value-type="float" office:value="0.59353893" calcext:value-type="float">
            <text:p>0.59353893</text:p>
          </table:table-cell>
          <table:table-cell office:value-type="float" office:value="0.80819238" calcext:value-type="float">
            <text:p>0.80819238</text:p>
          </table:table-cell>
          <table:table-cell table:number-columns-repeated="3"/>
          <table:table-cell office:value-type="string" calcext:value-type="string">
            <text:p>x max</text:p>
          </table:table-cell>
          <table:table-cell table:formula="of:=MAX([.A2:.A97])" office:value-type="float" office:value="0.15402052" calcext:value-type="float">
            <text:p>0.15402052</text:p>
          </table:table-cell>
          <table:table-cell table:number-columns-repeated="1016"/>
        </table:table-row>
        <table:table-row table:style-name="ro2">
          <table:table-cell office:value-type="float" office:value="0.15263422" calcext:value-type="float">
            <text:p>0.15263422</text:p>
          </table:table-cell>
          <table:table-cell office:value-type="float" office:value="0.59463284" calcext:value-type="float">
            <text:p>0.59463284</text:p>
          </table:table-cell>
          <table:table-cell office:value-type="float" office:value="0.80746971" calcext:value-type="float">
            <text:p>0.80746971</text:p>
          </table:table-cell>
          <table:table-cell table:number-columns-repeated="3"/>
          <table:table-cell office:value-type="string" calcext:value-type="string">
            <text:p>x min</text:p>
          </table:table-cell>
          <table:table-cell table:formula="of:=MIN([.A$1:.A$1048576])" office:value-type="float" office:value="0.14908686" calcext:value-type="float">
            <text:p>0.14908686</text:p>
          </table:table-cell>
          <table:table-cell table:number-columns-repeated="1016"/>
        </table:table-row>
        <table:table-row table:style-name="ro2">
          <table:table-cell office:value-type="float" office:value="0.15262622" calcext:value-type="float">
            <text:p>0.15262622</text:p>
          </table:table-cell>
          <table:table-cell office:value-type="float" office:value="0.59306267" calcext:value-type="float">
            <text:p>0.59306267</text:p>
          </table:table-cell>
          <table:table-cell office:value-type="float" office:value="0.80792981" calcext:value-type="float">
            <text:p>0.80792981</text:p>
          </table:table-cell>
          <table:table-cell table:number-columns-repeated="3"/>
          <table:table-cell office:value-type="string" calcext:value-type="string">
            <text:p>x range</text:p>
          </table:table-cell>
          <table:table-cell table:formula="of:=[.H8]-[.H9]" office:value-type="float" office:value="0.00493365999999998" calcext:value-type="float">
            <text:p>0.00493366</text:p>
          </table:table-cell>
          <table:table-cell table:number-columns-repeated="1016"/>
        </table:table-row>
        <table:table-row table:style-name="ro2">
          <table:table-cell office:value-type="float" office:value="0.15228723" calcext:value-type="float">
            <text:p>0.15228723</text:p>
          </table:table-cell>
          <table:table-cell office:value-type="float" office:value="0.59414998" calcext:value-type="float">
            <text:p>0.59414998</text:p>
          </table:table-cell>
          <table:table-cell office:value-type="float" office:value="0.80789137" calcext:value-type="float">
            <text:p>0.80789137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0.15092332" calcext:value-type="float">
            <text:p>0.15092332</text:p>
          </table:table-cell>
          <table:table-cell office:value-type="float" office:value="0.59202984" calcext:value-type="float">
            <text:p>0.59202984</text:p>
          </table:table-cell>
          <table:table-cell office:value-type="float" office:value="0.80785352" calcext:value-type="float">
            <text:p>0.80785352</text:p>
          </table:table-cell>
          <table:table-cell table:number-columns-repeated="3"/>
          <table:table-cell office:value-type="string" calcext:value-type="string">
            <text:p>y max</text:p>
          </table:table-cell>
          <table:table-cell table:formula="of:=MAX([.B$1:.B$1048576])" office:value-type="float" office:value="0.59542673" calcext:value-type="float">
            <text:p>0.59542673</text:p>
          </table:table-cell>
          <table:table-cell table:number-columns-repeated="1016"/>
        </table:table-row>
        <table:table-row table:style-name="ro2">
          <table:table-cell office:value-type="float" office:value="0.15111137" calcext:value-type="float">
            <text:p>0.15111137</text:p>
          </table:table-cell>
          <table:table-cell office:value-type="float" office:value="0.59221948" calcext:value-type="float">
            <text:p>0.59221948</text:p>
          </table:table-cell>
          <table:table-cell office:value-type="float" office:value="0.80717804" calcext:value-type="float">
            <text:p>0.80717804</text:p>
          </table:table-cell>
          <table:table-cell table:number-columns-repeated="3"/>
          <table:table-cell office:value-type="string" calcext:value-type="string">
            <text:p>y min</text:p>
          </table:table-cell>
          <table:table-cell table:formula="of:=MIN([.B$1:.B$1048576])" office:value-type="float" office:value="0.59202984" calcext:value-type="float">
            <text:p>0.59202984</text:p>
          </table:table-cell>
          <table:table-cell table:number-columns-repeated="1016"/>
        </table:table-row>
        <table:table-row table:style-name="ro2">
          <table:table-cell office:value-type="float" office:value="0.15402052" calcext:value-type="float">
            <text:p>0.15402052</text:p>
          </table:table-cell>
          <table:table-cell office:value-type="float" office:value="0.59478543" calcext:value-type="float">
            <text:p>0.59478543</text:p>
          </table:table-cell>
          <table:table-cell office:value-type="float" office:value="0.80847644" calcext:value-type="float">
            <text:p>0.80847644</text:p>
          </table:table-cell>
          <table:table-cell table:number-columns-repeated="3"/>
          <table:table-cell office:value-type="string" calcext:value-type="string">
            <text:p>y range</text:p>
          </table:table-cell>
          <table:table-cell table:formula="of:=[.H12]-[.H13]" office:value-type="float" office:value="0.00339688999999999" calcext:value-type="float">
            <text:p>0.00339689</text:p>
          </table:table-cell>
          <table:table-cell table:number-columns-repeated="1016"/>
        </table:table-row>
        <table:table-row table:style-name="ro2">
          <table:table-cell office:value-type="float" office:value="0.15310046" calcext:value-type="float">
            <text:p>0.15310046</text:p>
          </table:table-cell>
          <table:table-cell office:value-type="float" office:value="0.59306732" calcext:value-type="float">
            <text:p>0.59306732</text:p>
          </table:table-cell>
          <table:table-cell office:value-type="float" office:value="0.80813805" calcext:value-type="float">
            <text:p>0.80813805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0.15342803" calcext:value-type="float">
            <text:p>0.15342803</text:p>
          </table:table-cell>
          <table:table-cell office:value-type="float" office:value="0.59383229" calcext:value-type="float">
            <text:p>0.59383229</text:p>
          </table:table-cell>
          <table:table-cell office:value-type="float" office:value="0.80852473" calcext:value-type="float">
            <text:p>0.80852473</text:p>
          </table:table-cell>
          <table:table-cell table:number-columns-repeated="3"/>
          <table:table-cell office:value-type="string" calcext:value-type="string">
            <text:p>z max</text:p>
          </table:table-cell>
          <table:table-cell table:formula="of:=MAX([.C$1:.C$1048576])" office:value-type="float" office:value="0.8090522" calcext:value-type="float">
            <text:p>0.8090522</text:p>
          </table:table-cell>
          <table:table-cell table:number-columns-repeated="1016"/>
        </table:table-row>
        <table:table-row table:style-name="ro2">
          <table:table-cell office:value-type="float" office:value="0.15232391" calcext:value-type="float">
            <text:p>0.15232391</text:p>
          </table:table-cell>
          <table:table-cell office:value-type="float" office:value="0.59435329" calcext:value-type="float">
            <text:p>0.59435329</text:p>
          </table:table-cell>
          <table:table-cell office:value-type="float" office:value="0.80801313" calcext:value-type="float">
            <text:p>0.80801313</text:p>
          </table:table-cell>
          <table:table-cell table:number-columns-repeated="3"/>
          <table:table-cell office:value-type="string" calcext:value-type="string">
            <text:p>z min</text:p>
          </table:table-cell>
          <table:table-cell table:formula="of:=MIN([.C$1:.C$1048576])" office:value-type="float" office:value="0.80690803" calcext:value-type="float">
            <text:p>0.80690803</text:p>
          </table:table-cell>
          <table:table-cell table:number-columns-repeated="1016"/>
        </table:table-row>
        <table:table-row table:style-name="ro2">
          <table:table-cell office:value-type="float" office:value="0.15293466" calcext:value-type="float">
            <text:p>0.15293466</text:p>
          </table:table-cell>
          <table:table-cell office:value-type="float" office:value="0.59481461" calcext:value-type="float">
            <text:p>0.59481461</text:p>
          </table:table-cell>
          <table:table-cell office:value-type="float" office:value="0.80786021" calcext:value-type="float">
            <text:p>0.80786021</text:p>
          </table:table-cell>
          <table:table-cell table:number-columns-repeated="3"/>
          <table:table-cell office:value-type="string" calcext:value-type="string">
            <text:p>z range</text:p>
          </table:table-cell>
          <table:table-cell table:formula="of:=[.H16]-[.H17]" office:value-type="float" office:value="0.00214417" calcext:value-type="float">
            <text:p>0.00214417</text:p>
          </table:table-cell>
          <table:table-cell table:number-columns-repeated="1016"/>
        </table:table-row>
        <table:table-row table:style-name="ro2">
          <table:table-cell office:value-type="float" office:value="0.153839" calcext:value-type="float">
            <text:p>0.153839</text:p>
          </table:table-cell>
          <table:table-cell office:value-type="float" office:value="0.59398767" calcext:value-type="float">
            <text:p>0.59398767</text:p>
          </table:table-cell>
          <table:table-cell office:value-type="float" office:value="0.80840905" calcext:value-type="float">
            <text:p>0.80840905</text:p>
          </table:table-cell>
          <table:table-cell table:number-columns-repeated="1021"/>
        </table:table-row>
        <table:table-row table:style-name="ro2">
          <table:table-cell office:value-type="float" office:value="0.15046721" calcext:value-type="float">
            <text:p>0.15046721</text:p>
          </table:table-cell>
          <table:table-cell office:value-type="float" office:value="0.59296084" calcext:value-type="float">
            <text:p>0.59296084</text:p>
          </table:table-cell>
          <table:table-cell office:value-type="float" office:value="0.80786913" calcext:value-type="float">
            <text:p>0.80786913</text:p>
          </table:table-cell>
          <table:table-cell table:number-columns-repeated="1021"/>
        </table:table-row>
        <table:table-row table:style-name="ro2">
          <table:table-cell office:value-type="float" office:value="0.15185094" calcext:value-type="float">
            <text:p>0.15185094</text:p>
          </table:table-cell>
          <table:table-cell office:value-type="float" office:value="0.59408846" calcext:value-type="float">
            <text:p>0.59408846</text:p>
          </table:table-cell>
          <table:table-cell office:value-type="float" office:value="0.80767804" calcext:value-type="float">
            <text:p>0.80767804</text:p>
          </table:table-cell>
          <table:table-cell table:number-columns-repeated="1021"/>
        </table:table-row>
        <table:table-row table:style-name="ro2">
          <table:table-cell office:value-type="float" office:value="0.15232003" calcext:value-type="float">
            <text:p>0.15232003</text:p>
          </table:table-cell>
          <table:table-cell office:value-type="float" office:value="0.5939269" calcext:value-type="float">
            <text:p>0.5939269</text:p>
          </table:table-cell>
          <table:table-cell office:value-type="float" office:value="0.80732055" calcext:value-type="float">
            <text:p>0.80732055</text:p>
          </table:table-cell>
          <table:table-cell table:number-columns-repeated="2"/>
          <table:table-cell office:value-type="string" calcext:value-type="string">
            <text:p>x bin range</text:p>
          </table:table-cell>
          <table:table-cell table:formula="of:=[.H10]/7" office:value-type="float" office:value="0.000704808571428568" calcext:value-type="float">
            <text:p>0.000704808571429</text:p>
          </table:table-cell>
          <table:table-cell table:number-columns-repeated="1017"/>
        </table:table-row>
        <table:table-row table:style-name="ro2">
          <table:table-cell office:value-type="float" office:value="0.15168647" calcext:value-type="float">
            <text:p>0.15168647</text:p>
          </table:table-cell>
          <table:table-cell office:value-type="float" office:value="0.59306339" calcext:value-type="float">
            <text:p>0.59306339</text:p>
          </table:table-cell>
          <table:table-cell office:value-type="float" office:value="0.80735425" calcext:value-type="float">
            <text:p>0.80735425</text:p>
          </table:table-cell>
          <table:table-cell table:number-columns-repeated="1021"/>
        </table:table-row>
        <table:table-row table:style-name="ro2">
          <table:table-cell office:value-type="float" office:value="0.15019238" calcext:value-type="float">
            <text:p>0.15019238</text:p>
          </table:table-cell>
          <table:table-cell office:value-type="float" office:value="0.5930869" calcext:value-type="float">
            <text:p>0.5930869</text:p>
          </table:table-cell>
          <table:table-cell office:value-type="float" office:value="0.80841596" calcext:value-type="float">
            <text:p>0.808415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9]+[.$G$22]" office:value-type="float" office:value="0.149791668571429" calcext:value-type="float">
            <text:p>0.149791668571429</text:p>
          </table:table-cell>
          <table:table-cell table:formula="of:=COUNTIF([.$A$2:.$A$97];&quot;&lt;&quot;&amp;[.G24])" office:value-type="float" office:value="1" calcext:value-type="float">
            <text:p>1</text:p>
          </table:table-cell>
          <table:table-cell table:style-name="ce29" table:formula="of:=[.H24]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0.15149543" calcext:value-type="float">
            <text:p>0.15149543</text:p>
          </table:table-cell>
          <table:table-cell office:value-type="float" office:value="0.59423962" calcext:value-type="float">
            <text:p>0.59423962</text:p>
          </table:table-cell>
          <table:table-cell office:value-type="float" office:value="0.80797481" calcext:value-type="float">
            <text:p>0.807974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24]+[.$G$22]" office:value-type="float" office:value="0.150496477142857" calcext:value-type="float">
            <text:p>0.150496477142857</text:p>
          </table:table-cell>
          <table:table-cell table:formula="of:=COUNTIF([.$A$2:.$A$97];&quot;&lt;&quot;&amp;[.G25])" office:value-type="float" office:value="8" calcext:value-type="float">
            <text:p>8</text:p>
          </table:table-cell>
          <table:table-cell table:style-name="ce29" table:formula="of:=[.H25]-[.H24]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office:value-type="float" office:value="0.15209657" calcext:value-type="float">
            <text:p>0.15209657</text:p>
          </table:table-cell>
          <table:table-cell office:value-type="float" office:value="0.59350743" calcext:value-type="float">
            <text:p>0.59350743</text:p>
          </table:table-cell>
          <table:table-cell office:value-type="float" office:value="0.80728343" calcext:value-type="float">
            <text:p>0.8072834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25]+[.$G$22]" office:value-type="float" office:value="0.151201285714286" calcext:value-type="float">
            <text:p>0.151201285714286</text:p>
          </table:table-cell>
          <table:table-cell table:formula="of:=COUNTIF([.$A$2:.$A$97];&quot;&lt;&quot;&amp;[.G26])" office:value-type="float" office:value="31" calcext:value-type="float">
            <text:p>31</text:p>
          </table:table-cell>
          <table:table-cell table:style-name="ce29" table:formula="of:=[.H26]-[.H25]"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office:value-type="float" office:value="0.15252233" calcext:value-type="float">
            <text:p>0.15252233</text:p>
          </table:table-cell>
          <table:table-cell office:value-type="float" office:value="0.59376433" calcext:value-type="float">
            <text:p>0.59376433</text:p>
          </table:table-cell>
          <table:table-cell office:value-type="float" office:value="0.80737652" calcext:value-type="float">
            <text:p>0.807376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26]+[.$G$22]" office:value-type="float" office:value="0.151906094285714" calcext:value-type="float">
            <text:p>0.151906094285714</text:p>
          </table:table-cell>
          <table:table-cell table:formula="of:=COUNTIF([.$A$2:.$A$97];&quot;&lt;&quot;&amp;[.G27])" office:value-type="float" office:value="59" calcext:value-type="float">
            <text:p>59</text:p>
          </table:table-cell>
          <table:table-cell table:style-name="ce29" table:formula="of:=[.H27]-[.H26]" office:value-type="float" office:value="28" calcext:value-type="float">
            <text:p>28</text:p>
          </table:table-cell>
          <table:table-cell table:number-columns-repeated="1015"/>
        </table:table-row>
        <table:table-row table:style-name="ro2">
          <table:table-cell office:value-type="float" office:value="0.15124565" calcext:value-type="float">
            <text:p>0.15124565</text:p>
          </table:table-cell>
          <table:table-cell office:value-type="float" office:value="0.59317923" calcext:value-type="float">
            <text:p>0.59317923</text:p>
          </table:table-cell>
          <table:table-cell office:value-type="float" office:value="0.80726628" calcext:value-type="float">
            <text:p>0.807266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27]+[.$G$22]" office:value-type="float" office:value="0.152610902857143" calcext:value-type="float">
            <text:p>0.152610902857143</text:p>
          </table:table-cell>
          <table:table-cell table:formula="of:=COUNTIF([.$A$2:.$A$97];&quot;&lt;&quot;&amp;[.G28])" office:value-type="float" office:value="79" calcext:value-type="float">
            <text:p>79</text:p>
          </table:table-cell>
          <table:table-cell table:style-name="ce29" table:formula="of:=[.H28]-[.H27]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float" office:value="0.15083709" calcext:value-type="float">
            <text:p>0.15083709</text:p>
          </table:table-cell>
          <table:table-cell office:value-type="float" office:value="0.59278355" calcext:value-type="float">
            <text:p>0.59278355</text:p>
          </table:table-cell>
          <table:table-cell office:value-type="float" office:value="0.80822402" calcext:value-type="float">
            <text:p>0.808224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G28]+[.$G$22]" office:value-type="float" office:value="0.153315711428571" calcext:value-type="float">
            <text:p>0.153315711428571</text:p>
          </table:table-cell>
          <table:table-cell table:formula="of:=COUNTIF([.$A$2:.$A$97];&quot;&lt;&quot;&amp;[.G29])" office:value-type="float" office:value="91" calcext:value-type="float">
            <text:p>91</text:p>
          </table:table-cell>
          <table:table-cell table:style-name="ce29" table:formula="of:=[.H29]-[.H28]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float" office:value="0.1510822" calcext:value-type="float">
            <text:p>0.1510822</text:p>
          </table:table-cell>
          <table:table-cell office:value-type="float" office:value="0.59303094" calcext:value-type="float">
            <text:p>0.59303094</text:p>
          </table:table-cell>
          <table:table-cell office:value-type="float" office:value="0.80812709" calcext:value-type="float">
            <text:p>0.8081270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9]+[.$G$22]" office:value-type="float" office:value="0.15402052" calcext:value-type="float">
            <text:p>0.15402052</text:p>
          </table:table-cell>
          <table:table-cell table:formula="of:=COUNTIF([.$A$2:.$A$97];&quot;&lt;&quot;&amp;[.G30])" office:value-type="float" office:value="95" calcext:value-type="float">
            <text:p>95</text:p>
          </table:table-cell>
          <table:table-cell table:style-name="ce29" table:formula="of:=[.H30]-[.H29]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float" office:value="0.15146587" calcext:value-type="float">
            <text:p>0.15146587</text:p>
          </table:table-cell>
          <table:table-cell office:value-type="float" office:value="0.59382621" calcext:value-type="float">
            <text:p>0.59382621</text:p>
          </table:table-cell>
          <table:table-cell office:value-type="float" office:value="0.80785364" calcext:value-type="float">
            <text:p>0.80785364</text:p>
          </table:table-cell>
          <table:table-cell table:number-columns-repeated="1021"/>
        </table:table-row>
        <table:table-row table:style-name="ro2">
          <table:table-cell office:value-type="float" office:value="0.15125762" calcext:value-type="float">
            <text:p>0.15125762</text:p>
          </table:table-cell>
          <table:table-cell office:value-type="float" office:value="0.5936032" calcext:value-type="float">
            <text:p>0.5936032</text:p>
          </table:table-cell>
          <table:table-cell office:value-type="float" office:value="0.8081542" calcext:value-type="float">
            <text:p>0.8081542</text:p>
          </table:table-cell>
          <table:table-cell table:number-columns-repeated="1021"/>
        </table:table-row>
        <table:table-row table:style-name="ro2">
          <table:table-cell office:value-type="float" office:value="0.15107761" calcext:value-type="float">
            <text:p>0.15107761</text:p>
          </table:table-cell>
          <table:table-cell office:value-type="float" office:value="0.59362847" calcext:value-type="float">
            <text:p>0.59362847</text:p>
          </table:table-cell>
          <table:table-cell office:value-type="float" office:value="0.80753964" calcext:value-type="float">
            <text:p>0.80753964</text:p>
          </table:table-cell>
          <table:table-cell table:number-columns-repeated="2"/>
          <table:table-cell office:value-type="string" calcext:value-type="string">
            <text:p>y bin range</text:p>
          </table:table-cell>
          <table:table-cell table:formula="of:=[.H14]/7" office:value-type="float" office:value="0.000485269999999998" calcext:value-type="float">
            <text:p>0.00048527</text:p>
          </table:table-cell>
          <table:table-cell table:number-columns-repeated="1017"/>
        </table:table-row>
        <table:table-row table:style-name="ro2">
          <table:table-cell office:value-type="float" office:value="0.15228725" calcext:value-type="float">
            <text:p>0.15228725</text:p>
          </table:table-cell>
          <table:table-cell office:value-type="float" office:value="0.59275688" calcext:value-type="float">
            <text:p>0.59275688</text:p>
          </table:table-cell>
          <table:table-cell office:value-type="float" office:value="0.80852959" calcext:value-type="float">
            <text:p>0.80852959</text:p>
          </table:table-cell>
          <table:table-cell table:number-columns-repeated="1021"/>
        </table:table-row>
        <table:table-row table:style-name="ro2">
          <table:table-cell office:value-type="float" office:value="0.15118175" calcext:value-type="float">
            <text:p>0.15118175</text:p>
          </table:table-cell>
          <table:table-cell office:value-type="float" office:value="0.59460523" calcext:value-type="float">
            <text:p>0.59460523</text:p>
          </table:table-cell>
          <table:table-cell office:value-type="float" office:value="0.80806112" calcext:value-type="float">
            <text:p>0.80806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13]+[.G33]" office:value-type="float" office:value="0.59251511" calcext:value-type="float">
            <text:p>0.59251511</text:p>
          </table:table-cell>
          <table:table-cell table:formula="of:=COUNTIF([.$B$2:.$B$97];&quot;&lt;&quot;&amp;[.G35])" office:value-type="float" office:value="5" calcext:value-type="float">
            <text:p>5</text:p>
          </table:table-cell>
          <table:table-cell table:style-name="ce29" table:formula="of:=[.H35]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float" office:value="0.1513491" calcext:value-type="float">
            <text:p>0.1513491</text:p>
          </table:table-cell>
          <table:table-cell office:value-type="float" office:value="0.59346057" calcext:value-type="float">
            <text:p>0.59346057</text:p>
          </table:table-cell>
          <table:table-cell office:value-type="float" office:value="0.80737404" calcext:value-type="float">
            <text:p>0.807374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5]+[.$G$33]" office:value-type="float" office:value="0.59300038" calcext:value-type="float">
            <text:p>0.59300038</text:p>
          </table:table-cell>
          <table:table-cell table:formula="of:=COUNTIF([.$B$2:.$B$97];&quot;&lt;&quot;&amp;[.G36])" office:value-type="float" office:value="18" calcext:value-type="float">
            <text:p>18</text:p>
          </table:table-cell>
          <table:table-cell table:style-name="ce29" table:formula="of:=[.H36]-[.H35]"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office:value-type="float" office:value="0.15170478" calcext:value-type="float">
            <text:p>0.15170478</text:p>
          </table:table-cell>
          <table:table-cell office:value-type="float" office:value="0.59356706" calcext:value-type="float">
            <text:p>0.59356706</text:p>
          </table:table-cell>
          <table:table-cell office:value-type="float" office:value="0.80785364" calcext:value-type="float">
            <text:p>0.8078536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36]+[.$G$33]" office:value-type="float" office:value="0.59348565" calcext:value-type="float">
            <text:p>0.59348565</text:p>
          </table:table-cell>
          <table:table-cell table:formula="of:=COUNTIF([.$B$2:.$B$97];&quot;&lt;&quot;&amp;[.G37])" office:value-type="float" office:value="40" calcext:value-type="float">
            <text:p>40</text:p>
          </table:table-cell>
          <table:table-cell table:style-name="ce29" table:formula="of:=[.H37]-[.H36]"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office:value-type="float" office:value="0.15149632" calcext:value-type="float">
            <text:p>0.15149632</text:p>
          </table:table-cell>
          <table:table-cell office:value-type="float" office:value="0.59409173" calcext:value-type="float">
            <text:p>0.59409173</text:p>
          </table:table-cell>
          <table:table-cell office:value-type="float" office:value="0.80831007" calcext:value-type="float">
            <text:p>0.808310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7]+[.$G$33]" office:value-type="float" office:value="0.59397092" calcext:value-type="float">
            <text:p>0.59397092</text:p>
          </table:table-cell>
          <table:table-cell table:formula="of:=COUNTIF([.$B$2:.$B$97];&quot;&lt;&quot;&amp;[.G38])" office:value-type="float" office:value="62" calcext:value-type="float">
            <text:p>62</text:p>
          </table:table-cell>
          <table:table-cell table:style-name="ce29" table:formula="of:=[.H38]-[.H37]"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office:value-type="float" office:value="0.1518127" calcext:value-type="float">
            <text:p>0.1518127</text:p>
          </table:table-cell>
          <table:table-cell office:value-type="float" office:value="0.59412822" calcext:value-type="float">
            <text:p>0.59412822</text:p>
          </table:table-cell>
          <table:table-cell office:value-type="float" office:value="0.8082494" calcext:value-type="float">
            <text:p>0.808249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38]+[.$G$33]" office:value-type="float" office:value="0.59445619" calcext:value-type="float">
            <text:p>0.59445619</text:p>
          </table:table-cell>
          <table:table-cell table:formula="of:=COUNTIF([.$B$2:.$B$97];&quot;&lt;&quot;&amp;[.G39])" office:value-type="float" office:value="82" calcext:value-type="float">
            <text:p>82</text:p>
          </table:table-cell>
          <table:table-cell table:style-name="ce29" table:formula="of:=[.H39]-[.H38]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float" office:value="0.15172286" calcext:value-type="float">
            <text:p>0.15172286</text:p>
          </table:table-cell>
          <table:table-cell office:value-type="float" office:value="0.59391907" calcext:value-type="float">
            <text:p>0.59391907</text:p>
          </table:table-cell>
          <table:table-cell office:value-type="float" office:value="0.80704226" calcext:value-type="float">
            <text:p>0.807042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G39]+[.$G$33]" office:value-type="float" office:value="0.59494146" calcext:value-type="float">
            <text:p>0.59494146</text:p>
          </table:table-cell>
          <table:table-cell table:formula="of:=COUNTIF([.$B$2:.$B$97];&quot;&lt;&quot;&amp;[.G40])" office:value-type="float" office:value="91" calcext:value-type="float">
            <text:p>91</text:p>
          </table:table-cell>
          <table:table-cell table:style-name="ce29" table:formula="of:=[.H40]-[.H39]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0.14985049" calcext:value-type="float">
            <text:p>0.14985049</text:p>
          </table:table-cell>
          <table:table-cell office:value-type="float" office:value="0.59316086" calcext:value-type="float">
            <text:p>0.59316086</text:p>
          </table:table-cell>
          <table:table-cell office:value-type="float" office:value="0.80777271" calcext:value-type="float">
            <text:p>0.8077727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40]+[.$G$33]" office:value-type="float" office:value="0.59542673" calcext:value-type="float">
            <text:p>0.59542673</text:p>
          </table:table-cell>
          <table:table-cell table:formula="of:=COUNTIF([.$B$2:.$B$97];&quot;&lt;&quot;&amp;[.G41])" office:value-type="float" office:value="95" calcext:value-type="float">
            <text:p>95</text:p>
          </table:table-cell>
          <table:table-cell table:style-name="ce29" table:formula="of:=[.H41]-[.H40]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float" office:value="0.14998953" calcext:value-type="float">
            <text:p>0.14998953</text:p>
          </table:table-cell>
          <table:table-cell office:value-type="float" office:value="0.59297855" calcext:value-type="float">
            <text:p>0.59297855</text:p>
          </table:table-cell>
          <table:table-cell office:value-type="float" office:value="0.80810661" calcext:value-type="float">
            <text:p>0.80810661</text:p>
          </table:table-cell>
          <table:table-cell table:number-columns-repeated="1021"/>
        </table:table-row>
        <table:table-row table:style-name="ro2">
          <table:table-cell office:value-type="float" office:value="0.15039577" calcext:value-type="float">
            <text:p>0.15039577</text:p>
          </table:table-cell>
          <table:table-cell office:value-type="float" office:value="0.59307638" calcext:value-type="float">
            <text:p>0.59307638</text:p>
          </table:table-cell>
          <table:table-cell office:value-type="float" office:value="0.80825517" calcext:value-type="float">
            <text:p>0.80825517</text:p>
          </table:table-cell>
          <table:table-cell table:number-columns-repeated="1021"/>
        </table:table-row>
        <table:table-row table:style-name="ro2">
          <table:table-cell office:value-type="float" office:value="0.15057469" calcext:value-type="float">
            <text:p>0.15057469</text:p>
          </table:table-cell>
          <table:table-cell office:value-type="float" office:value="0.59354751" calcext:value-type="float">
            <text:p>0.59354751</text:p>
          </table:table-cell>
          <table:table-cell office:value-type="float" office:value="0.80787455" calcext:value-type="float">
            <text:p>0.80787455</text:p>
          </table:table-cell>
          <table:table-cell table:number-columns-repeated="2"/>
          <table:table-cell office:value-type="string" calcext:value-type="string">
            <text:p>z bin range</text:p>
          </table:table-cell>
          <table:table-cell table:formula="of:=[.H18]/7" office:value-type="float" office:value="0.00030631" calcext:value-type="float">
            <text:p>0.00030631</text:p>
          </table:table-cell>
          <table:table-cell table:number-columns-repeated="1017"/>
        </table:table-row>
        <table:table-row table:style-name="ro2">
          <table:table-cell office:value-type="float" office:value="0.15104329" calcext:value-type="float">
            <text:p>0.15104329</text:p>
          </table:table-cell>
          <table:table-cell office:value-type="float" office:value="0.59259184" calcext:value-type="float">
            <text:p>0.59259184</text:p>
          </table:table-cell>
          <table:table-cell office:value-type="float" office:value="0.8080446" calcext:value-type="float">
            <text:p>0.8080446</text:p>
          </table:table-cell>
          <table:table-cell table:number-columns-repeated="1021"/>
        </table:table-row>
        <table:table-row table:style-name="ro2">
          <table:table-cell office:value-type="float" office:value="0.15273927" calcext:value-type="float">
            <text:p>0.15273927</text:p>
          </table:table-cell>
          <table:table-cell office:value-type="float" office:value="0.59305767" calcext:value-type="float">
            <text:p>0.59305767</text:p>
          </table:table-cell>
          <table:table-cell office:value-type="float" office:value="0.80726833" calcext:value-type="float">
            <text:p>0.807268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17]+[.G44]" office:value-type="float" office:value="0.80721434" calcext:value-type="float">
            <text:p>0.80721434</text:p>
          </table:table-cell>
          <table:table-cell table:formula="of:=COUNTIF([.$C$2:.$C$97];&quot;&lt;&quot;&amp;[.G46])" office:value-type="float" office:value="3" calcext:value-type="float">
            <text:p>3</text:p>
          </table:table-cell>
          <table:table-cell table:style-name="ce29" table:formula="of:=[.H46]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float" office:value="0.15163756" calcext:value-type="float">
            <text:p>0.15163756</text:p>
          </table:table-cell>
          <table:table-cell office:value-type="float" office:value="0.59337386" calcext:value-type="float">
            <text:p>0.59337386</text:p>
          </table:table-cell>
          <table:table-cell office:value-type="float" office:value="0.80840394" calcext:value-type="float">
            <text:p>0.808403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46]+[.$G$44]" office:value-type="float" office:value="0.80752065" calcext:value-type="float">
            <text:p>0.80752065</text:p>
          </table:table-cell>
          <table:table-cell table:formula="of:=COUNTIF([.$C$2:.$C$97];&quot;&lt;&quot;&amp;[.G47])" office:value-type="float" office:value="20" calcext:value-type="float">
            <text:p>20</text:p>
          </table:table-cell>
          <table:table-cell table:style-name="ce29" table:formula="of:=[.H47]-[.H46]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float" office:value="0.15145851" calcext:value-type="float">
            <text:p>0.15145851</text:p>
          </table:table-cell>
          <table:table-cell office:value-type="float" office:value="0.59262487" calcext:value-type="float">
            <text:p>0.59262487</text:p>
          </table:table-cell>
          <table:table-cell office:value-type="float" office:value="0.80739134" calcext:value-type="float">
            <text:p>0.807391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47]+[.$G$44]" office:value-type="float" office:value="0.80782696" calcext:value-type="float">
            <text:p>0.80782696</text:p>
          </table:table-cell>
          <table:table-cell table:formula="of:=COUNTIF([.$C$2:.$C$97];&quot;&lt;&quot;&amp;[.G48])" office:value-type="float" office:value="37" calcext:value-type="float">
            <text:p>37</text:p>
          </table:table-cell>
          <table:table-cell table:style-name="ce29" table:formula="of:=[.H48]-[.H47]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float" office:value="0.15249538" calcext:value-type="float">
            <text:p>0.15249538</text:p>
          </table:table-cell>
          <table:table-cell office:value-type="float" office:value="0.59375867" calcext:value-type="float">
            <text:p>0.59375867</text:p>
          </table:table-cell>
          <table:table-cell office:value-type="float" office:value="0.80845294" calcext:value-type="float">
            <text:p>0.808452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48]+[.$G$44]" office:value-type="float" office:value="0.80813327" calcext:value-type="float">
            <text:p>0.80813327</text:p>
          </table:table-cell>
          <table:table-cell table:formula="of:=COUNTIF([.$C$2:.$C$97];&quot;&lt;&quot;&amp;[.G49])" office:value-type="float" office:value="64" calcext:value-type="float">
            <text:p>64</text:p>
          </table:table-cell>
          <table:table-cell table:style-name="ce29" table:formula="of:=[.H49]-[.H48]" office:value-type="float" office:value="27" calcext:value-type="float">
            <text:p>27</text:p>
          </table:table-cell>
          <table:table-cell table:number-columns-repeated="1015"/>
        </table:table-row>
        <table:table-row table:style-name="ro2">
          <table:table-cell office:value-type="float" office:value="0.15170792" calcext:value-type="float">
            <text:p>0.15170792</text:p>
          </table:table-cell>
          <table:table-cell office:value-type="float" office:value="0.59414654" calcext:value-type="float">
            <text:p>0.59414654</text:p>
          </table:table-cell>
          <table:table-cell office:value-type="float" office:value="0.80780202" calcext:value-type="float">
            <text:p>0.807802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49]+[.$G$44]" office:value-type="float" office:value="0.80843958" calcext:value-type="float">
            <text:p>0.80843958</text:p>
          </table:table-cell>
          <table:table-cell table:formula="of:=COUNTIF([.$C$2:.$C$97];&quot;&lt;&quot;&amp;[.G50])" office:value-type="float" office:value="85" calcext:value-type="float">
            <text:p>85</text:p>
          </table:table-cell>
          <table:table-cell table:style-name="ce29" table:formula="of:=[.H50]-[.H49]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float" office:value="0.15078961" calcext:value-type="float">
            <text:p>0.15078961</text:p>
          </table:table-cell>
          <table:table-cell office:value-type="float" office:value="0.59415004" calcext:value-type="float">
            <text:p>0.59415004</text:p>
          </table:table-cell>
          <table:table-cell office:value-type="float" office:value="0.80773804" calcext:value-type="float">
            <text:p>0.8077380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G50]+[.$G$44]" office:value-type="float" office:value="0.80874589" calcext:value-type="float">
            <text:p>0.80874589</text:p>
          </table:table-cell>
          <table:table-cell table:formula="of:=COUNTIF([.$C$2:.$C$97];&quot;&lt;&quot;&amp;[.G51])" office:value-type="float" office:value="95" calcext:value-type="float">
            <text:p>95</text:p>
          </table:table-cell>
          <table:table-cell table:style-name="ce29" table:formula="of:=[.H51]-[.H50]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0.15133389" calcext:value-type="float">
            <text:p>0.15133389</text:p>
          </table:table-cell>
          <table:table-cell office:value-type="float" office:value="0.59322772" calcext:value-type="float">
            <text:p>0.59322772</text:p>
          </table:table-cell>
          <table:table-cell office:value-type="float" office:value="0.80862216" calcext:value-type="float">
            <text:p>0.808622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51]+[.$G$44]" office:value-type="float" office:value="0.8090522" calcext:value-type="float">
            <text:p>0.8090522</text:p>
          </table:table-cell>
          <table:table-cell table:formula="of:=COUNTIF([.$C$2:.$C$97];&quot;&lt;&quot;&amp;[.G52])" office:value-type="float" office:value="95" calcext:value-type="float">
            <text:p>95</text:p>
          </table:table-cell>
          <table:table-cell table:style-name="ce29" table:formula="of:=[.H52]-[.H5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.15313733" calcext:value-type="float">
            <text:p>0.15313733</text:p>
          </table:table-cell>
          <table:table-cell office:value-type="float" office:value="0.59405528" calcext:value-type="float">
            <text:p>0.59405528</text:p>
          </table:table-cell>
          <table:table-cell office:value-type="float" office:value="0.80797615" calcext:value-type="float">
            <text:p>0.80797615</text:p>
          </table:table-cell>
          <table:table-cell table:number-columns-repeated="1021"/>
        </table:table-row>
        <table:table-row table:style-name="ro2">
          <table:table-cell office:value-type="float" office:value="0.15289175" calcext:value-type="float">
            <text:p>0.15289175</text:p>
          </table:table-cell>
          <table:table-cell office:value-type="float" office:value="0.59500274" calcext:value-type="float">
            <text:p>0.59500274</text:p>
          </table:table-cell>
          <table:table-cell office:value-type="float" office:value="0.80861278" calcext:value-type="float">
            <text:p>0.80861278</text:p>
          </table:table-cell>
          <table:table-cell table:number-columns-repeated="1021"/>
        </table:table-row>
        <table:table-row table:style-name="ro2">
          <table:table-cell office:value-type="float" office:value="0.14908686" calcext:value-type="float">
            <text:p>0.14908686</text:p>
          </table:table-cell>
          <table:table-cell office:value-type="float" office:value="0.59238637" calcext:value-type="float">
            <text:p>0.59238637</text:p>
          </table:table-cell>
          <table:table-cell office:value-type="float" office:value="0.80816107" calcext:value-type="float">
            <text:p>0.80816107</text:p>
          </table:table-cell>
          <table:table-cell table:number-columns-repeated="1021"/>
        </table:table-row>
        <table:table-row table:style-name="ro2">
          <table:table-cell office:value-type="float" office:value="0.15361552" calcext:value-type="float">
            <text:p>0.15361552</text:p>
          </table:table-cell>
          <table:table-cell office:value-type="float" office:value="0.59431256" calcext:value-type="float">
            <text:p>0.59431256</text:p>
          </table:table-cell>
          <table:table-cell office:value-type="float" office:value="0.80690803" calcext:value-type="float">
            <text:p>0.80690803</text:p>
          </table:table-cell>
          <table:table-cell table:number-columns-repeated="1021"/>
        </table:table-row>
        <table:table-row table:style-name="ro2">
          <table:table-cell office:value-type="float" office:value="0.15055272" calcext:value-type="float">
            <text:p>0.15055272</text:p>
          </table:table-cell>
          <table:table-cell office:value-type="float" office:value="0.59271584" calcext:value-type="float">
            <text:p>0.59271584</text:p>
          </table:table-cell>
          <table:table-cell office:value-type="float" office:value="0.80867597" calcext:value-type="float">
            <text:p>0.80867597</text:p>
          </table:table-cell>
          <table:table-cell table:number-columns-repeated="1021"/>
        </table:table-row>
        <table:table-row table:style-name="ro2">
          <table:table-cell office:value-type="float" office:value="0.15252499" calcext:value-type="float">
            <text:p>0.15252499</text:p>
          </table:table-cell>
          <table:table-cell office:value-type="float" office:value="0.59453962" calcext:value-type="float">
            <text:p>0.59453962</text:p>
          </table:table-cell>
          <table:table-cell office:value-type="float" office:value="0.80799532" calcext:value-type="float">
            <text:p>0.80799532</text:p>
          </table:table-cell>
          <table:table-cell table:number-columns-repeated="1021"/>
        </table:table-row>
        <table:table-row table:style-name="ro2">
          <table:table-cell office:value-type="float" office:value="0.15245917" calcext:value-type="float">
            <text:p>0.15245917</text:p>
          </table:table-cell>
          <table:table-cell office:value-type="float" office:value="0.59264943" calcext:value-type="float">
            <text:p>0.59264943</text:p>
          </table:table-cell>
          <table:table-cell office:value-type="float" office:value="0.807584" calcext:value-type="float">
            <text:p>0.807584</text:p>
          </table:table-cell>
          <table:table-cell table:number-columns-repeated="1021"/>
        </table:table-row>
        <table:table-row table:style-name="ro2">
          <table:table-cell office:value-type="float" office:value="0.15178063" calcext:value-type="float">
            <text:p>0.15178063</text:p>
          </table:table-cell>
          <table:table-cell office:value-type="float" office:value="0.59360501" calcext:value-type="float">
            <text:p>0.59360501</text:p>
          </table:table-cell>
          <table:table-cell office:value-type="float" office:value="0.80751108" calcext:value-type="float">
            <text:p>0.80751108</text:p>
          </table:table-cell>
          <table:table-cell table:number-columns-repeated="1021"/>
        </table:table-row>
        <table:table-row table:style-name="ro2">
          <table:table-cell office:value-type="float" office:value="0.15190388" calcext:value-type="float">
            <text:p>0.15190388</text:p>
          </table:table-cell>
          <table:table-cell office:value-type="float" office:value="0.59441268" calcext:value-type="float">
            <text:p>0.59441268</text:p>
          </table:table-cell>
          <table:table-cell office:value-type="float" office:value="0.80860724" calcext:value-type="float">
            <text:p>0.80860724</text:p>
          </table:table-cell>
          <table:table-cell table:number-columns-repeated="1021"/>
        </table:table-row>
        <table:table-row table:style-name="ro2">
          <table:table-cell office:value-type="float" office:value="0.15014314" calcext:value-type="float">
            <text:p>0.15014314</text:p>
          </table:table-cell>
          <table:table-cell office:value-type="float" office:value="0.59290313" calcext:value-type="float">
            <text:p>0.59290313</text:p>
          </table:table-cell>
          <table:table-cell office:value-type="float" office:value="0.80756074" calcext:value-type="float">
            <text:p>0.80756074</text:p>
          </table:table-cell>
          <table:table-cell table:number-columns-repeated="1021"/>
        </table:table-row>
        <table:table-row table:style-name="ro2">
          <table:table-cell office:value-type="float" office:value="0.15175273" calcext:value-type="float">
            <text:p>0.15175273</text:p>
          </table:table-cell>
          <table:table-cell office:value-type="float" office:value="0.59285058" calcext:value-type="float">
            <text:p>0.59285058</text:p>
          </table:table-cell>
          <table:table-cell office:value-type="float" office:value="0.80765138" calcext:value-type="float">
            <text:p>0.80765138</text:p>
          </table:table-cell>
          <table:table-cell table:number-columns-repeated="1021"/>
        </table:table-row>
        <table:table-row table:style-name="ro2">
          <table:table-cell office:value-type="float" office:value="0.15204628" calcext:value-type="float">
            <text:p>0.15204628</text:p>
          </table:table-cell>
          <table:table-cell office:value-type="float" office:value="0.5945508" calcext:value-type="float">
            <text:p>0.5945508</text:p>
          </table:table-cell>
          <table:table-cell office:value-type="float" office:value="0.80748573" calcext:value-type="float">
            <text:p>0.80748573</text:p>
          </table:table-cell>
          <table:table-cell table:number-columns-repeated="1021"/>
        </table:table-row>
        <table:table-row table:style-name="ro2">
          <table:table-cell office:value-type="float" office:value="0.15146239" calcext:value-type="float">
            <text:p>0.15146239</text:p>
          </table:table-cell>
          <table:table-cell office:value-type="float" office:value="0.59326528" calcext:value-type="float">
            <text:p>0.59326528</text:p>
          </table:table-cell>
          <table:table-cell office:value-type="float" office:value="0.80732577" calcext:value-type="float">
            <text:p>0.80732577</text:p>
          </table:table-cell>
          <table:table-cell table:number-columns-repeated="1021"/>
        </table:table-row>
        <table:table-row table:style-name="ro2">
          <table:table-cell office:value-type="float" office:value="0.15058204" calcext:value-type="float">
            <text:p>0.15058204</text:p>
          </table:table-cell>
          <table:table-cell office:value-type="float" office:value="0.59340032" calcext:value-type="float">
            <text:p>0.59340032</text:p>
          </table:table-cell>
          <table:table-cell office:value-type="float" office:value="0.80820308" calcext:value-type="float">
            <text:p>0.80820308</text:p>
          </table:table-cell>
          <table:table-cell table:number-columns-repeated="1021"/>
        </table:table-row>
        <table:table-row table:style-name="ro2">
          <table:table-cell office:value-type="float" office:value="0.15078745" calcext:value-type="float">
            <text:p>0.15078745</text:p>
          </table:table-cell>
          <table:table-cell office:value-type="float" office:value="0.59288876" calcext:value-type="float">
            <text:p>0.59288876</text:p>
          </table:table-cell>
          <table:table-cell office:value-type="float" office:value="0.80790176" calcext:value-type="float">
            <text:p>0.80790176</text:p>
          </table:table-cell>
          <table:table-cell table:number-columns-repeated="1021"/>
        </table:table-row>
        <table:table-row table:style-name="ro2">
          <table:table-cell office:value-type="float" office:value="0.15056258" calcext:value-type="float">
            <text:p>0.15056258</text:p>
          </table:table-cell>
          <table:table-cell office:value-type="float" office:value="0.59244463" calcext:value-type="float">
            <text:p>0.59244463</text:p>
          </table:table-cell>
          <table:table-cell office:value-type="float" office:value="0.80803467" calcext:value-type="float">
            <text:p>0.80803467</text:p>
          </table:table-cell>
          <table:table-cell table:number-columns-repeated="1021"/>
        </table:table-row>
        <table:table-row table:style-name="ro2">
          <table:table-cell office:value-type="float" office:value="0.15079136" calcext:value-type="float">
            <text:p>0.15079136</text:p>
          </table:table-cell>
          <table:table-cell office:value-type="float" office:value="0.59217367" calcext:value-type="float">
            <text:p>0.59217367</text:p>
          </table:table-cell>
          <table:table-cell office:value-type="float" office:value="0.80756679" calcext:value-type="float">
            <text:p>0.80756679</text:p>
          </table:table-cell>
          <table:table-cell table:number-columns-repeated="1021"/>
        </table:table-row>
        <table:table-row table:style-name="ro2">
          <table:table-cell office:value-type="float" office:value="0.15200725" calcext:value-type="float">
            <text:p>0.15200725</text:p>
          </table:table-cell>
          <table:table-cell office:value-type="float" office:value="0.5939167" calcext:value-type="float">
            <text:p>0.5939167</text:p>
          </table:table-cell>
          <table:table-cell office:value-type="float" office:value="0.80818617" calcext:value-type="float">
            <text:p>0.80818617</text:p>
          </table:table-cell>
          <table:table-cell table:number-columns-repeated="1021"/>
        </table:table-row>
        <table:table-row table:style-name="ro2">
          <table:table-cell office:value-type="float" office:value="0.15166562" calcext:value-type="float">
            <text:p>0.15166562</text:p>
          </table:table-cell>
          <table:table-cell office:value-type="float" office:value="0.59365624" calcext:value-type="float">
            <text:p>0.59365624</text:p>
          </table:table-cell>
          <table:table-cell office:value-type="float" office:value="0.80812601" calcext:value-type="float">
            <text:p>0.80812601</text:p>
          </table:table-cell>
          <table:table-cell table:number-columns-repeated="1021"/>
        </table:table-row>
        <table:table-row table:style-name="ro2">
          <table:table-cell office:value-type="float" office:value="0.15362912" calcext:value-type="float">
            <text:p>0.15362912</text:p>
          </table:table-cell>
          <table:table-cell office:value-type="float" office:value="0.59523619" calcext:value-type="float">
            <text:p>0.59523619</text:p>
          </table:table-cell>
          <table:table-cell office:value-type="float" office:value="0.80724019" calcext:value-type="float">
            <text:p>0.80724019</text:p>
          </table:table-cell>
          <table:table-cell table:number-columns-repeated="1021"/>
        </table:table-row>
        <table:table-row table:style-name="ro2">
          <table:table-cell office:value-type="float" office:value="0.15177018" calcext:value-type="float">
            <text:p>0.15177018</text:p>
          </table:table-cell>
          <table:table-cell office:value-type="float" office:value="0.59417997" calcext:value-type="float">
            <text:p>0.59417997</text:p>
          </table:table-cell>
          <table:table-cell office:value-type="float" office:value="0.80780296" calcext:value-type="float">
            <text:p>0.80780296</text:p>
          </table:table-cell>
          <table:table-cell table:number-columns-repeated="1021"/>
        </table:table-row>
        <table:table-row table:style-name="ro2">
          <table:table-cell office:value-type="float" office:value="0.15307113" calcext:value-type="float">
            <text:p>0.15307113</text:p>
          </table:table-cell>
          <table:table-cell office:value-type="float" office:value="0.59453614" calcext:value-type="float">
            <text:p>0.59453614</text:p>
          </table:table-cell>
          <table:table-cell office:value-type="float" office:value="0.8083352" calcext:value-type="float">
            <text:p>0.8083352</text:p>
          </table:table-cell>
          <table:table-cell table:number-columns-repeated="1021"/>
        </table:table-row>
        <table:table-row table:style-name="ro2">
          <table:table-cell office:value-type="float" office:value="0.15150745" calcext:value-type="float">
            <text:p>0.15150745</text:p>
          </table:table-cell>
          <table:table-cell office:value-type="float" office:value="0.59383412" calcext:value-type="float">
            <text:p>0.59383412</text:p>
          </table:table-cell>
          <table:table-cell office:value-type="float" office:value="0.80851087" calcext:value-type="float">
            <text:p>0.80851087</text:p>
          </table:table-cell>
          <table:table-cell table:number-columns-repeated="1021"/>
        </table:table-row>
        <table:table-row table:style-name="ro2">
          <table:table-cell office:value-type="float" office:value="0.15277753" calcext:value-type="float">
            <text:p>0.15277753</text:p>
          </table:table-cell>
          <table:table-cell office:value-type="float" office:value="0.59351321" calcext:value-type="float">
            <text:p>0.59351321</text:p>
          </table:table-cell>
          <table:table-cell office:value-type="float" office:value="0.80769592" calcext:value-type="float">
            <text:p>0.80769592</text:p>
          </table:table-cell>
          <table:table-cell table:number-columns-repeated="1021"/>
        </table:table-row>
        <table:table-row table:style-name="ro2">
          <table:table-cell office:value-type="float" office:value="0.15322853" calcext:value-type="float">
            <text:p>0.15322853</text:p>
          </table:table-cell>
          <table:table-cell office:value-type="float" office:value="0.59542673" calcext:value-type="float">
            <text:p>0.59542673</text:p>
          </table:table-cell>
          <table:table-cell office:value-type="float" office:value="0.80794399" calcext:value-type="float">
            <text:p>0.80794399</text:p>
          </table:table-cell>
          <table:table-cell table:number-columns-repeated="1021"/>
        </table:table-row>
        <table:table-row table:style-name="ro2">
          <table:table-cell office:value-type="float" office:value="0.15056377" calcext:value-type="float">
            <text:p>0.15056377</text:p>
          </table:table-cell>
          <table:table-cell office:value-type="float" office:value="0.59375868" calcext:value-type="float">
            <text:p>0.59375868</text:p>
          </table:table-cell>
          <table:table-cell office:value-type="float" office:value="0.80733441" calcext:value-type="float">
            <text:p>0.80733441</text:p>
          </table:table-cell>
          <table:table-cell table:number-columns-repeated="1021"/>
        </table:table-row>
        <table:table-row table:style-name="ro2">
          <table:table-cell office:value-type="float" office:value="0.15172286" calcext:value-type="float">
            <text:p>0.15172286</text:p>
          </table:table-cell>
          <table:table-cell office:value-type="float" office:value="0.59304429" calcext:value-type="float">
            <text:p>0.59304429</text:p>
          </table:table-cell>
          <table:table-cell office:value-type="float" office:value="0.80750593" calcext:value-type="float">
            <text:p>0.80750593</text:p>
          </table:table-cell>
          <table:table-cell table:number-columns-repeated="1021"/>
        </table:table-row>
        <table:table-row table:style-name="ro2">
          <table:table-cell office:value-type="float" office:value="0.15224177" calcext:value-type="float">
            <text:p>0.15224177</text:p>
          </table:table-cell>
          <table:table-cell office:value-type="float" office:value="0.59444275" calcext:value-type="float">
            <text:p>0.59444275</text:p>
          </table:table-cell>
          <table:table-cell office:value-type="float" office:value="0.8090522" calcext:value-type="float">
            <text:p>0.8090522</text:p>
          </table:table-cell>
          <table:table-cell table:number-columns-repeated="1021"/>
        </table:table-row>
        <table:table-row table:style-name="ro2">
          <table:table-cell office:value-type="float" office:value="0.15323839" calcext:value-type="float">
            <text:p>0.15323839</text:p>
          </table:table-cell>
          <table:table-cell office:value-type="float" office:value="0.59372092" calcext:value-type="float">
            <text:p>0.59372092</text:p>
          </table:table-cell>
          <table:table-cell office:value-type="float" office:value="0.80782486" calcext:value-type="float">
            <text:p>0.80782486</text:p>
          </table:table-cell>
          <table:table-cell table:number-columns-repeated="1021"/>
        </table:table-row>
        <table:table-row table:style-name="ro2">
          <table:table-cell office:value-type="float" office:value="0.15037788" calcext:value-type="float">
            <text:p>0.15037788</text:p>
          </table:table-cell>
          <table:table-cell office:value-type="float" office:value="0.59401024" calcext:value-type="float">
            <text:p>0.59401024</text:p>
          </table:table-cell>
          <table:table-cell office:value-type="float" office:value="0.80797799" calcext:value-type="float">
            <text:p>0.80797799</text:p>
          </table:table-cell>
          <table:table-cell table:number-columns-repeated="1021"/>
        </table:table-row>
        <table:table-row table:style-name="ro2">
          <table:table-cell office:value-type="float" office:value="0.15240983" calcext:value-type="float">
            <text:p>0.15240983</text:p>
          </table:table-cell>
          <table:table-cell office:value-type="float" office:value="0.59379401" calcext:value-type="float">
            <text:p>0.59379401</text:p>
          </table:table-cell>
          <table:table-cell office:value-type="float" office:value="0.8082747" calcext:value-type="float">
            <text:p>0.8082747</text:p>
          </table:table-cell>
          <table:table-cell table:number-columns-repeated="1021"/>
        </table:table-row>
        <table:table-row table:style-name="ro2">
          <table:table-cell office:value-type="float" office:value="0.15071867" calcext:value-type="float">
            <text:p>0.15071867</text:p>
          </table:table-cell>
          <table:table-cell office:value-type="float" office:value="0.59412216" calcext:value-type="float">
            <text:p>0.59412216</text:p>
          </table:table-cell>
          <table:table-cell office:value-type="float" office:value="0.80816082" calcext:value-type="float">
            <text:p>0.80816082</text:p>
          </table:table-cell>
          <table:table-cell table:number-columns-repeated="1021"/>
        </table:table-row>
        <table:table-row table:style-name="ro2">
          <table:table-cell office:value-type="float" office:value="0.1512121" calcext:value-type="float">
            <text:p>0.1512121</text:p>
          </table:table-cell>
          <table:table-cell office:value-type="float" office:value="0.59394754" calcext:value-type="float">
            <text:p>0.59394754</text:p>
          </table:table-cell>
          <table:table-cell office:value-type="float" office:value="0.80788841" calcext:value-type="float">
            <text:p>0.80788841</text:p>
          </table:table-cell>
          <table:table-cell table:number-columns-repeated="1021"/>
        </table:table-row>
        <table:table-row table:style-name="ro2">
          <table:table-cell office:value-type="float" office:value="0.1511898" calcext:value-type="float">
            <text:p>0.1511898</text:p>
          </table:table-cell>
          <table:table-cell office:value-type="float" office:value="0.59276984" calcext:value-type="float">
            <text:p>0.59276984</text:p>
          </table:table-cell>
          <table:table-cell office:value-type="float" office:value="0.80793121" calcext:value-type="float">
            <text:p>0.80793121</text:p>
          </table:table-cell>
          <table:table-cell table:number-columns-repeated="1021"/>
        </table:table-row>
        <table:table-row table:style-name="ro2">
          <table:table-cell office:value-type="float" office:value="0.15261005" calcext:value-type="float">
            <text:p>0.15261005</text:p>
          </table:table-cell>
          <table:table-cell office:value-type="float" office:value="0.595158" calcext:value-type="float">
            <text:p>0.595158</text:p>
          </table:table-cell>
          <table:table-cell office:value-type="float" office:value="0.80776198" calcext:value-type="float">
            <text:p>0.80776198</text:p>
          </table:table-cell>
          <table:table-cell table:number-columns-repeated="1021"/>
        </table:table-row>
        <table:table-row table:style-name="ro2">
          <table:table-cell office:value-type="float" office:value="0.15220024" calcext:value-type="float">
            <text:p>0.15220024</text:p>
          </table:table-cell>
          <table:table-cell office:value-type="float" office:value="0.59487981" calcext:value-type="float">
            <text:p>0.59487981</text:p>
          </table:table-cell>
          <table:table-cell office:value-type="float" office:value="0.80755653" calcext:value-type="float">
            <text:p>0.80755653</text:p>
          </table:table-cell>
          <table:table-cell table:number-columns-repeated="1021"/>
        </table:table-row>
        <table:table-row table:style-name="ro2">
          <table:table-cell office:value-type="float" office:value="0.15149571" calcext:value-type="float">
            <text:p>0.15149571</text:p>
          </table:table-cell>
          <table:table-cell office:value-type="float" office:value="0.59321478" calcext:value-type="float">
            <text:p>0.59321478</text:p>
          </table:table-cell>
          <table:table-cell office:value-type="float" office:value="0.80818913" calcext:value-type="float">
            <text:p>0.80818913</text:p>
          </table:table-cell>
          <table:table-cell table:number-columns-repeated="1021"/>
        </table:table-row>
        <table:table-row table:style-name="ro2">
          <table:table-cell office:value-type="float" office:value="0.15114882" calcext:value-type="float">
            <text:p>0.15114882</text:p>
          </table:table-cell>
          <table:table-cell office:value-type="float" office:value="0.59362666" calcext:value-type="float">
            <text:p>0.59362666</text:p>
          </table:table-cell>
          <table:table-cell office:value-type="float" office:value="0.80754902" calcext:value-type="float">
            <text:p>0.80754902</text:p>
          </table:table-cell>
          <table:table-cell table:number-columns-repeated="1021"/>
        </table:table-row>
        <table:table-row table:style-name="ro2">
          <table:table-cell office:value-type="float" office:value="0.15197522" calcext:value-type="float">
            <text:p>0.15197522</text:p>
          </table:table-cell>
          <table:table-cell office:value-type="float" office:value="0.59408369" calcext:value-type="float">
            <text:p>0.59408369</text:p>
          </table:table-cell>
          <table:table-cell office:value-type="float" office:value="0.80745201" calcext:value-type="float">
            <text:p>0.80745201</text:p>
          </table:table-cell>
          <table:table-cell table:number-columns-repeated="1021"/>
        </table:table-row>
        <table:table-row table:style-name="ro2">
          <table:table-cell office:value-type="float" office:value="0.15146778" calcext:value-type="float">
            <text:p>0.15146778</text:p>
          </table:table-cell>
          <table:table-cell office:value-type="float" office:value="0.5929252" calcext:value-type="float">
            <text:p>0.5929252</text:p>
          </table:table-cell>
          <table:table-cell office:value-type="float" office:value="0.80799719" calcext:value-type="float">
            <text:p>0.80799719</text:p>
          </table:table-cell>
          <table:table-cell table:number-columns-repeated="1021"/>
        </table:table-row>
        <table:table-row table:style-name="ro2">
          <table:table-cell office:value-type="float" office:value="0.15259817" calcext:value-type="float">
            <text:p>0.15259817</text:p>
          </table:table-cell>
          <table:table-cell office:value-type="float" office:value="0.59493556" calcext:value-type="float">
            <text:p>0.59493556</text:p>
          </table:table-cell>
          <table:table-cell office:value-type="float" office:value="0.80858637" calcext:value-type="float">
            <text:p>0.80858637</text:p>
          </table:table-cell>
          <table:table-cell table:number-columns-repeated="1021"/>
        </table:table-row>
        <table:table-row table:style-name="ro2">
          <table:table-cell office:value-type="float" office:value="0.1519967" calcext:value-type="float">
            <text:p>0.1519967</text:p>
          </table:table-cell>
          <table:table-cell office:value-type="float" office:value="0.59402591" calcext:value-type="float">
            <text:p>0.59402591</text:p>
          </table:table-cell>
          <table:table-cell office:value-type="float" office:value="0.80814163" calcext:value-type="float">
            <text:p>0.80814163</text:p>
          </table:table-cell>
          <table:table-cell table:number-columns-repeated="1021"/>
        </table:table-row>
        <table:table-row table:style-name="ro2">
          <table:table-cell office:value-type="float" office:value="0.15219753" calcext:value-type="float">
            <text:p>0.15219753</text:p>
          </table:table-cell>
          <table:table-cell office:value-type="float" office:value="0.59307026" calcext:value-type="float">
            <text:p>0.59307026</text:p>
          </table:table-cell>
          <table:table-cell office:value-type="float" office:value="0.80779043" calcext:value-type="float">
            <text:p>0.80779043</text:p>
          </table:table-cell>
          <table:table-cell table:number-columns-repeated="1021"/>
        </table:table-row>
        <table:table-row table:style-name="ro2">
          <table:table-cell office:value-type="float" office:value="0.15252031" calcext:value-type="float">
            <text:p>0.15252031</text:p>
          </table:table-cell>
          <table:table-cell office:value-type="float" office:value="0.59418051" calcext:value-type="float">
            <text:p>0.59418051</text:p>
          </table:table-cell>
          <table:table-cell office:value-type="float" office:value="0.80791216" calcext:value-type="float">
            <text:p>0.80791216</text:p>
          </table:table-cell>
          <table:table-cell table:number-columns-repeated="1021"/>
        </table:table-row>
        <table:table-row table:style-name="ro2">
          <table:table-cell office:value-type="float" office:value="0.15275012" calcext:value-type="float">
            <text:p>0.15275012</text:p>
          </table:table-cell>
          <table:table-cell office:value-type="float" office:value="0.59398109" calcext:value-type="float">
            <text:p>0.59398109</text:p>
          </table:table-cell>
          <table:table-cell office:value-type="float" office:value="0.80839769" calcext:value-type="float">
            <text:p>0.80839769</text:p>
          </table:table-cell>
          <table:table-cell table:number-columns-repeated="102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 style:data-style-name="N2" text:time-value="10:11:47.279320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0T15:33:03.028847613</meta:creation-date>
    <meta:generator>LibreOffice/6.0.7.3$Linux_X86_64 LibreOffice_project/00m0$Build-3</meta:generator>
    <dc:date>2024-02-21T12:42:34.955631018</dc:date>
    <meta:editing-duration>PT1H52M47S</meta:editing-duration>
    <meta:editing-cycles>12</meta:editing-cycles>
    <meta:document-statistic meta:table-count="3" meta:cell-count="1467" meta:object-count="8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3.201cm" svg:y="4.201cm" style:legend-expansion="high" chart:style-name="ch2"/>
        <chart:plot-area chart:style-name="ch3" table:cell-range-address="'Position Output'.J2:'Position Output'.J2 'Position Output'.K2:'Position Output'.L52" chart:data-source-has-labels="column" svg:x="0.32cm" svg:y="0.18cm" svg:width="12.561cm" svg:height="8.64cm">
          <chartooo:coordinate-region svg:x="0.982cm" svg:y="0.379cm" svg:width="11.236cm" svg:height="7.794cm"/>
          <chart:axis chart:dimension="x" chart:name="primary-x" chart:style-name="ch4" chartooo:axis-type="auto">
            <chart:categories table:cell-range-address="'Position Output'.J2:'Position Output'.J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sition Output'.L2:'Position Output'.L52" chart:class="chart:scatter">
            <chart:domain table:cell-range-address="'Position Output'.K2:'Position Output'.K52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Position Output'.J2:'Position Output'.J2</svg:desc>
                </draw:g>
              </table:table-cell>
              <table:table-cell office:value-type="float" office:value="-0.12307637">
                <text:p>-0.12307637</text:p>
                <draw:g>
                  <svg:desc>'Position Output'.K2:'Position Output'.K52</svg:desc>
                </draw:g>
              </table:table-cell>
              <table:table-cell office:value-type="float" office:value="470.252053236121">
                <text:p>470.252053236121</text:p>
                <draw:g>
                  <svg:desc>'Position Output'.L2:'Position Output'.L52</svg:desc>
                </draw:g>
              </table:table-cell>
            </table:table-row>
            <table:table-row>
              <table:table-cell office:value-type="string"/>
              <table:table-cell office:value-type="float" office:value="-0.12308142">
                <text:p>-0.12308142</text:p>
              </table:table-cell>
              <table:table-cell office:value-type="float" office:value="569.657642090558">
                <text:p>569.657642090558</text:p>
              </table:table-cell>
            </table:table-row>
            <table:table-row>
              <table:table-cell office:value-type="string"/>
              <table:table-cell office:value-type="float" office:value="-0.12308647">
                <text:p>-0.12308647</text:p>
              </table:table-cell>
              <table:table-cell office:value-type="float" office:value="685.136163574672">
                <text:p>685.136163574672</text:p>
              </table:table-cell>
            </table:table-row>
            <table:table-row>
              <table:table-cell office:value-type="string"/>
              <table:table-cell office:value-type="float" office:value="-0.12309152">
                <text:p>-0.12309152</text:p>
              </table:table-cell>
              <table:table-cell office:value-type="float" office:value="818.12486314036">
                <text:p>818.12486314036</text:p>
              </table:table-cell>
            </table:table-row>
            <table:table-row>
              <table:table-cell office:value-type="string"/>
              <table:table-cell office:value-type="float" office:value="-0.12309657">
                <text:p>-0.12309657</text:p>
              </table:table-cell>
              <table:table-cell office:value-type="float" office:value="969.933651128644">
                <text:p>969.933651128644</text:p>
              </table:table-cell>
            </table:table-row>
            <table:table-row>
              <table:table-cell office:value-type="string"/>
              <table:table-cell office:value-type="float" office:value="-0.12310163">
                <text:p>-0.12310163</text:p>
              </table:table-cell>
              <table:table-cell office:value-type="float" office:value="1142.03997529386">
                <text:p>1142.03997529386</text:p>
              </table:table-cell>
            </table:table-row>
            <table:table-row>
              <table:table-cell office:value-type="string"/>
              <table:table-cell office:value-type="float" office:value="-0.12310668">
                <text:p>-0.12310668</text:p>
              </table:table-cell>
              <table:table-cell office:value-type="float" office:value="1334.61817667158">
                <text:p>1334.61817667158</text:p>
              </table:table-cell>
            </table:table-row>
            <table:table-row>
              <table:table-cell office:value-type="string"/>
              <table:table-cell office:value-type="float" office:value="-0.12311173">
                <text:p>-0.12311173</text:p>
              </table:table-cell>
              <table:table-cell office:value-type="float" office:value="1548.50460397813">
                <text:p>1548.50460397813</text:p>
              </table:table-cell>
            </table:table-row>
            <table:table-row>
              <table:table-cell office:value-type="string"/>
              <table:table-cell office:value-type="float" office:value="-0.12311678">
                <text:p>-0.12311678</text:p>
              </table:table-cell>
              <table:table-cell office:value-type="float" office:value="1783.80633778939">
                <text:p>1783.80633778939</text:p>
              </table:table-cell>
            </table:table-row>
            <table:table-row>
              <table:table-cell office:value-type="string"/>
              <table:table-cell office:value-type="float" office:value="-0.12312183">
                <text:p>-0.12312183</text:p>
              </table:table-cell>
              <table:table-cell office:value-type="float" office:value="2040.152540398">
                <text:p>2040.152540398</text:p>
              </table:table-cell>
            </table:table-row>
            <table:table-row>
              <table:table-cell office:value-type="string"/>
              <table:table-cell office:value-type="float" office:value="-0.12312688">
                <text:p>-0.12312688</text:p>
              </table:table-cell>
              <table:table-cell office:value-type="float" office:value="2316.63340503411">
                <text:p>2316.63340503411</text:p>
              </table:table-cell>
            </table:table-row>
            <table:table-row>
              <table:table-cell office:value-type="string"/>
              <table:table-cell office:value-type="float" office:value="-0.12313193">
                <text:p>-0.12313193</text:p>
              </table:table-cell>
              <table:table-cell office:value-type="float" office:value="2611.75072862761">
                <text:p>2611.75072862761</text:p>
              </table:table-cell>
            </table:table-row>
            <table:table-row>
              <table:table-cell office:value-type="string"/>
              <table:table-cell office:value-type="float" office:value="-0.12313698">
                <text:p>-0.12313698</text:p>
              </table:table-cell>
              <table:table-cell office:value-type="float" office:value="2923.38403431089">
                <text:p>2923.38403431089</text:p>
              </table:table-cell>
            </table:table-row>
            <table:table-row>
              <table:table-cell office:value-type="string"/>
              <table:table-cell office:value-type="float" office:value="-0.12314204">
                <text:p>-0.12314204</text:p>
              </table:table-cell>
              <table:table-cell office:value-type="float" office:value="3249.4317368026">
                <text:p>3249.4317368026</text:p>
              </table:table-cell>
            </table:table-row>
            <table:table-row>
              <table:table-cell office:value-type="string"/>
              <table:table-cell office:value-type="float" office:value="-0.12314709">
                <text:p>-0.12314709</text:p>
              </table:table-cell>
              <table:table-cell office:value-type="float" office:value="3585.21213434656">
                <text:p>3585.21213434656</text:p>
              </table:table-cell>
            </table:table-row>
            <table:table-row>
              <table:table-cell office:value-type="string"/>
              <table:table-cell office:value-type="float" office:value="-0.12315214">
                <text:p>-0.12315214</text:p>
              </table:table-cell>
              <table:table-cell office:value-type="float" office:value="3927.37194628778">
                <text:p>3927.37194628778</text:p>
              </table:table-cell>
            </table:table-row>
            <table:table-row>
              <table:table-cell office:value-type="string"/>
              <table:table-cell office:value-type="float" office:value="-0.12315719">
                <text:p>-0.12315719</text:p>
              </table:table-cell>
              <table:table-cell office:value-type="float" office:value="4271.38723707208">
                <text:p>4271.38723707208</text:p>
              </table:table-cell>
            </table:table-row>
            <table:table-row>
              <table:table-cell office:value-type="string"/>
              <table:table-cell office:value-type="float" office:value="-0.12316224">
                <text:p>-0.12316224</text:p>
              </table:table-cell>
              <table:table-cell office:value-type="float" office:value="4612.27925130482">
                <text:p>4612.27925130482</text:p>
              </table:table-cell>
            </table:table-row>
            <table:table-row>
              <table:table-cell office:value-type="string"/>
              <table:table-cell office:value-type="float" office:value="-0.12316729">
                <text:p>-0.12316729</text:p>
              </table:table-cell>
              <table:table-cell office:value-type="float" office:value="4944.72311925629">
                <text:p>4944.72311925629</text:p>
              </table:table-cell>
            </table:table-row>
            <table:table-row>
              <table:table-cell office:value-type="string"/>
              <table:table-cell office:value-type="float" office:value="-0.12317234">
                <text:p>-0.12317234</text:p>
              </table:table-cell>
              <table:table-cell office:value-type="float" office:value="5263.17849263768">
                <text:p>5263.17849263768</text:p>
              </table:table-cell>
            </table:table-row>
            <table:table-row>
              <table:table-cell office:value-type="string"/>
              <table:table-cell office:value-type="float" office:value="-0.12317739">
                <text:p>-0.12317739</text:p>
              </table:table-cell>
              <table:table-cell office:value-type="float" office:value="5562.03804711394">
                <text:p>5562.03804711394</text:p>
              </table:table-cell>
            </table:table-row>
            <table:table-row>
              <table:table-cell office:value-type="string"/>
              <table:table-cell office:value-type="float" office:value="-0.12318245">
                <text:p>-0.12318245</text:p>
              </table:table-cell>
              <table:table-cell office:value-type="float" office:value="5836.30219089087">
                <text:p>5836.30219089087</text:p>
              </table:table-cell>
            </table:table-row>
            <table:table-row>
              <table:table-cell office:value-type="string"/>
              <table:table-cell office:value-type="float" office:value="-0.1231875">
                <text:p>-0.1231875</text:p>
              </table:table-cell>
              <table:table-cell office:value-type="float" office:value="6079.62680017332">
                <text:p>6079.62680017332</text:p>
              </table:table-cell>
            </table:table-row>
            <table:table-row>
              <table:table-cell office:value-type="string"/>
              <table:table-cell office:value-type="float" office:value="-0.12319255">
                <text:p>-0.12319255</text:p>
              </table:table-cell>
              <table:table-cell office:value-type="float" office:value="6287.75783560058">
                <text:p>6287.75783560058</text:p>
              </table:table-cell>
            </table:table-row>
            <table:table-row>
              <table:table-cell office:value-type="string"/>
              <table:table-cell office:value-type="float" office:value="-0.1231976">
                <text:p>-0.1231976</text:p>
              </table:table-cell>
              <table:table-cell office:value-type="float" office:value="6456.45947636664">
                <text:p>6456.45947636664</text:p>
              </table:table-cell>
            </table:table-row>
            <table:table-row>
              <table:table-cell office:value-type="string"/>
              <table:table-cell office:value-type="float" office:value="-0.12320265">
                <text:p>-0.12320265</text:p>
              </table:table-cell>
              <table:table-cell office:value-type="float" office:value="6582.22597674221">
                <text:p>6582.22597674221</text:p>
              </table:table-cell>
            </table:table-row>
            <table:table-row>
              <table:table-cell office:value-type="string"/>
              <table:table-cell office:value-type="float" office:value="-0.1232077">
                <text:p>-0.1232077</text:p>
              </table:table-cell>
              <table:table-cell office:value-type="float" office:value="6662.40275162117">
                <text:p>6662.40275162117</text:p>
              </table:table-cell>
            </table:table-row>
            <table:table-row>
              <table:table-cell office:value-type="string"/>
              <table:table-cell office:value-type="float" office:value="-0.12321275">
                <text:p>-0.12321275</text:p>
              </table:table-cell>
              <table:table-cell office:value-type="float" office:value="6695.27953113477">
                <text:p>6695.27953113477</text:p>
              </table:table-cell>
            </table:table-row>
            <table:table-row>
              <table:table-cell office:value-type="string"/>
              <table:table-cell office:value-type="float" office:value="-0.1232178">
                <text:p>-0.1232178</text:p>
              </table:table-cell>
              <table:table-cell office:value-type="float" office:value="6680.15101903574">
                <text:p>6680.15101903574</text:p>
              </table:table-cell>
            </table:table-row>
            <table:table-row>
              <table:table-cell office:value-type="string"/>
              <table:table-cell office:value-type="float" office:value="-0.12322285">
                <text:p>-0.12322285</text:p>
              </table:table-cell>
              <table:table-cell office:value-type="float" office:value="6617.34205011132">
                <text:p>6617.34205011132</text:p>
              </table:table-cell>
            </table:table-row>
            <table:table-row>
              <table:table-cell office:value-type="string"/>
              <table:table-cell office:value-type="float" office:value="-0.12322791">
                <text:p>-0.12322791</text:p>
              </table:table-cell>
              <table:table-cell office:value-type="float" office:value="6507.93527207898">
                <text:p>6507.93527207898</text:p>
              </table:table-cell>
            </table:table-row>
            <table:table-row>
              <table:table-cell office:value-type="string"/>
              <table:table-cell office:value-type="float" office:value="-0.12323296">
                <text:p>-0.12323296</text:p>
              </table:table-cell>
              <table:table-cell office:value-type="float" office:value="6354.68198454154">
                <text:p>6354.68198454154</text:p>
              </table:table-cell>
            </table:table-row>
            <table:table-row>
              <table:table-cell office:value-type="string"/>
              <table:table-cell office:value-type="float" office:value="-0.12323801">
                <text:p>-0.12323801</text:p>
              </table:table-cell>
              <table:table-cell office:value-type="float" office:value="6160.61621089158">
                <text:p>6160.61621089158</text:p>
              </table:table-cell>
            </table:table-row>
            <table:table-row>
              <table:table-cell office:value-type="string"/>
              <table:table-cell office:value-type="float" office:value="-0.12324306">
                <text:p>-0.12324306</text:p>
              </table:table-cell>
              <table:table-cell office:value-type="float" office:value="5929.72050124408">
                <text:p>5929.72050124408</text:p>
              </table:table-cell>
            </table:table-row>
            <table:table-row>
              <table:table-cell office:value-type="string"/>
              <table:table-cell office:value-type="float" office:value="-0.12324811">
                <text:p>-0.12324811</text:p>
              </table:table-cell>
              <table:table-cell office:value-type="float" office:value="5666.61919469755">
                <text:p>5666.61919469755</text:p>
              </table:table-cell>
            </table:table-row>
            <table:table-row>
              <table:table-cell office:value-type="string"/>
              <table:table-cell office:value-type="float" office:value="-0.12325316">
                <text:p>-0.12325316</text:p>
              </table:table-cell>
              <table:table-cell office:value-type="float" office:value="5376.42472472427">
                <text:p>5376.42472472427</text:p>
              </table:table-cell>
            </table:table-row>
            <table:table-row>
              <table:table-cell office:value-type="string"/>
              <table:table-cell office:value-type="float" office:value="-0.12325821">
                <text:p>-0.12325821</text:p>
              </table:table-cell>
              <table:table-cell office:value-type="float" office:value="5064.57313579823">
                <text:p>5064.57313579823</text:p>
              </table:table-cell>
            </table:table-row>
            <table:table-row>
              <table:table-cell office:value-type="string"/>
              <table:table-cell office:value-type="float" office:value="-0.12326326">
                <text:p>-0.12326326</text:p>
              </table:table-cell>
              <table:table-cell office:value-type="float" office:value="4736.65616728416">
                <text:p>4736.65616728416</text:p>
              </table:table-cell>
            </table:table-row>
            <table:table-row>
              <table:table-cell office:value-type="string"/>
              <table:table-cell office:value-type="float" office:value="-0.12326832">
                <text:p>-0.12326832</text:p>
              </table:table-cell>
              <table:table-cell office:value-type="float" office:value="4397.58021122278">
                <text:p>4397.58021122278</text:p>
              </table:table-cell>
            </table:table-row>
            <table:table-row>
              <table:table-cell office:value-type="string"/>
              <table:table-cell office:value-type="float" office:value="-0.12327337">
                <text:p>-0.12327337</text:p>
              </table:table-cell>
              <table:table-cell office:value-type="float" office:value="4054.11512044095">
                <text:p>4054.11512044095</text:p>
              </table:table-cell>
            </table:table-row>
            <table:table-row>
              <table:table-cell office:value-type="string"/>
              <table:table-cell office:value-type="float" office:value="-0.12327842">
                <text:p>-0.12327842</text:p>
              </table:table-cell>
              <table:table-cell office:value-type="float" office:value="3710.71944409554">
                <text:p>3710.71944409554</text:p>
              </table:table-cell>
            </table:table-row>
            <table:table-row>
              <table:table-cell office:value-type="string"/>
              <table:table-cell office:value-type="float" office:value="-0.12328347">
                <text:p>-0.12328347</text:p>
              </table:table-cell>
              <table:table-cell office:value-type="float" office:value="3372.09576127056">
                <text:p>3372.09576127056</text:p>
              </table:table-cell>
            </table:table-row>
            <table:table-row>
              <table:table-cell office:value-type="string"/>
              <table:table-cell office:value-type="float" office:value="-0.12328852">
                <text:p>-0.12328852</text:p>
              </table:table-cell>
              <table:table-cell office:value-type="float" office:value="3042.43574426147">
                <text:p>3042.43574426147</text:p>
              </table:table-cell>
            </table:table-row>
            <table:table-row>
              <table:table-cell office:value-type="string"/>
              <table:table-cell office:value-type="float" office:value="-0.12329357">
                <text:p>-0.12329357</text:p>
              </table:table-cell>
              <table:table-cell office:value-type="float" office:value="2725.3523998398">
                <text:p>2725.3523998398</text:p>
              </table:table-cell>
            </table:table-row>
            <table:table-row>
              <table:table-cell office:value-type="string"/>
              <table:table-cell office:value-type="float" office:value="-0.12329862">
                <text:p>-0.12329862</text:p>
              </table:table-cell>
              <table:table-cell office:value-type="float" office:value="2423.83835868668">
                <text:p>2423.83835868668</text:p>
              </table:table-cell>
            </table:table-row>
            <table:table-row>
              <table:table-cell office:value-type="string"/>
              <table:table-cell office:value-type="float" office:value="-0.12330367">
                <text:p>-0.12330367</text:p>
              </table:table-cell>
              <table:table-cell office:value-type="float" office:value="2140.24937089386">
                <text:p>2140.24937089386</text:p>
              </table:table-cell>
            </table:table-row>
            <table:table-row>
              <table:table-cell office:value-type="string"/>
              <table:table-cell office:value-type="float" office:value="-0.12330873">
                <text:p>-0.12330873</text:p>
              </table:table-cell>
              <table:table-cell office:value-type="float" office:value="1875.80874158933">
                <text:p>1875.80874158933</text:p>
              </table:table-cell>
            </table:table-row>
            <table:table-row>
              <table:table-cell office:value-type="string"/>
              <table:table-cell office:value-type="float" office:value="-0.12331378">
                <text:p>-0.12331378</text:p>
              </table:table-cell>
              <table:table-cell office:value-type="float" office:value="1632.68563944563">
                <text:p>1632.68563944563</text:p>
              </table:table-cell>
            </table:table-row>
            <table:table-row>
              <table:table-cell office:value-type="string"/>
              <table:table-cell office:value-type="float" office:value="-0.12331883">
                <text:p>-0.12331883</text:p>
              </table:table-cell>
              <table:table-cell office:value-type="float" office:value="1410.90030205504">
                <text:p>1410.90030205504</text:p>
              </table:table-cell>
            </table:table-row>
            <table:table-row>
              <table:table-cell office:value-type="string"/>
              <table:table-cell office:value-type="float" office:value="-0.12332388">
                <text:p>-0.12332388</text:p>
              </table:table-cell>
              <table:table-cell office:value-type="float" office:value="1210.51399887992">
                <text:p>1210.51399887992</text:p>
              </table:table-cell>
            </table:table-row>
            <table:table-row>
              <table:table-cell office:value-type="string"/>
              <table:table-cell office:value-type="float" office:value="-0.12332893">
                <text:p>-0.12332893</text:p>
              </table:table-cell>
              <table:table-cell office:value-type="float" office:value="1031.15283948424">
                <text:p>1031.15283948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3.741cm" svg:y="4.204cm" style:legend-expansion="high" chart:style-name="ch2"/>
        <chart:plot-area chart:style-name="ch3" table:cell-range-address="'Position Output'.A2:'Position Output'.A97" svg:x="0.32cm" svg:y="0.18cm" svg:width="13.101cm" svg:height="8.646cm">
          <chartooo:coordinate-region svg:x="1.894cm" svg:y="0.18cm" svg:width="11.448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sition Output'.A2:'Position Output'.A97" chart:class="chart:bar"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2321367">
                <text:p>-0.12321367</text:p>
                <draw:g>
                  <svg:desc>'Position Output'.A2:'Position Output'.A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2326649">
                <text:p>-0.12326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327242">
                <text:p>-0.12327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2324796">
                <text:p>-0.12324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31816">
                <text:p>-0.1231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2319209">
                <text:p>-0.12319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2319577">
                <text:p>-0.12319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2313813">
                <text:p>-0.12313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321769">
                <text:p>-0.12321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2318957">
                <text:p>-0.123189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232471">
                <text:p>-0.1232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2332411">
                <text:p>-0.12332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2319616">
                <text:p>-0.12319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2332893">
                <text:p>-0.12332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2324078">
                <text:p>-0.123240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2310933">
                <text:p>-0.123109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2308491">
                <text:p>-0.12308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2318088">
                <text:p>-0.12318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2328255">
                <text:p>-0.12328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2321384">
                <text:p>-0.12321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2317176">
                <text:p>-0.12317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2330962">
                <text:p>-0.12330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2330059">
                <text:p>-0.12330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2315501">
                <text:p>-0.12315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2319046">
                <text:p>-0.123190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2320186">
                <text:p>-0.123201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2324166">
                <text:p>-0.12324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2329287">
                <text:p>-0.123292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2330695">
                <text:p>-0.123306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319576">
                <text:p>-0.123195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2326355">
                <text:p>-0.12326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2319571">
                <text:p>-0.123195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2319012">
                <text:p>-0.123190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2316889">
                <text:p>-0.123168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2318771">
                <text:p>-0.123187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232278">
                <text:p>-0.1232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2317615">
                <text:p>-0.123176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2322777">
                <text:p>-0.123227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2314943">
                <text:p>-0.123149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325661">
                <text:p>-0.12325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2330026">
                <text:p>-0.12330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2328488">
                <text:p>-0.12328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2325589">
                <text:p>-0.123255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2332542">
                <text:p>-0.123325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2322516">
                <text:p>-0.123225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2319246">
                <text:p>-0.12319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2325827">
                <text:p>-0.12325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2328947">
                <text:p>-0.12328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2318306">
                <text:p>-0.12318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2322144">
                <text:p>-0.12322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2329356">
                <text:p>-0.123293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2317149">
                <text:p>-0.12317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2325721">
                <text:p>-0.123257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2330652">
                <text:p>-0.123306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310146">
                <text:p>-0.12310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2323253">
                <text:p>-0.123232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2313476">
                <text:p>-0.12313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2327655">
                <text:p>-0.123276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2320964">
                <text:p>-0.123209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23171">
                <text:p>-0.1231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2330691">
                <text:p>-0.123306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232607">
                <text:p>-0.1232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2316197">
                <text:p>-0.123161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2319784">
                <text:p>-0.123197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2325766">
                <text:p>-0.123257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2328259">
                <text:p>-0.123282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2329113">
                <text:p>-0.123291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2332059">
                <text:p>-0.123320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2318813">
                <text:p>-0.123188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2324238">
                <text:p>-0.12324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2307637">
                <text:p>-0.123076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2316944">
                <text:p>-0.123169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2312963">
                <text:p>-0.123129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2322436">
                <text:p>-0.123224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2318643">
                <text:p>-0.123186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2313186">
                <text:p>-0.12313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2317291">
                <text:p>-0.123172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2322031">
                <text:p>-0.12322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2317972">
                <text:p>-0.123179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2319768">
                <text:p>-0.123197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2323019">
                <text:p>-0.12323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2314288">
                <text:p>-0.123142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2319055">
                <text:p>-0.12319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2319547">
                <text:p>-0.123195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2326547">
                <text:p>-0.123265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2308431">
                <text:p>-0.123084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2312512">
                <text:p>-0.123125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323265">
                <text:p>-0.123232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2321552">
                <text:p>-0.123215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2316505">
                <text:p>-0.12316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2317894">
                <text:p>-0.123178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2312599">
                <text:p>-0.123125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2319972">
                <text:p>-0.123199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2320898">
                <text:p>-0.123208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2312019">
                <text:p>-0.12312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232088">
                <text:p>-0.12320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bar" chart:style-name="ch1">
        <chart:legend chart:legend-position="end" svg:x="13.856cm" svg:y="4.203cm" style:legend-expansion="high" chart:style-name="ch2"/>
        <chart:plot-area chart:style-name="ch3" table:cell-range-address="'Position Output'.I24:'Position Output'.I30" chart:data-source-has-labels="row" svg:x="0.319cm" svg:y="0.18cm" svg:width="13.218cm" svg:height="8.645cm">
          <chartooo:coordinate-region svg:x="0.94cm" svg:y="0.379cm" svg:width="12.59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sition Output'.I24:'Position Output'.I30" loext:label-string="x_values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_valu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'Position Output'.I24:'Position Output'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bar" chart:style-name="ch1">
        <chart:legend chart:legend-position="end" svg:x="13.855cm" svg:y="4.204cm" style:legend-expansion="high" chart:style-name="ch2"/>
        <chart:plot-area chart:style-name="ch3" table:cell-range-address="'Position Output'.I35:'Position Output'.I41" chart:data-source-has-labels="row" svg:x="0.319cm" svg:y="0.18cm" svg:width="13.217cm" svg:height="8.646cm">
          <chartooo:coordinate-region svg:x="0.94cm" svg:y="0.379cm" svg:width="12.59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sition Output'.I35:'Position Output'.I41" loext:label-string="y_values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_valu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'Position Output'.I35:'Position Output'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bar" chart:style-name="ch1">
        <chart:legend chart:legend-position="end" svg:x="13.856cm" svg:y="4.204cm" style:legend-expansion="high" chart:style-name="ch2"/>
        <chart:plot-area chart:style-name="ch3" table:cell-range-address="'Position Output'.I46:'Position Output'.I52" chart:data-source-has-labels="row" svg:x="0.319cm" svg:y="0.18cm" svg:width="13.218cm" svg:height="8.646cm">
          <chartooo:coordinate-region svg:x="0.94cm" svg:y="0.379cm" svg:width="12.597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sition Output'.I46:'Position Output'.I52" chart:class="chart:bar">
            <chart:data-point chart:repeated="7"/>
            <loext:propertry-mapping loext:property="BorderColor" loext:cell-range-address="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Position Output'.I46:'Position Output'.I52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105cm" svg:y="4.203cm" style:legend-expansion="high" chart:style-name="ch2"/>
        <chart:plot-area chart:style-name="ch3" table:cell-range-address="'Rotation Output'.I24:'Rotation Output'.I30" chart:data-source-has-labels="row" svg:x="0.319cm" svg:y="0.18cm" svg:width="13.467cm" svg:height="8.645cm">
          <chartooo:coordinate-region svg:x="0.94cm" svg:y="0.379cm" svg:width="12.84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otation Output'.I24:'Rotation Output'.I30" loext:label-string="theta_x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ta_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otation Output'.I24:'Rotation Output'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105cm" svg:y="4.204cm" style:legend-expansion="high" chart:style-name="ch2"/>
        <chart:plot-area chart:style-name="ch3" table:cell-range-address="'Rotation Output'.I35:'Rotation Output'.I41" chart:data-source-has-labels="row" svg:x="0.319cm" svg:y="0.18cm" svg:width="13.467cm" svg:height="8.646cm">
          <chartooo:coordinate-region svg:x="0.94cm" svg:y="0.38cm" svg:width="12.84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otation Output'.I35:'Rotation Output'.I41" loext:label-string="theta_y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ta_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Rotation Output'.I35:'Rotation Output'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105cm" svg:y="4.204cm" style:legend-expansion="high" chart:style-name="ch2"/>
        <chart:plot-area chart:style-name="ch3" table:cell-range-address="'Rotation Output'.I46:'Rotation Output'.I52" chart:data-source-has-labels="row" svg:x="0.319cm" svg:y="0.18cm" svg:width="13.467cm" svg:height="8.646cm">
          <chartooo:coordinate-region svg:x="0.94cm" svg:y="0.379cm" svg:width="12.84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otation Output'.I46:'Rotation Output'.I52" loext:label-string="theta_z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ta_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Rotation Output'.I46:'Rotation Output'.I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